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40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4" table:default-cell-style-name="ce1"/>
        <table:table-column table:style-name="co2" table:default-cell-style-name="ce1"/>
        <table:table-column table:style-name="co1" table:number-columns-repeated="16369" table:default-cell-style-name="ce1"/>
        <table:table-row table:style-name="ro1">
          <table:table-cell table:style-name="ce1"/>
          <table:table-cell office:value-type="string" table:style-name="ce1">
            <text:p>Dziennie</text:p>
          </table:table-cell>
          <table:table-cell table:number-columns-repeated="3" table:style-name="ce1"/>
          <table:table-cell office:value-type="string" table:style-name="ce1">
            <text:p>Narastająco</text:p>
          </table:table-cell>
          <table:table-cell table:number-columns-repeated="3" table:style-name="ce1"/>
          <table:table-cell office:value-type="string" table:style-name="ce1">
            <text:p>Średnia z dwóch tygodni</text:p>
          </table:table-cell>
          <table:table-cell table:number-columns-repeated="3" table:style-name="ce1"/>
          <table:table-cell office:value-type="string" table:style-name="ce1">
            <text:p>logarytm średnich</text:p>
          </table:table-cell>
          <table:table-cell table:number-columns-repeated="4" table:style-name="ce1"/>
          <table:table-cell table:style-name="ce1">
            <draw:frame draw:z-index="1" draw:id="id0" draw:style-name="a0" draw:name="Wykres 21" svg:x="0.01042in" svg:y="0.17708in" svg:width="10.60417in" svg:height="5.96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taly<text:s/></text:p>
          </table:table-cell>
          <table:table-cell table:style-name="ce1"/>
          <table:table-cell office:value-type="string" table:style-name="ce1">
            <text:p>German</text:p>
          </table:table-cell>
          <table:table-cell table:style-name="ce1"/>
          <table:table-cell office:value-type="string" table:style-name="ce1">
            <text:p>Italy<text:s/></text:p>
          </table:table-cell>
          <table:table-cell table:style-name="ce1"/>
          <table:table-cell office:value-type="string" table:style-name="ce1">
            <text:p>German</text:p>
          </table:table-cell>
          <table:table-cell table:style-name="ce1"/>
          <table:table-cell office:value-type="string" table:style-name="ce1">
            <text:p>Italy<text:s/></text:p>
          </table:table-cell>
          <table:table-cell table:style-name="ce1"/>
          <table:table-cell office:value-type="string" table:style-name="ce1">
            <text:p>German</text:p>
          </table:table-cell>
          <table:table-cell table:style-name="ce1"/>
          <table:table-cell office:value-type="string" table:style-name="ce1">
            <text:p>Italy<text:s/></text:p>
          </table:table-cell>
          <table:table-cell table:style-name="ce1"/>
          <table:table-cell office:value-type="string" table:style-name="ce1">
            <text:p>German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Cases</text:p>
          </table:table-cell>
          <table:table-cell office:value-type="string" table:style-name="ce1">
            <text:p>Deaths</text:p>
          </table:table-cell>
          <table:table-cell office:value-type="string" table:style-name="ce1">
            <text:p>Cases</text:p>
          </table:table-cell>
          <table:table-cell office:value-type="string" table:style-name="ce1">
            <text:p>Deaths</text:p>
          </table:table-cell>
          <table:table-cell office:value-type="string" table:style-name="ce1">
            <text:p>Cases</text:p>
          </table:table-cell>
          <table:table-cell office:value-type="string" table:style-name="ce1">
            <text:p>Deaths</text:p>
          </table:table-cell>
          <table:table-cell office:value-type="string" table:style-name="ce1">
            <text:p>Cases</text:p>
          </table:table-cell>
          <table:table-cell office:value-type="string" table:style-name="ce1">
            <text:p>Deaths</text:p>
          </table:table-cell>
          <table:table-cell office:value-type="string" table:style-name="ce1">
            <text:p>Cases</text:p>
          </table:table-cell>
          <table:table-cell office:value-type="string" table:style-name="ce1">
            <text:p>Deaths</text:p>
          </table:table-cell>
          <table:table-cell office:value-type="string" table:style-name="ce1">
            <text:p>Cases</text:p>
          </table:table-cell>
          <table:table-cell office:value-type="string" table:style-name="ce1">
            <text:p>Deaths</text:p>
          </table:table-cell>
          <table:table-cell office:value-type="string" table:style-name="ce1">
            <text:p>Cases</text:p>
          </table:table-cell>
          <table:table-cell office:value-type="string" table:style-name="ce1">
            <text:p>Deaths</text:p>
          </table:table-cell>
          <table:table-cell office:value-type="string" table:style-name="ce1">
            <text:p>Cases</text:p>
          </table:table-cell>
          <table:table-cell office:value-type="string" table:style-name="ce1">
            <text:p>Deaths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 23<text:s/></text:p>
          </table:table-cell>
          <table:table-cell table:number-columns-repeated="4" table:style-name="ce3"/>
          <table:table-cell office:value-type="float" office:value="0" table:formula="of:=SUM([.B4])" table:style-name="ce1">
            <text:p>0</text:p>
          </table:table-cell>
          <table:table-cell office:value-type="float" office:value="0" table:formula="of:=SUM([.C4])" table:style-name="ce1">
            <text:p>0</text:p>
          </table:table-cell>
          <table:table-cell office:value-type="float" office:value="0" table:formula="of:=SUM([.D4])" table:style-name="ce1">
            <text:p>0</text:p>
          </table:table-cell>
          <table:table-cell office:value-type="float" office:value="0" table:formula="of:=SUM([.E4])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 24<text:s/></text:p>
          </table:table-cell>
          <table:table-cell table:number-columns-repeated="4" table:style-name="ce3"/>
          <table:table-cell office:value-type="float" office:value="0" table:formula="of:=SUM([.B$4:.B5])" table:style-name="ce1">
            <text:p>0</text:p>
          </table:table-cell>
          <table:table-cell office:value-type="float" office:value="0" table:formula="of:=SUM([.C$4:.C5])" table:style-name="ce1">
            <text:p>0</text:p>
          </table:table-cell>
          <table:table-cell office:value-type="float" office:value="0" table:formula="of:=SUM([.D$4:.D5])" table:style-name="ce1">
            <text:p>0</text:p>
          </table:table-cell>
          <table:table-cell office:value-type="float" office:value="0" table:formula="of:=SUM([.E$4:.E5])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 25<text:s/></text:p>
          </table:table-cell>
          <table:table-cell table:number-columns-repeated="4" table:style-name="ce3"/>
          <table:table-cell office:value-type="float" office:value="0" table:formula="of:=SUM([.B$4:.B6])" table:style-name="ce1">
            <text:p>0</text:p>
          </table:table-cell>
          <table:table-cell office:value-type="float" office:value="0" table:formula="of:=SUM([.C$4:.C6])" table:style-name="ce1">
            <text:p>0</text:p>
          </table:table-cell>
          <table:table-cell office:value-type="float" office:value="0" table:formula="of:=SUM([.D$4:.D6])" table:style-name="ce1">
            <text:p>0</text:p>
          </table:table-cell>
          <table:table-cell office:value-type="float" office:value="0" table:formula="of:=SUM([.E$4:.E6])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 26<text:s/></text:p>
          </table:table-cell>
          <table:table-cell table:number-columns-repeated="4" table:style-name="ce3"/>
          <table:table-cell office:value-type="float" office:value="0" table:formula="of:=SUM([.B$4:.B7])" table:style-name="ce1">
            <text:p>0</text:p>
          </table:table-cell>
          <table:table-cell office:value-type="float" office:value="0" table:formula="of:=SUM([.C$4:.C7])" table:style-name="ce1">
            <text:p>0</text:p>
          </table:table-cell>
          <table:table-cell office:value-type="float" office:value="0" table:formula="of:=SUM([.D$4:.D7])" table:style-name="ce1">
            <text:p>0</text:p>
          </table:table-cell>
          <table:table-cell office:value-type="float" office:value="0" table:formula="of:=SUM([.E$4:.E7])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 27<text:s/></text:p>
          </table:table-cell>
          <table:table-cell table:number-columns-repeated="4" table:style-name="ce3"/>
          <table:table-cell office:value-type="float" office:value="0" table:formula="of:=SUM([.B$4:.B8])" table:style-name="ce1">
            <text:p>0</text:p>
          </table:table-cell>
          <table:table-cell office:value-type="float" office:value="0" table:formula="of:=SUM([.C$4:.C8])" table:style-name="ce1">
            <text:p>0</text:p>
          </table:table-cell>
          <table:table-cell office:value-type="float" office:value="0" table:formula="of:=SUM([.D$4:.D8])" table:style-name="ce1">
            <text:p>0</text:p>
          </table:table-cell>
          <table:table-cell office:value-type="float" office:value="0" table:formula="of:=SUM([.E$4:.E8])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 28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0" table:formula="of:=SUM([.B$4:.B9])" table:style-name="ce1">
            <text:p>0</text:p>
          </table:table-cell>
          <table:table-cell office:value-type="float" office:value="0" table:formula="of:=SUM([.C$4:.C9])" table:style-name="ce1">
            <text:p>0</text:p>
          </table:table-cell>
          <table:table-cell office:value-type="float" office:value="1" table:formula="of:=SUM([.D$4:.D9])" table:style-name="ce1">
            <text:p>1</text:p>
          </table:table-cell>
          <table:table-cell office:value-type="float" office:value="0" table:formula="of:=SUM([.E$4:.E9])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 29<text:s/></text:p>
          </table:table-cell>
          <table:table-cell table:number-columns-repeated="2" table:style-name="ce3"/>
          <table:table-cell office:value-type="float" office:value="3" table:style-name="ce3">
            <text:p>3</text:p>
          </table:table-cell>
          <table:table-cell table:style-name="ce3"/>
          <table:table-cell office:value-type="float" office:value="0" table:formula="of:=SUM([.B$4:.B10])" table:style-name="ce1">
            <text:p>0</text:p>
          </table:table-cell>
          <table:table-cell office:value-type="float" office:value="0" table:formula="of:=SUM([.C$4:.C10])" table:style-name="ce1">
            <text:p>0</text:p>
          </table:table-cell>
          <table:table-cell office:value-type="float" office:value="4" table:formula="of:=SUM([.D$4:.D10])" table:style-name="ce1">
            <text:p>4</text:p>
          </table:table-cell>
          <table:table-cell office:value-type="float" office:value="0" table:formula="of:=SUM([.E$4:.E10])" table:style-name="ce1">
            <text:p>0</text:p>
          </table:table-cell>
          <table:table-cell table:style-name="ce1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1">
            <text:p>I 30<text:s/></text:p>
          </table:table-cell>
          <table:table-cell table:number-columns-repeated="4" table:style-name="ce3"/>
          <table:table-cell office:value-type="float" office:value="0" table:formula="of:=SUM([.B$4:.B11])" table:style-name="ce1">
            <text:p>0</text:p>
          </table:table-cell>
          <table:table-cell office:value-type="float" office:value="0" table:formula="of:=SUM([.C$4:.C11])" table:style-name="ce1">
            <text:p>0</text:p>
          </table:table-cell>
          <table:table-cell office:value-type="float" office:value="4" table:formula="of:=SUM([.D$4:.D11])" table:style-name="ce1">
            <text:p>4</text:p>
          </table:table-cell>
          <table:table-cell office:value-type="float" office:value="0" table:formula="of:=SUM([.E$4:.E11])" table:style-name="ce1">
            <text:p>0</text:p>
          </table:table-cell>
          <table:table-cell table:style-name="ce1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1">
            <text:p>I 31<text:s/>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formula="of:=SUM([.B$4:.B12])" table:style-name="ce1">
            <text:p>2</text:p>
          </table:table-cell>
          <table:table-cell office:value-type="float" office:value="0" table:formula="of:=SUM([.C$4:.C12])" table:style-name="ce1">
            <text:p>0</text:p>
          </table:table-cell>
          <table:table-cell office:value-type="float" office:value="5" table:formula="of:=SUM([.D$4:.D12])" table:style-name="ce1">
            <text:p>5</text:p>
          </table:table-cell>
          <table:table-cell office:value-type="float" office:value="0" table:formula="of:=SUM([.E$4:.E12])" table:style-name="ce1">
            <text:p>0</text:p>
          </table:table-cell>
          <table:table-cell table:style-name="ce1"/>
          <table:table-cell table:number-columns-repeated="3" table:style-name="ce2"/>
          <table:table-cell table:number-columns-repeated="16371" table:style-name="ce1"/>
        </table:table-row>
        <table:table-row table:style-name="ro1">
          <table:table-cell office:value-type="string" table:style-name="ce1">
            <text:p>II 1<text:s/>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formula="of:=SUM([.B$4:.B13])" table:style-name="ce1">
            <text:p>2</text:p>
          </table:table-cell>
          <table:table-cell office:value-type="float" office:value="0" table:formula="of:=SUM([.C$4:.C13])" table:style-name="ce1">
            <text:p>0</text:p>
          </table:table-cell>
          <table:table-cell office:value-type="float" office:value="7" table:formula="of:=SUM([.D$4:.D13])" table:style-name="ce1">
            <text:p>7</text:p>
          </table:table-cell>
          <table:table-cell office:value-type="float" office:value="0" table:formula="of:=SUM([.E$4:.E13])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I 2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2" table:formula="of:=SUM([.B$4:.B14])" table:style-name="ce1">
            <text:p>2</text:p>
          </table:table-cell>
          <table:table-cell office:value-type="float" office:value="0" table:formula="of:=SUM([.C$4:.C14])" table:style-name="ce1">
            <text:p>0</text:p>
          </table:table-cell>
          <table:table-cell office:value-type="float" office:value="8" table:formula="of:=SUM([.D$4:.D14])" table:style-name="ce1">
            <text:p>8</text:p>
          </table:table-cell>
          <table:table-cell office:value-type="float" office:value="0" table:formula="of:=SUM([.E$4:.E14])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I 3<text:s/>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formula="of:=SUM([.B$4:.B15])" table:style-name="ce1">
            <text:p>2</text:p>
          </table:table-cell>
          <table:table-cell office:value-type="float" office:value="0" table:formula="of:=SUM([.C$4:.C15])" table:style-name="ce1">
            <text:p>0</text:p>
          </table:table-cell>
          <table:table-cell office:value-type="float" office:value="10" table:formula="of:=SUM([.D$4:.D15])" table:style-name="ce1">
            <text:p>10</text:p>
          </table:table-cell>
          <table:table-cell office:value-type="float" office:value="0" table:formula="of:=SUM([.E$4:.E15])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I 4<text:s/>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2" table:formula="of:=SUM([.B$4:.B16])" table:style-name="ce1">
            <text:p>2</text:p>
          </table:table-cell>
          <table:table-cell office:value-type="float" office:value="0" table:formula="of:=SUM([.C$4:.C16])" table:style-name="ce1">
            <text:p>0</text:p>
          </table:table-cell>
          <table:table-cell office:value-type="float" office:value="12" table:formula="of:=SUM([.D$4:.D16])" table:style-name="ce1">
            <text:p>12</text:p>
          </table:table-cell>
          <table:table-cell office:value-type="float" office:value="0" table:formula="of:=SUM([.E$4:.E16])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II 5<text:s/></text:p>
          </table:table-cell>
          <table:table-cell table:number-columns-repeated="4" table:style-name="ce3"/>
          <table:table-cell office:value-type="float" office:value="2" table:formula="of:=SUM([.B$4:.B17])" table:style-name="ce1">
            <text:p>2</text:p>
          </table:table-cell>
          <table:table-cell office:value-type="float" office:value="0" table:formula="of:=SUM([.C$4:.C17])" table:style-name="ce1">
            <text:p>0</text:p>
          </table:table-cell>
          <table:table-cell office:value-type="float" office:value="12" table:formula="of:=SUM([.D$4:.D17])" table:style-name="ce1">
            <text:p>12</text:p>
          </table:table-cell>
          <table:table-cell office:value-type="float" office:value="0" table:formula="of:=SUM([.E$4:.E17])" table:style-name="ce1">
            <text:p>0</text:p>
          </table:table-cell>
          <table:table-cell office:value-type="float" office:value="0.8571428571428571" table:formula="of:=AVERAGE([.F4:.F17])" table:style-name="ce1">
            <text:p>0,857142857</text:p>
          </table:table-cell>
          <table:table-cell office:value-type="float" office:value="0" table:formula="of:=AVERAGE([.G4:.G17])" table:style-name="ce1">
            <text:p>0</text:p>
          </table:table-cell>
          <table:table-cell office:value-type="float" office:value="4.5" table:formula="of:=AVERAGE([.H4:.H17])" table:style-name="ce1">
            <text:p>4,5</text:p>
          </table:table-cell>
          <table:table-cell office:value-type="float" office:value="0" table:formula="of:=AVERAGE([.I4:.I17])" table:style-name="ce1">
            <text:p>0</text:p>
          </table:table-cell>
          <table:table-cell office:value-type="float" office:value="-0.15415067982725836" table:formula="of:=LN([.J17])" table:style-name="ce1">
            <text:p>-0,15415068</text:p>
          </table:table-cell>
          <table:table-cell office:value-type="float" office:value="0" table:formula="of:=LN([.K17])" table:style-name="ce1">
            <text:p>#LICZBA!</text:p>
          </table:table-cell>
          <table:table-cell office:value-type="float" office:value="1.5040773967762742" table:formula="of:=LN([.L17])" table:style-name="ce1">
            <text:p>1,504077397</text:p>
          </table:table-cell>
          <table:table-cell office:value-type="float" office:value="0" table:formula="of:=LN([.M17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6<text:s/></text:p>
          </table:table-cell>
          <table:table-cell table:number-columns-repeated="4" table:style-name="ce3"/>
          <table:table-cell office:value-type="float" office:value="2" table:formula="of:=SUM([.B$4:.B18])" table:style-name="ce1">
            <text:p>2</text:p>
          </table:table-cell>
          <table:table-cell office:value-type="float" office:value="0" table:formula="of:=SUM([.C$4:.C18])" table:style-name="ce1">
            <text:p>0</text:p>
          </table:table-cell>
          <table:table-cell office:value-type="float" office:value="12" table:formula="of:=SUM([.D$4:.D18])" table:style-name="ce1">
            <text:p>12</text:p>
          </table:table-cell>
          <table:table-cell office:value-type="float" office:value="0" table:formula="of:=SUM([.E$4:.E18])" table:style-name="ce1">
            <text:p>0</text:p>
          </table:table-cell>
          <table:table-cell office:value-type="float" office:value="1" table:formula="of:=AVERAGE([.F5:.F18])" table:style-name="ce1">
            <text:p>1</text:p>
          </table:table-cell>
          <table:table-cell office:value-type="float" office:value="0" table:formula="of:=AVERAGE([.G5:.G18])" table:style-name="ce1">
            <text:p>0</text:p>
          </table:table-cell>
          <table:table-cell office:value-type="float" office:value="5.3571428571428568" table:formula="of:=AVERAGE([.H5:.H18])" table:style-name="ce1">
            <text:p>5,357142857</text:p>
          </table:table-cell>
          <table:table-cell office:value-type="float" office:value="0" table:formula="of:=AVERAGE([.I5:.I18])" table:style-name="ce1">
            <text:p>0</text:p>
          </table:table-cell>
          <table:table-cell office:value-type="float" office:value="0" table:formula="of:=LN([.J18])" table:style-name="ce1">
            <text:p>0</text:p>
          </table:table-cell>
          <table:table-cell office:value-type="float" office:value="0" table:formula="of:=LN([.K18])" table:style-name="ce1">
            <text:p>#LICZBA!</text:p>
          </table:table-cell>
          <table:table-cell office:value-type="float" office:value="1.6784307839210517" table:formula="of:=LN([.L18])" table:style-name="ce1">
            <text:p>1,678430784</text:p>
          </table:table-cell>
          <table:table-cell office:value-type="float" office:value="0" table:formula="of:=LN([.M18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7<text:s/>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formula="of:=SUM([.B$4:.B19])" table:style-name="ce1">
            <text:p>3</text:p>
          </table:table-cell>
          <table:table-cell office:value-type="float" office:value="0" table:formula="of:=SUM([.C$4:.C19])" table:style-name="ce1">
            <text:p>0</text:p>
          </table:table-cell>
          <table:table-cell office:value-type="float" office:value="13" table:formula="of:=SUM([.D$4:.D19])" table:style-name="ce1">
            <text:p>13</text:p>
          </table:table-cell>
          <table:table-cell office:value-type="float" office:value="0" table:formula="of:=SUM([.E$4:.E19])" table:style-name="ce1">
            <text:p>0</text:p>
          </table:table-cell>
          <table:table-cell office:value-type="float" office:value="1.2142857142857142" table:formula="of:=AVERAGE([.F6:.F19])" table:style-name="ce1">
            <text:p>1,214285714</text:p>
          </table:table-cell>
          <table:table-cell office:value-type="float" office:value="0" table:formula="of:=AVERAGE([.G6:.G19])" table:style-name="ce1">
            <text:p>0</text:p>
          </table:table-cell>
          <table:table-cell office:value-type="float" office:value="6.2857142857142856" table:formula="of:=AVERAGE([.H6:.H19])" table:style-name="ce1">
            <text:p>6,285714286</text:p>
          </table:table-cell>
          <table:table-cell office:value-type="float" office:value="0" table:formula="of:=AVERAGE([.I6:.I19])" table:style-name="ce1">
            <text:p>0</text:p>
          </table:table-cell>
          <table:table-cell office:value-type="float" office:value="0.1941560144409574" table:formula="of:=LN([.J19])" table:style-name="ce1">
            <text:p>0,194156014</text:p>
          </table:table-cell>
          <table:table-cell office:value-type="float" office:value="0" table:formula="of:=LN([.K19])" table:style-name="ce1">
            <text:p>#LICZBA!</text:p>
          </table:table-cell>
          <table:table-cell office:value-type="float" office:value="1.8382794848629478" table:formula="of:=LN([.L19])" table:style-name="ce1">
            <text:p>1,838279485</text:p>
          </table:table-cell>
          <table:table-cell office:value-type="float" office:value="0" table:formula="of:=LN([.M19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8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table:style-name="ce3"/>
          <table:table-cell office:value-type="float" office:value="3" table:formula="of:=SUM([.B$4:.B20])" table:style-name="ce1">
            <text:p>3</text:p>
          </table:table-cell>
          <table:table-cell office:value-type="float" office:value="0" table:formula="of:=SUM([.C$4:.C20])" table:style-name="ce1">
            <text:p>0</text:p>
          </table:table-cell>
          <table:table-cell office:value-type="float" office:value="14" table:formula="of:=SUM([.D$4:.D20])" table:style-name="ce1">
            <text:p>14</text:p>
          </table:table-cell>
          <table:table-cell office:value-type="float" office:value="0" table:formula="of:=SUM([.E$4:.E20])" table:style-name="ce1">
            <text:p>0</text:p>
          </table:table-cell>
          <table:table-cell office:value-type="float" office:value="1.4285714285714286" table:formula="of:=AVERAGE([.F7:.F20])" table:style-name="ce1">
            <text:p>1,428571429</text:p>
          </table:table-cell>
          <table:table-cell office:value-type="float" office:value="0" table:formula="of:=AVERAGE([.G7:.G20])" table:style-name="ce1">
            <text:p>0</text:p>
          </table:table-cell>
          <table:table-cell office:value-type="float" office:value="7.2857142857142856" table:formula="of:=AVERAGE([.H7:.H20])" table:style-name="ce1">
            <text:p>7,285714286</text:p>
          </table:table-cell>
          <table:table-cell office:value-type="float" office:value="0" table:formula="of:=AVERAGE([.I7:.I20])" table:style-name="ce1">
            <text:p>0</text:p>
          </table:table-cell>
          <table:table-cell office:value-type="float" office:value="0.35667494393873239" table:formula="of:=LN([.J20])" table:style-name="ce1">
            <text:p>0,356674944</text:p>
          </table:table-cell>
          <table:table-cell office:value-type="float" office:value="0" table:formula="of:=LN([.K20])" table:style-name="ce1">
            <text:p>#LICZBA!</text:p>
          </table:table-cell>
          <table:table-cell office:value-type="float" office:value="1.9859154836690125" table:formula="of:=LN([.L20])" table:style-name="ce1">
            <text:p>1,985915484</text:p>
          </table:table-cell>
          <table:table-cell office:value-type="float" office:value="0" table:formula="of:=LN([.M20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9<text:s/></text:p>
          </table:table-cell>
          <table:table-cell table:number-columns-repeated="4" table:style-name="ce3"/>
          <table:table-cell office:value-type="float" office:value="3" table:formula="of:=SUM([.B$4:.B21])" table:style-name="ce1">
            <text:p>3</text:p>
          </table:table-cell>
          <table:table-cell office:value-type="float" office:value="0" table:formula="of:=SUM([.C$4:.C21])" table:style-name="ce1">
            <text:p>0</text:p>
          </table:table-cell>
          <table:table-cell office:value-type="float" office:value="14" table:formula="of:=SUM([.D$4:.D21])" table:style-name="ce1">
            <text:p>14</text:p>
          </table:table-cell>
          <table:table-cell office:value-type="float" office:value="0" table:formula="of:=SUM([.E$4:.E21])" table:style-name="ce1">
            <text:p>0</text:p>
          </table:table-cell>
          <table:table-cell office:value-type="float" office:value="1.6428571428571428" table:formula="of:=AVERAGE([.F8:.F21])" table:style-name="ce1">
            <text:p>1,642857143</text:p>
          </table:table-cell>
          <table:table-cell office:value-type="float" office:value="0" table:formula="of:=AVERAGE([.G8:.G21])" table:style-name="ce1">
            <text:p>0</text:p>
          </table:table-cell>
          <table:table-cell office:value-type="float" office:value="8.2857142857142865" table:formula="of:=AVERAGE([.H8:.H21])" table:style-name="ce1">
            <text:p>8,285714286</text:p>
          </table:table-cell>
          <table:table-cell office:value-type="float" office:value="0" table:formula="of:=AVERAGE([.I8:.I21])" table:style-name="ce1">
            <text:p>0</text:p>
          </table:table-cell>
          <table:table-cell office:value-type="float" office:value="0.49643688631389105" table:formula="of:=LN([.J21])" table:style-name="ce1">
            <text:p>0,496436886</text:p>
          </table:table-cell>
          <table:table-cell office:value-type="float" office:value="0" table:formula="of:=LN([.K21])" table:style-name="ce1">
            <text:p>#LICZBA!</text:p>
          </table:table-cell>
          <table:table-cell office:value-type="float" office:value="2.1145328614911061" table:formula="of:=LN([.L21])" table:style-name="ce1">
            <text:p>2,114532861</text:p>
          </table:table-cell>
          <table:table-cell office:value-type="float" office:value="0" table:formula="of:=LN([.M21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10<text:s/></text:p>
          </table:table-cell>
          <table:table-cell table:number-columns-repeated="4" table:style-name="ce3"/>
          <table:table-cell office:value-type="float" office:value="3" table:formula="of:=SUM([.B$4:.B22])" table:style-name="ce1">
            <text:p>3</text:p>
          </table:table-cell>
          <table:table-cell office:value-type="float" office:value="0" table:formula="of:=SUM([.C$4:.C22])" table:style-name="ce1">
            <text:p>0</text:p>
          </table:table-cell>
          <table:table-cell office:value-type="float" office:value="14" table:formula="of:=SUM([.D$4:.D22])" table:style-name="ce1">
            <text:p>14</text:p>
          </table:table-cell>
          <table:table-cell office:value-type="float" office:value="0" table:formula="of:=SUM([.E$4:.E22])" table:style-name="ce1">
            <text:p>0</text:p>
          </table:table-cell>
          <table:table-cell office:value-type="float" office:value="1.8571428571428572" table:formula="of:=AVERAGE([.F9:.F22])" table:style-name="ce1">
            <text:p>1,857142857</text:p>
          </table:table-cell>
          <table:table-cell office:value-type="float" office:value="0" table:formula="of:=AVERAGE([.G9:.G22])" table:style-name="ce1">
            <text:p>0</text:p>
          </table:table-cell>
          <table:table-cell office:value-type="float" office:value="9.2857142857142865" table:formula="of:=AVERAGE([.H9:.H22])" table:style-name="ce1">
            <text:p>9,285714286</text:p>
          </table:table-cell>
          <table:table-cell office:value-type="float" office:value="0" table:formula="of:=AVERAGE([.I9:.I22])" table:style-name="ce1">
            <text:p>0</text:p>
          </table:table-cell>
          <table:table-cell office:value-type="float" office:value="0.61903920840622351" table:formula="of:=LN([.J22])" table:style-name="ce1">
            <text:p>0,619039208</text:p>
          </table:table-cell>
          <table:table-cell office:value-type="float" office:value="0" table:formula="of:=LN([.K22])" table:style-name="ce1">
            <text:p>#LICZBA!</text:p>
          </table:table-cell>
          <table:table-cell office:value-type="float" office:value="2.2284771208403238" table:formula="of:=LN([.L22])" table:style-name="ce1">
            <text:p>2,228477121</text:p>
          </table:table-cell>
          <table:table-cell office:value-type="float" office:value="0" table:formula="of:=LN([.M22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11<text:s/></text:p>
          </table:table-cell>
          <table:table-cell table:number-columns-repeated="4" table:style-name="ce3"/>
          <table:table-cell office:value-type="float" office:value="3" table:formula="of:=SUM([.B$4:.B23])" table:style-name="ce1">
            <text:p>3</text:p>
          </table:table-cell>
          <table:table-cell office:value-type="float" office:value="0" table:formula="of:=SUM([.C$4:.C23])" table:style-name="ce1">
            <text:p>0</text:p>
          </table:table-cell>
          <table:table-cell office:value-type="float" office:value="14" table:formula="of:=SUM([.D$4:.D23])" table:style-name="ce1">
            <text:p>14</text:p>
          </table:table-cell>
          <table:table-cell office:value-type="float" office:value="0" table:formula="of:=SUM([.E$4:.E23])" table:style-name="ce1">
            <text:p>0</text:p>
          </table:table-cell>
          <table:table-cell office:value-type="float" office:value="2.0714285714285716" table:formula="of:=AVERAGE([.F10:.F23])" table:style-name="ce1">
            <text:p>2,071428571</text:p>
          </table:table-cell>
          <table:table-cell office:value-type="float" office:value="0" table:formula="of:=AVERAGE([.G10:.G23])" table:style-name="ce1">
            <text:p>0</text:p>
          </table:table-cell>
          <table:table-cell office:value-type="float" office:value="10.214285714285714" table:formula="of:=AVERAGE([.H10:.H23])" table:style-name="ce1">
            <text:p>10,21428571</text:p>
          </table:table-cell>
          <table:table-cell office:value-type="float" office:value="0" table:formula="of:=AVERAGE([.I10:.I23])" table:style-name="ce1">
            <text:p>0</text:p>
          </table:table-cell>
          <table:table-cell office:value-type="float" office:value="0.72823850037121551" table:formula="of:=LN([.J23])" table:style-name="ce1">
            <text:p>0,7282385</text:p>
          </table:table-cell>
          <table:table-cell office:value-type="float" office:value="0" table:formula="of:=LN([.K23])" table:style-name="ce1">
            <text:p>#LICZBA!</text:p>
          </table:table-cell>
          <table:table-cell office:value-type="float" office:value="2.3237873006446486" table:formula="of:=LN([.L23])" table:style-name="ce1">
            <text:p>2,323787301</text:p>
          </table:table-cell>
          <table:table-cell office:value-type="float" office:value="0" table:formula="of:=LN([.M23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12<text:s/>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" table:formula="of:=SUM([.B$4:.B24])" table:style-name="ce1">
            <text:p>3</text:p>
          </table:table-cell>
          <table:table-cell office:value-type="float" office:value="0" table:formula="of:=SUM([.C$4:.C24])" table:style-name="ce1">
            <text:p>0</text:p>
          </table:table-cell>
          <table:table-cell office:value-type="float" office:value="16" table:formula="of:=SUM([.D$4:.D24])" table:style-name="ce1">
            <text:p>16</text:p>
          </table:table-cell>
          <table:table-cell office:value-type="float" office:value="0" table:formula="of:=SUM([.E$4:.E24])" table:style-name="ce1">
            <text:p>0</text:p>
          </table:table-cell>
          <table:table-cell office:value-type="float" office:value="2.2857142857142856" table:formula="of:=AVERAGE([.F11:.F24])" table:style-name="ce1">
            <text:p>2,285714286</text:p>
          </table:table-cell>
          <table:table-cell office:value-type="float" office:value="0" table:formula="of:=AVERAGE([.G11:.G24])" table:style-name="ce1">
            <text:p>0</text:p>
          </table:table-cell>
          <table:table-cell office:value-type="float" office:value="11.071428571428571" table:formula="of:=AVERAGE([.H11:.H24])" table:style-name="ce1">
            <text:p>11,07142857</text:p>
          </table:table-cell>
          <table:table-cell office:value-type="float" office:value="0" table:formula="of:=AVERAGE([.I11:.I24])" table:style-name="ce1">
            <text:p>0</text:p>
          </table:table-cell>
          <table:table-cell office:value-type="float" office:value="0.82667857318446791" table:formula="of:=LN([.J24])" table:style-name="ce1">
            <text:p>0,826678573</text:p>
          </table:table-cell>
          <table:table-cell office:value-type="float" office:value="0" table:formula="of:=LN([.K24])" table:style-name="ce1">
            <text:p>#LICZBA!</text:p>
          </table:table-cell>
          <table:table-cell office:value-type="float" office:value="2.4043677873039879" table:formula="of:=LN([.L24])" table:style-name="ce1">
            <text:p>2,404367787</text:p>
          </table:table-cell>
          <table:table-cell office:value-type="float" office:value="0" table:formula="of:=LN([.M24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13<text:s/></text:p>
          </table:table-cell>
          <table:table-cell table:number-columns-repeated="4" table:style-name="ce3"/>
          <table:table-cell office:value-type="float" office:value="3" table:formula="of:=SUM([.B$4:.B25])" table:style-name="ce1">
            <text:p>3</text:p>
          </table:table-cell>
          <table:table-cell office:value-type="float" office:value="0" table:formula="of:=SUM([.C$4:.C25])" table:style-name="ce1">
            <text:p>0</text:p>
          </table:table-cell>
          <table:table-cell office:value-type="float" office:value="16" table:formula="of:=SUM([.D$4:.D25])" table:style-name="ce1">
            <text:p>16</text:p>
          </table:table-cell>
          <table:table-cell office:value-type="float" office:value="0" table:formula="of:=SUM([.E$4:.E25])" table:style-name="ce1">
            <text:p>0</text:p>
          </table:table-cell>
          <table:table-cell office:value-type="float" office:value="2.5" table:formula="of:=AVERAGE([.F12:.F25])" table:style-name="ce1">
            <text:p>2,5</text:p>
          </table:table-cell>
          <table:table-cell office:value-type="float" office:value="0" table:formula="of:=AVERAGE([.G12:.G25])" table:style-name="ce1">
            <text:p>0</text:p>
          </table:table-cell>
          <table:table-cell office:value-type="float" office:value="11.928571428571429" table:formula="of:=AVERAGE([.H12:.H25])" table:style-name="ce1">
            <text:p>11,92857143</text:p>
          </table:table-cell>
          <table:table-cell office:value-type="float" office:value="0" table:formula="of:=AVERAGE([.I12:.I25])" table:style-name="ce1">
            <text:p>0</text:p>
          </table:table-cell>
          <table:table-cell office:value-type="float" office:value="0.91629073187415511" table:formula="of:=LN([.J25])" table:style-name="ce1">
            <text:p>0,916290732</text:p>
          </table:table-cell>
          <table:table-cell office:value-type="float" office:value="0" table:formula="of:=LN([.K25])" table:style-name="ce1">
            <text:p>#LICZBA!</text:p>
          </table:table-cell>
          <table:table-cell office:value-type="float" office:value="2.4789364828014966" table:formula="of:=LN([.L25])" table:style-name="ce1">
            <text:p>2,478936483</text:p>
          </table:table-cell>
          <table:table-cell office:value-type="float" office:value="0" table:formula="of:=LN([.M25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14<text:s/></text:p>
          </table:table-cell>
          <table:table-cell table:number-columns-repeated="4" table:style-name="ce3"/>
          <table:table-cell office:value-type="float" office:value="3" table:formula="of:=SUM([.B$4:.B26])" table:style-name="ce1">
            <text:p>3</text:p>
          </table:table-cell>
          <table:table-cell office:value-type="float" office:value="0" table:formula="of:=SUM([.C$4:.C26])" table:style-name="ce1">
            <text:p>0</text:p>
          </table:table-cell>
          <table:table-cell office:value-type="float" office:value="16" table:formula="of:=SUM([.D$4:.D26])" table:style-name="ce1">
            <text:p>16</text:p>
          </table:table-cell>
          <table:table-cell office:value-type="float" office:value="0" table:formula="of:=SUM([.E$4:.E26])" table:style-name="ce1">
            <text:p>0</text:p>
          </table:table-cell>
          <table:table-cell office:value-type="float" office:value="2.5714285714285716" table:formula="of:=AVERAGE([.F13:.F26])" table:style-name="ce1">
            <text:p>2,571428571</text:p>
          </table:table-cell>
          <table:table-cell office:value-type="float" office:value="0" table:formula="of:=AVERAGE([.G13:.G26])" table:style-name="ce1">
            <text:p>0</text:p>
          </table:table-cell>
          <table:table-cell office:value-type="float" office:value="12.714285714285714" table:formula="of:=AVERAGE([.H13:.H26])" table:style-name="ce1">
            <text:p>12,71428571</text:p>
          </table:table-cell>
          <table:table-cell office:value-type="float" office:value="0" table:formula="of:=AVERAGE([.I13:.I26])" table:style-name="ce1">
            <text:p>0</text:p>
          </table:table-cell>
          <table:table-cell office:value-type="float" office:value="0.94446160884085151" table:formula="of:=LN([.J26])" table:style-name="ce1">
            <text:p>0,944461609</text:p>
          </table:table-cell>
          <table:table-cell office:value-type="float" office:value="0" table:formula="of:=LN([.K26])" table:style-name="ce1">
            <text:p>#LICZBA!</text:p>
          </table:table-cell>
          <table:table-cell office:value-type="float" office:value="2.5427262206768266" table:formula="of:=LN([.L26])" table:style-name="ce1">
            <text:p>2,542726221</text:p>
          </table:table-cell>
          <table:table-cell office:value-type="float" office:value="0" table:formula="of:=LN([.M26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15<text:s/></text:p>
          </table:table-cell>
          <table:table-cell table:number-columns-repeated="4" table:style-name="ce3"/>
          <table:table-cell office:value-type="float" office:value="3" table:formula="of:=SUM([.B$4:.B27])" table:style-name="ce1">
            <text:p>3</text:p>
          </table:table-cell>
          <table:table-cell office:value-type="float" office:value="0" table:formula="of:=SUM([.C$4:.C27])" table:style-name="ce1">
            <text:p>0</text:p>
          </table:table-cell>
          <table:table-cell office:value-type="float" office:value="16" table:formula="of:=SUM([.D$4:.D27])" table:style-name="ce1">
            <text:p>16</text:p>
          </table:table-cell>
          <table:table-cell office:value-type="float" office:value="0" table:formula="of:=SUM([.E$4:.E27])" table:style-name="ce1">
            <text:p>0</text:p>
          </table:table-cell>
          <table:table-cell office:value-type="float" office:value="2.6428571428571428" table:formula="of:=AVERAGE([.F14:.F27])" table:style-name="ce1">
            <text:p>2,642857143</text:p>
          </table:table-cell>
          <table:table-cell office:value-type="float" office:value="0" table:formula="of:=AVERAGE([.G14:.G27])" table:style-name="ce1">
            <text:p>0</text:p>
          </table:table-cell>
          <table:table-cell office:value-type="float" office:value="13.357142857142858" table:formula="of:=AVERAGE([.H14:.H27])" table:style-name="ce1">
            <text:p>13,35714286</text:p>
          </table:table-cell>
          <table:table-cell office:value-type="float" office:value="0" table:formula="of:=AVERAGE([.I14:.I27])" table:style-name="ce1">
            <text:p>0</text:p>
          </table:table-cell>
          <table:table-cell office:value-type="float" office:value="0.97186058302896583" table:formula="of:=LN([.J27])" table:style-name="ce1">
            <text:p>0,971860583</text:p>
          </table:table-cell>
          <table:table-cell office:value-type="float" office:value="0" table:formula="of:=LN([.K27])" table:style-name="ce1">
            <text:p>#LICZBA!</text:p>
          </table:table-cell>
          <table:table-cell office:value-type="float" office:value="2.592051287239328" table:formula="of:=LN([.L27])" table:style-name="ce1">
            <text:p>2,592051287</text:p>
          </table:table-cell>
          <table:table-cell office:value-type="float" office:value="0" table:formula="of:=LN([.M27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16<text:s/></text:p>
          </table:table-cell>
          <table:table-cell table:number-columns-repeated="4" table:style-name="ce3"/>
          <table:table-cell office:value-type="float" office:value="3" table:formula="of:=SUM([.B$4:.B28])" table:style-name="ce1">
            <text:p>3</text:p>
          </table:table-cell>
          <table:table-cell office:value-type="float" office:value="0" table:formula="of:=SUM([.C$4:.C28])" table:style-name="ce1">
            <text:p>0</text:p>
          </table:table-cell>
          <table:table-cell office:value-type="float" office:value="16" table:formula="of:=SUM([.D$4:.D28])" table:style-name="ce1">
            <text:p>16</text:p>
          </table:table-cell>
          <table:table-cell office:value-type="float" office:value="0" table:formula="of:=SUM([.E$4:.E28])" table:style-name="ce1">
            <text:p>0</text:p>
          </table:table-cell>
          <table:table-cell office:value-type="float" office:value="2.7142857142857144" table:formula="of:=AVERAGE([.F15:.F28])" table:style-name="ce1">
            <text:p>2,714285714</text:p>
          </table:table-cell>
          <table:table-cell office:value-type="float" office:value="0" table:formula="of:=AVERAGE([.G15:.G28])" table:style-name="ce1">
            <text:p>0</text:p>
          </table:table-cell>
          <table:table-cell office:value-type="float" office:value="13.928571428571429" table:formula="of:=AVERAGE([.H15:.H28])" table:style-name="ce1">
            <text:p>13,92857143</text:p>
          </table:table-cell>
          <table:table-cell office:value-type="float" office:value="0" table:formula="of:=AVERAGE([.I15:.I28])" table:style-name="ce1">
            <text:p>0</text:p>
          </table:table-cell>
          <table:table-cell office:value-type="float" office:value="0.99852883011112725" table:formula="of:=LN([.J28])" table:style-name="ce1">
            <text:p>0,99852883</text:p>
          </table:table-cell>
          <table:table-cell office:value-type="float" office:value="0" table:formula="of:=LN([.K28])" table:style-name="ce1">
            <text:p>#LICZBA!</text:p>
          </table:table-cell>
          <table:table-cell office:value-type="float" office:value="2.6339422289484884" table:formula="of:=LN([.L28])" table:style-name="ce1">
            <text:p>2,633942229</text:p>
          </table:table-cell>
          <table:table-cell office:value-type="float" office:value="0" table:formula="of:=LN([.M28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17<text:s/></text:p>
          </table:table-cell>
          <table:table-cell table:number-columns-repeated="4" table:style-name="ce3"/>
          <table:table-cell office:value-type="float" office:value="3" table:formula="of:=SUM([.B$4:.B29])" table:style-name="ce1">
            <text:p>3</text:p>
          </table:table-cell>
          <table:table-cell office:value-type="float" office:value="0" table:formula="of:=SUM([.C$4:.C29])" table:style-name="ce1">
            <text:p>0</text:p>
          </table:table-cell>
          <table:table-cell office:value-type="float" office:value="16" table:formula="of:=SUM([.D$4:.D29])" table:style-name="ce1">
            <text:p>16</text:p>
          </table:table-cell>
          <table:table-cell office:value-type="float" office:value="0" table:formula="of:=SUM([.E$4:.E29])" table:style-name="ce1">
            <text:p>0</text:p>
          </table:table-cell>
          <table:table-cell office:value-type="float" office:value="2.7857142857142856" table:formula="of:=AVERAGE([.F16:.F29])" table:style-name="ce1">
            <text:p>2,785714286</text:p>
          </table:table-cell>
          <table:table-cell office:value-type="float" office:value="0" table:formula="of:=AVERAGE([.G16:.G29])" table:style-name="ce1">
            <text:p>0</text:p>
          </table:table-cell>
          <table:table-cell office:value-type="float" office:value="14.357142857142858" table:formula="of:=AVERAGE([.H16:.H29])" table:style-name="ce1">
            <text:p>14,35714286</text:p>
          </table:table-cell>
          <table:table-cell office:value-type="float" office:value="0" table:formula="of:=AVERAGE([.I16:.I29])" table:style-name="ce1">
            <text:p>0</text:p>
          </table:table-cell>
          <table:table-cell office:value-type="float" office:value="1.0245043165143877" table:formula="of:=LN([.J29])" table:style-name="ce1">
            <text:p>1,024504317</text:p>
          </table:table-cell>
          <table:table-cell office:value-type="float" office:value="0" table:formula="of:=LN([.K29])" table:style-name="ce1">
            <text:p>#LICZBA!</text:p>
          </table:table-cell>
          <table:table-cell office:value-type="float" office:value="2.6642475784438173" table:formula="of:=LN([.L29])" table:style-name="ce1">
            <text:p>2,664247578</text:p>
          </table:table-cell>
          <table:table-cell office:value-type="float" office:value="0" table:formula="of:=LN([.M29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18<text:s/></text:p>
          </table:table-cell>
          <table:table-cell table:number-columns-repeated="4" table:style-name="ce3"/>
          <table:table-cell office:value-type="float" office:value="3" table:formula="of:=SUM([.B$4:.B30])" table:style-name="ce1">
            <text:p>3</text:p>
          </table:table-cell>
          <table:table-cell office:value-type="float" office:value="0" table:formula="of:=SUM([.C$4:.C30])" table:style-name="ce1">
            <text:p>0</text:p>
          </table:table-cell>
          <table:table-cell office:value-type="float" office:value="16" table:formula="of:=SUM([.D$4:.D30])" table:style-name="ce1">
            <text:p>16</text:p>
          </table:table-cell>
          <table:table-cell office:value-type="float" office:value="0" table:formula="of:=SUM([.E$4:.E30])" table:style-name="ce1">
            <text:p>0</text:p>
          </table:table-cell>
          <table:table-cell office:value-type="float" office:value="2.8571428571428572" table:formula="of:=AVERAGE([.F17:.F30])" table:style-name="ce1">
            <text:p>2,857142857</text:p>
          </table:table-cell>
          <table:table-cell office:value-type="float" office:value="0" table:formula="of:=AVERAGE([.G17:.G30])" table:style-name="ce1">
            <text:p>0</text:p>
          </table:table-cell>
          <table:table-cell office:value-type="float" office:value="14.642857142857142" table:formula="of:=AVERAGE([.H17:.H30])" table:style-name="ce1">
            <text:p>14,64285714</text:p>
          </table:table-cell>
          <table:table-cell office:value-type="float" office:value="0" table:formula="of:=AVERAGE([.I17:.I30])" table:style-name="ce1">
            <text:p>0</text:p>
          </table:table-cell>
          <table:table-cell office:value-type="float" office:value="1.0498221244986776" table:formula="of:=LN([.J30])" table:style-name="ce1">
            <text:p>1,049822124</text:p>
          </table:table-cell>
          <table:table-cell office:value-type="float" office:value="0" table:formula="of:=LN([.K30])" table:style-name="ce1">
            <text:p>#LICZBA!</text:p>
          </table:table-cell>
          <table:table-cell office:value-type="float" office:value="2.6839526495231496" table:formula="of:=LN([.L30])" table:style-name="ce1">
            <text:p>2,68395265</text:p>
          </table:table-cell>
          <table:table-cell office:value-type="float" office:value="0" table:formula="of:=LN([.M30])" table:style-name="ce1">
            <text:p>#LICZBA!</text:p>
          </table:table-cell>
          <table:table-cell table:style-name="ce1">
            <draw:frame draw:z-index="2" draw:id="id1" draw:style-name="a1" draw:name="Wykres 30" svg:x="0.65625in" svg:y="0.19792in" svg:width="10.5625in" svg:height="6.479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office:value-type="string" table:style-name="ce1">
            <text:p>II 19<text:s/></text:p>
          </table:table-cell>
          <table:table-cell table:number-columns-repeated="4" table:style-name="ce3"/>
          <table:table-cell office:value-type="float" office:value="3" table:formula="of:=SUM([.B$4:.B31])" table:style-name="ce1">
            <text:p>3</text:p>
          </table:table-cell>
          <table:table-cell office:value-type="float" office:value="0" table:formula="of:=SUM([.C$4:.C31])" table:style-name="ce1">
            <text:p>0</text:p>
          </table:table-cell>
          <table:table-cell office:value-type="float" office:value="16" table:formula="of:=SUM([.D$4:.D31])" table:style-name="ce1">
            <text:p>16</text:p>
          </table:table-cell>
          <table:table-cell office:value-type="float" office:value="0" table:formula="of:=SUM([.E$4:.E31])" table:style-name="ce1">
            <text:p>0</text:p>
          </table:table-cell>
          <table:table-cell office:value-type="float" office:value="2.9285714285714284" table:formula="of:=AVERAGE([.F18:.F31])" table:style-name="ce1">
            <text:p>2,928571429</text:p>
          </table:table-cell>
          <table:table-cell office:value-type="float" office:value="0" table:formula="of:=AVERAGE([.G18:.G31])" table:style-name="ce1">
            <text:p>0</text:p>
          </table:table-cell>
          <table:table-cell office:value-type="float" office:value="14.928571428571429" table:formula="of:=AVERAGE([.H18:.H31])" table:style-name="ce1">
            <text:p>14,92857143</text:p>
          </table:table-cell>
          <table:table-cell office:value-type="float" office:value="0" table:formula="of:=AVERAGE([.I18:.I31])" table:style-name="ce1">
            <text:p>0</text:p>
          </table:table-cell>
          <table:table-cell office:value-type="float" office:value="1.0745147370890491" table:formula="of:=LN([.J31])" table:style-name="ce1">
            <text:p>1,074514737</text:p>
          </table:table-cell>
          <table:table-cell office:value-type="float" office:value="0" table:formula="of:=LN([.K31])" table:style-name="ce1">
            <text:p>#LICZBA!</text:p>
          </table:table-cell>
          <table:table-cell office:value-type="float" office:value="2.7032769223495525" table:formula="of:=LN([.L31])" table:style-name="ce1">
            <text:p>2,703276922</text:p>
          </table:table-cell>
          <table:table-cell office:value-type="float" office:value="0" table:formula="of:=LN([.M31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20<text:s/></text:p>
          </table:table-cell>
          <table:table-cell table:number-columns-repeated="4" table:style-name="ce3"/>
          <table:table-cell office:value-type="float" office:value="3" table:formula="of:=SUM([.B$4:.B32])" table:style-name="ce1">
            <text:p>3</text:p>
          </table:table-cell>
          <table:table-cell office:value-type="float" office:value="0" table:formula="of:=SUM([.C$4:.C32])" table:style-name="ce1">
            <text:p>0</text:p>
          </table:table-cell>
          <table:table-cell office:value-type="float" office:value="16" table:formula="of:=SUM([.D$4:.D32])" table:style-name="ce1">
            <text:p>16</text:p>
          </table:table-cell>
          <table:table-cell office:value-type="float" office:value="0" table:formula="of:=SUM([.E$4:.E32])" table:style-name="ce1">
            <text:p>0</text:p>
          </table:table-cell>
          <table:table-cell office:value-type="float" office:value="3" table:formula="of:=AVERAGE([.F19:.F32])" table:style-name="ce1">
            <text:p>3</text:p>
          </table:table-cell>
          <table:table-cell office:value-type="float" office:value="0" table:formula="of:=AVERAGE([.G19:.G32])" table:style-name="ce1">
            <text:p>0</text:p>
          </table:table-cell>
          <table:table-cell office:value-type="float" office:value="15.214285714285714" table:formula="of:=AVERAGE([.H19:.H32])" table:style-name="ce1">
            <text:p>15,21428571</text:p>
          </table:table-cell>
          <table:table-cell office:value-type="float" office:value="0" table:formula="of:=AVERAGE([.I19:.I32])" table:style-name="ce1">
            <text:p>0</text:p>
          </table:table-cell>
          <table:table-cell office:value-type="float" office:value="1.0986122886681098" table:formula="of:=LN([.J32])" table:style-name="ce1">
            <text:p>1,098612289</text:p>
          </table:table-cell>
          <table:table-cell office:value-type="float" office:value="0" table:formula="of:=LN([.K32])" table:style-name="ce1">
            <text:p>#LICZBA!</text:p>
          </table:table-cell>
          <table:table-cell office:value-type="float" office:value="2.7222348360941666" table:formula="of:=LN([.L32])" table:style-name="ce1">
            <text:p>2,722234836</text:p>
          </table:table-cell>
          <table:table-cell office:value-type="float" office:value="0" table:formula="of:=LN([.M32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21<text:s/></text:p>
          </table:table-cell>
          <table:table-cell table:number-columns-repeated="4" table:style-name="ce3"/>
          <table:table-cell office:value-type="float" office:value="3" table:formula="of:=SUM([.B$4:.B33])" table:style-name="ce1">
            <text:p>3</text:p>
          </table:table-cell>
          <table:table-cell office:value-type="float" office:value="0" table:formula="of:=SUM([.C$4:.C33])" table:style-name="ce1">
            <text:p>0</text:p>
          </table:table-cell>
          <table:table-cell office:value-type="float" office:value="16" table:formula="of:=SUM([.D$4:.D33])" table:style-name="ce1">
            <text:p>16</text:p>
          </table:table-cell>
          <table:table-cell office:value-type="float" office:value="0" table:formula="of:=SUM([.E$4:.E33])" table:style-name="ce1">
            <text:p>0</text:p>
          </table:table-cell>
          <table:table-cell office:value-type="float" office:value="3" table:formula="of:=AVERAGE([.F20:.F33])" table:style-name="ce1">
            <text:p>3</text:p>
          </table:table-cell>
          <table:table-cell office:value-type="float" office:value="0" table:formula="of:=AVERAGE([.G20:.G33])" table:style-name="ce1">
            <text:p>0</text:p>
          </table:table-cell>
          <table:table-cell office:value-type="float" office:value="15.428571428571429" table:formula="of:=AVERAGE([.H20:.H33])" table:style-name="ce1">
            <text:p>15,42857143</text:p>
          </table:table-cell>
          <table:table-cell office:value-type="float" office:value="0" table:formula="of:=AVERAGE([.I20:.I33])" table:style-name="ce1">
            <text:p>0</text:p>
          </table:table-cell>
          <table:table-cell office:value-type="float" office:value="1.0986122886681098" table:formula="of:=LN([.J33])" table:style-name="ce1">
            <text:p>1,098612289</text:p>
          </table:table-cell>
          <table:table-cell office:value-type="float" office:value="0" table:formula="of:=LN([.K33])" table:style-name="ce1">
            <text:p>#LICZBA!</text:p>
          </table:table-cell>
          <table:table-cell office:value-type="float" office:value="2.7362210780689065" table:formula="of:=LN([.L33])" table:style-name="ce1">
            <text:p>2,736221078</text:p>
          </table:table-cell>
          <table:table-cell office:value-type="float" office:value="0" table:formula="of:=LN([.M33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22<text:s/></text:p>
          </table:table-cell>
          <table:table-cell office:value-type="float" office:value="6" table:style-name="ce3">
            <text:p>6</text:p>
          </table:table-cell>
          <table:table-cell table:number-columns-repeated="3" table:style-name="ce3"/>
          <table:table-cell office:value-type="float" office:value="9" table:formula="of:=SUM([.B$4:.B34])" table:style-name="ce1">
            <text:p>9</text:p>
          </table:table-cell>
          <table:table-cell office:value-type="float" office:value="0" table:formula="of:=SUM([.C$4:.C34])" table:style-name="ce1">
            <text:p>0</text:p>
          </table:table-cell>
          <table:table-cell office:value-type="float" office:value="16" table:formula="of:=SUM([.D$4:.D34])" table:style-name="ce1">
            <text:p>16</text:p>
          </table:table-cell>
          <table:table-cell office:value-type="float" office:value="0" table:formula="of:=SUM([.E$4:.E34])" table:style-name="ce1">
            <text:p>0</text:p>
          </table:table-cell>
          <table:table-cell office:value-type="float" office:value="3.4285714285714284" table:formula="of:=AVERAGE([.F21:.F34])" table:style-name="ce1">
            <text:p>3,428571429</text:p>
          </table:table-cell>
          <table:table-cell office:value-type="float" office:value="0" table:formula="of:=AVERAGE([.G21:.G34])" table:style-name="ce1">
            <text:p>0</text:p>
          </table:table-cell>
          <table:table-cell office:value-type="float" office:value="15.571428571428571" table:formula="of:=AVERAGE([.H21:.H34])" table:style-name="ce1">
            <text:p>15,57142857</text:p>
          </table:table-cell>
          <table:table-cell office:value-type="float" office:value="0" table:formula="of:=AVERAGE([.I21:.I34])" table:style-name="ce1">
            <text:p>0</text:p>
          </table:table-cell>
          <table:table-cell office:value-type="float" office:value="1.2321436812926323" table:formula="of:=LN([.J34])" table:style-name="ce1">
            <text:p>1,232143681</text:p>
          </table:table-cell>
          <table:table-cell office:value-type="float" office:value="0" table:formula="of:=LN([.K34])" table:style-name="ce1">
            <text:p>#LICZBA!</text:p>
          </table:table-cell>
          <table:table-cell office:value-type="float" office:value="2.7454377331738304" table:formula="of:=LN([.L34])" table:style-name="ce1">
            <text:p>2,745437733</text:p>
          </table:table-cell>
          <table:table-cell office:value-type="float" office:value="0" table:formula="of:=LN([.M34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23<text:s/></text:p>
          </table:table-cell>
          <table:table-cell office:value-type="float" office:value="67" table:style-name="ce3">
            <text:p>67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office:value-type="float" office:value="76" table:formula="of:=SUM([.B$4:.B35])" table:style-name="ce1">
            <text:p>76</text:p>
          </table:table-cell>
          <table:table-cell office:value-type="float" office:value="2" table:formula="of:=SUM([.C$4:.C35])" table:style-name="ce1">
            <text:p>2</text:p>
          </table:table-cell>
          <table:table-cell office:value-type="float" office:value="16" table:formula="of:=SUM([.D$4:.D35])" table:style-name="ce1">
            <text:p>16</text:p>
          </table:table-cell>
          <table:table-cell office:value-type="float" office:value="0" table:formula="of:=SUM([.E$4:.E35])" table:style-name="ce1">
            <text:p>0</text:p>
          </table:table-cell>
          <table:table-cell office:value-type="float" office:value="8.6428571428571423" table:formula="of:=AVERAGE([.F22:.F35])" table:style-name="ce1">
            <text:p>8,642857143</text:p>
          </table:table-cell>
          <table:table-cell office:value-type="float" office:value="0.14285714285714285" table:formula="of:=AVERAGE([.G22:.G35])" table:style-name="ce1">
            <text:p>0,142857143</text:p>
          </table:table-cell>
          <table:table-cell office:value-type="float" office:value="15.714285714285714" table:formula="of:=AVERAGE([.H22:.H35])" table:style-name="ce1">
            <text:p>15,71428571</text:p>
          </table:table-cell>
          <table:table-cell office:value-type="float" office:value="0" table:formula="of:=AVERAGE([.I22:.I35])" table:style-name="ce1">
            <text:p>0</text:p>
          </table:table-cell>
          <table:table-cell office:value-type="float" office:value="2.1567332159814825" table:formula="of:=LN([.J35])" table:style-name="ce1">
            <text:p>2,156733216</text:p>
          </table:table-cell>
          <table:table-cell office:value-type="float" office:value="-1.9459101490553135" table:formula="of:=LN([.K35])" table:style-name="ce1">
            <text:p>-1,945910149</text:p>
          </table:table-cell>
          <table:table-cell office:value-type="float" office:value="2.7545702167371027" table:formula="of:=LN([.L35])" table:style-name="ce1">
            <text:p>2,754570217</text:p>
          </table:table-cell>
          <table:table-cell office:value-type="float" office:value="0" table:formula="of:=LN([.M35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24<text:s/></text:p>
          </table:table-cell>
          <table:table-cell office:value-type="float" office:value="48" table:style-name="ce3">
            <text:p>48</text:p>
          </table:table-cell>
          <table:table-cell table:number-columns-repeated="3" table:style-name="ce3"/>
          <table:table-cell office:value-type="float" office:value="124" table:formula="of:=SUM([.B$4:.B36])" table:style-name="ce1">
            <text:p>124</text:p>
          </table:table-cell>
          <table:table-cell office:value-type="float" office:value="2" table:formula="of:=SUM([.C$4:.C36])" table:style-name="ce1">
            <text:p>2</text:p>
          </table:table-cell>
          <table:table-cell office:value-type="float" office:value="16" table:formula="of:=SUM([.D$4:.D36])" table:style-name="ce1">
            <text:p>16</text:p>
          </table:table-cell>
          <table:table-cell office:value-type="float" office:value="0" table:formula="of:=SUM([.E$4:.E36])" table:style-name="ce1">
            <text:p>0</text:p>
          </table:table-cell>
          <table:table-cell office:value-type="float" office:value="17.285714285714285" table:formula="of:=AVERAGE([.F23:.F36])" table:style-name="ce1">
            <text:p>17,28571429</text:p>
          </table:table-cell>
          <table:table-cell office:value-type="float" office:value="0.2857142857142857" table:formula="of:=AVERAGE([.G23:.G36])" table:style-name="ce1">
            <text:p>0,285714286</text:p>
          </table:table-cell>
          <table:table-cell office:value-type="float" office:value="15.857142857142858" table:formula="of:=AVERAGE([.H23:.H36])" table:style-name="ce1">
            <text:p>15,85714286</text:p>
          </table:table-cell>
          <table:table-cell office:value-type="float" office:value="0" table:formula="of:=AVERAGE([.I23:.I36])" table:style-name="ce1">
            <text:p>0</text:p>
          </table:table-cell>
          <table:table-cell office:value-type="float" office:value="2.8498803965414279" table:formula="of:=LN([.J36])" table:style-name="ce1">
            <text:p>2,849880397</text:p>
          </table:table-cell>
          <table:table-cell office:value-type="float" office:value="-1.2527629684953681" table:formula="of:=LN([.K36])" table:style-name="ce1">
            <text:p>-1,252762968</text:p>
          </table:table-cell>
          <table:table-cell office:value-type="float" office:value="2.7636200522570209" table:formula="of:=LN([.L36])" table:style-name="ce1">
            <text:p>2,763620052</text:p>
          </table:table-cell>
          <table:table-cell office:value-type="float" office:value="0" table:formula="of:=LN([.M36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25<text:s/></text:p>
          </table:table-cell>
          <table:table-cell office:value-type="float" office:value="105" table:style-name="ce3">
            <text:p>105</text:p>
          </table:table-cell>
          <table:table-cell office:value-type="float" office:value="4" table:style-name="ce3">
            <text:p>4</text:p>
          </table:table-cell>
          <table:table-cell table:number-columns-repeated="2" table:style-name="ce3"/>
          <table:table-cell office:value-type="float" office:value="229" table:formula="of:=SUM([.B$4:.B37])" table:style-name="ce1">
            <text:p>229</text:p>
          </table:table-cell>
          <table:table-cell office:value-type="float" office:value="6" table:formula="of:=SUM([.C$4:.C37])" table:style-name="ce1">
            <text:p>6</text:p>
          </table:table-cell>
          <table:table-cell office:value-type="float" office:value="16" table:formula="of:=SUM([.D$4:.D37])" table:style-name="ce1">
            <text:p>16</text:p>
          </table:table-cell>
          <table:table-cell office:value-type="float" office:value="0" table:formula="of:=SUM([.E$4:.E37])" table:style-name="ce1">
            <text:p>0</text:p>
          </table:table-cell>
          <table:table-cell office:value-type="float" office:value="33.428571428571431" table:formula="of:=AVERAGE([.F24:.F37])" table:style-name="ce1">
            <text:p>33,42857143</text:p>
          </table:table-cell>
          <table:table-cell office:value-type="float" office:value="0.7142857142857143" table:formula="of:=AVERAGE([.G24:.G37])" table:style-name="ce1">
            <text:p>0,714285714</text:p>
          </table:table-cell>
          <table:table-cell office:value-type="float" office:value="16" table:formula="of:=AVERAGE([.H24:.H37])" table:style-name="ce1">
            <text:p>16</text:p>
          </table:table-cell>
          <table:table-cell office:value-type="float" office:value="0" table:formula="of:=AVERAGE([.I24:.I37])" table:style-name="ce1">
            <text:p>0</text:p>
          </table:table-cell>
          <table:table-cell office:value-type="float" office:value="3.5094109663023882" table:formula="of:=LN([.J37])" table:style-name="ce1">
            <text:p>3,509410966</text:p>
          </table:table-cell>
          <table:table-cell office:value-type="float" office:value="-0.33647223662121289" table:formula="of:=LN([.K37])" table:style-name="ce1">
            <text:p>-0,336472237</text:p>
          </table:table-cell>
          <table:table-cell office:value-type="float" office:value="2.7725887222397811" table:formula="of:=LN([.L37])" table:style-name="ce1">
            <text:p>2,772588722</text:p>
          </table:table-cell>
          <table:table-cell office:value-type="float" office:value="0" table:formula="of:=LN([.M37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26<text:s/></text:p>
          </table:table-cell>
          <table:table-cell office:value-type="float" office:value="93" table:style-name="ce3">
            <text:p>93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float" office:value="322" table:formula="of:=SUM([.B$4:.B38])" table:style-name="ce1">
            <text:p>322</text:p>
          </table:table-cell>
          <table:table-cell office:value-type="float" office:value="11" table:formula="of:=SUM([.C$4:.C38])" table:style-name="ce1">
            <text:p>11</text:p>
          </table:table-cell>
          <table:table-cell office:value-type="float" office:value="18" table:formula="of:=SUM([.D$4:.D38])" table:style-name="ce1">
            <text:p>18</text:p>
          </table:table-cell>
          <table:table-cell office:value-type="float" office:value="0" table:formula="of:=SUM([.E$4:.E38])" table:style-name="ce1">
            <text:p>0</text:p>
          </table:table-cell>
          <table:table-cell office:value-type="float" office:value="56.214285714285715" table:formula="of:=AVERAGE([.F25:.F38])" table:style-name="ce1">
            <text:p>56,21428571</text:p>
          </table:table-cell>
          <table:table-cell office:value-type="float" office:value="1.5" table:formula="of:=AVERAGE([.G25:.G38])" table:style-name="ce1">
            <text:p>1,5</text:p>
          </table:table-cell>
          <table:table-cell office:value-type="float" office:value="16.142857142857142" table:formula="of:=AVERAGE([.H25:.H38])" table:style-name="ce1">
            <text:p>16,14285714</text:p>
          </table:table-cell>
          <table:table-cell office:value-type="float" office:value="0" table:formula="of:=AVERAGE([.I25:.I38])" table:style-name="ce1">
            <text:p>0</text:p>
          </table:table-cell>
          <table:table-cell office:value-type="float" office:value="4.0291709188021443" table:formula="of:=LN([.J38])" table:style-name="ce1">
            <text:p>4,029170919</text:p>
          </table:table-cell>
          <table:table-cell office:value-type="float" office:value="0.40546510810816438" table:formula="of:=LN([.K38])" table:style-name="ce1">
            <text:p>0,405465108</text:p>
          </table:table-cell>
          <table:table-cell office:value-type="float" office:value="2.7814776696570274" table:formula="of:=LN([.L38])" table:style-name="ce1">
            <text:p>2,78147767</text:p>
          </table:table-cell>
          <table:table-cell office:value-type="float" office:value="0" table:formula="of:=LN([.M38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27<text:s/></text:p>
          </table:table-cell>
          <table:table-cell office:value-type="float" office:value="78" table:style-name="ce3">
            <text:p>78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float" office:value="400" table:formula="of:=SUM([.B$4:.B39])" table:style-name="ce1">
            <text:p>400</text:p>
          </table:table-cell>
          <table:table-cell office:value-type="float" office:value="12" table:formula="of:=SUM([.C$4:.C39])" table:style-name="ce1">
            <text:p>12</text:p>
          </table:table-cell>
          <table:table-cell office:value-type="float" office:value="21" table:formula="of:=SUM([.D$4:.D39])" table:style-name="ce1">
            <text:p>21</text:p>
          </table:table-cell>
          <table:table-cell office:value-type="float" office:value="0" table:formula="of:=SUM([.E$4:.E39])" table:style-name="ce1">
            <text:p>0</text:p>
          </table:table-cell>
          <table:table-cell office:value-type="float" office:value="84.571428571428569" table:formula="of:=AVERAGE([.F26:.F39])" table:style-name="ce1">
            <text:p>84,57142857</text:p>
          </table:table-cell>
          <table:table-cell office:value-type="float" office:value="2.3571428571428572" table:formula="of:=AVERAGE([.G26:.G39])" table:style-name="ce1">
            <text:p>2,357142857</text:p>
          </table:table-cell>
          <table:table-cell office:value-type="float" office:value="16.5" table:formula="of:=AVERAGE([.H26:.H39])" table:style-name="ce1">
            <text:p>16,5</text:p>
          </table:table-cell>
          <table:table-cell office:value-type="float" office:value="0" table:formula="of:=AVERAGE([.I26:.I39])" table:style-name="ce1">
            <text:p>0</text:p>
          </table:table-cell>
          <table:table-cell office:value-type="float" office:value="4.437596485828692" table:formula="of:=LN([.J39])" table:style-name="ce1">
            <text:p>4,437596486</text:p>
          </table:table-cell>
          <table:table-cell office:value-type="float" office:value="0.8574502318512216" table:formula="of:=LN([.K39])" table:style-name="ce1">
            <text:p>0,857450232</text:p>
          </table:table-cell>
          <table:table-cell office:value-type="float" office:value="2.8033603809065348" table:formula="of:=LN([.L39])" table:style-name="ce1">
            <text:p>2,803360381</text:p>
          </table:table-cell>
          <table:table-cell office:value-type="float" office:value="0" table:formula="of:=LN([.M39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28<text:s/></text:p>
          </table:table-cell>
          <table:table-cell office:value-type="float" office:value="250" table:style-name="ce3">
            <text:p>250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style-name="ce3"/>
          <table:table-cell office:value-type="float" office:value="650" table:formula="of:=SUM([.B$4:.B40])" table:style-name="ce1">
            <text:p>650</text:p>
          </table:table-cell>
          <table:table-cell office:value-type="float" office:value="17" table:formula="of:=SUM([.C$4:.C40])" table:style-name="ce1">
            <text:p>17</text:p>
          </table:table-cell>
          <table:table-cell office:value-type="float" office:value="26" table:formula="of:=SUM([.D$4:.D40])" table:style-name="ce1">
            <text:p>26</text:p>
          </table:table-cell>
          <table:table-cell office:value-type="float" office:value="0" table:formula="of:=SUM([.E$4:.E40])" table:style-name="ce1">
            <text:p>0</text:p>
          </table:table-cell>
          <table:table-cell office:value-type="float" office:value="130.78571428571428" table:formula="of:=AVERAGE([.F27:.F40])" table:style-name="ce1">
            <text:p>130,7857143</text:p>
          </table:table-cell>
          <table:table-cell office:value-type="float" office:value="3.5714285714285716" table:formula="of:=AVERAGE([.G27:.G40])" table:style-name="ce1">
            <text:p>3,571428571</text:p>
          </table:table-cell>
          <table:table-cell office:value-type="float" office:value="17.214285714285715" table:formula="of:=AVERAGE([.H27:.H40])" table:style-name="ce1">
            <text:p>17,21428571</text:p>
          </table:table-cell>
          <table:table-cell office:value-type="float" office:value="0" table:formula="of:=AVERAGE([.I27:.I40])" table:style-name="ce1">
            <text:p>0</text:p>
          </table:table-cell>
          <table:table-cell office:value-type="float" office:value="4.8735602150592516" table:formula="of:=LN([.J40])" table:style-name="ce1">
            <text:p>4,873560215</text:p>
          </table:table-cell>
          <table:table-cell office:value-type="float" office:value="1.2729656758128876" table:formula="of:=LN([.K40])" table:style-name="ce1">
            <text:p>1,272965676</text:p>
          </table:table-cell>
          <table:table-cell office:value-type="float" office:value="2.8457396038753964" table:formula="of:=LN([.L40])" table:style-name="ce1">
            <text:p>2,845739604</text:p>
          </table:table-cell>
          <table:table-cell office:value-type="float" office:value="0" table:formula="of:=LN([.M40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 29<text:s/></text:p>
          </table:table-cell>
          <table:table-cell office:value-type="float" office:value="238" table:style-name="ce3">
            <text:p>238</text:p>
          </table:table-cell>
          <table:table-cell office:value-type="float" office:value="4" table:style-name="ce3">
            <text:p>4</text:p>
          </table:table-cell>
          <table:table-cell office:value-type="float" office:value="31" table:style-name="ce3">
            <text:p>31</text:p>
          </table:table-cell>
          <table:table-cell table:style-name="ce3"/>
          <table:table-cell office:value-type="float" office:value="888" table:formula="of:=SUM([.B$4:.B41])" table:style-name="ce1">
            <text:p>888</text:p>
          </table:table-cell>
          <table:table-cell office:value-type="float" office:value="21" table:formula="of:=SUM([.C$4:.C41])" table:style-name="ce1">
            <text:p>21</text:p>
          </table:table-cell>
          <table:table-cell office:value-type="float" office:value="57" table:formula="of:=SUM([.D$4:.D41])" table:style-name="ce1">
            <text:p>57</text:p>
          </table:table-cell>
          <table:table-cell office:value-type="float" office:value="0" table:formula="of:=SUM([.E$4:.E41])" table:style-name="ce1">
            <text:p>0</text:p>
          </table:table-cell>
          <table:table-cell office:value-type="float" office:value="194" table:formula="of:=AVERAGE([.F28:.F41])" table:style-name="ce1">
            <text:p>194</text:p>
          </table:table-cell>
          <table:table-cell office:value-type="float" office:value="5.0714285714285712" table:formula="of:=AVERAGE([.G28:.G41])" table:style-name="ce1">
            <text:p>5,071428571</text:p>
          </table:table-cell>
          <table:table-cell office:value-type="float" office:value="20.142857142857142" table:formula="of:=AVERAGE([.H28:.H41])" table:style-name="ce1">
            <text:p>20,14285714</text:p>
          </table:table-cell>
          <table:table-cell office:value-type="float" office:value="0" table:formula="of:=AVERAGE([.I28:.I41])" table:style-name="ce1">
            <text:p>0</text:p>
          </table:table-cell>
          <table:table-cell office:value-type="float" office:value="5.2678581590633282" table:formula="of:=LN([.J41])" table:style-name="ce1">
            <text:p>5,267858159</text:p>
          </table:table-cell>
          <table:table-cell office:value-type="float" office:value="1.6236225474260568" table:formula="of:=LN([.K41])" table:style-name="ce1">
            <text:p>1,623622547</text:p>
          </table:table-cell>
          <table:table-cell office:value-type="float" office:value="3.002849741322855" table:formula="of:=LN([.L41])" table:style-name="ce1">
            <text:p>3,002849741</text:p>
          </table:table-cell>
          <table:table-cell office:value-type="float" office:value="0" table:formula="of:=LN([.M41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1<text:s/></text:p>
          </table:table-cell>
          <table:table-cell office:value-type="float" office:value="240" table:style-name="ce3">
            <text:p>240</text:p>
          </table:table-cell>
          <table:table-cell office:value-type="float" office:value="8" table:style-name="ce3">
            <text:p>8</text:p>
          </table:table-cell>
          <table:table-cell table:number-columns-repeated="2" table:style-name="ce3"/>
          <table:table-cell office:value-type="float" office:value="1128" table:formula="of:=SUM([.B$4:.B42])" table:style-name="ce1">
            <text:p>1128</text:p>
          </table:table-cell>
          <table:table-cell office:value-type="float" office:value="29" table:formula="of:=SUM([.C$4:.C42])" table:style-name="ce1">
            <text:p>29</text:p>
          </table:table-cell>
          <table:table-cell office:value-type="float" office:value="57" table:formula="of:=SUM([.D$4:.D42])" table:style-name="ce1">
            <text:p>57</text:p>
          </table:table-cell>
          <table:table-cell office:value-type="float" office:value="0" table:formula="of:=SUM([.E$4:.E42])" table:style-name="ce1">
            <text:p>0</text:p>
          </table:table-cell>
          <table:table-cell office:value-type="float" office:value="274.35714285714283" table:formula="of:=AVERAGE([.F29:.F42])" table:style-name="ce1">
            <text:p>274,3571429</text:p>
          </table:table-cell>
          <table:table-cell office:value-type="float" office:value="7.1428571428571432" table:formula="of:=AVERAGE([.G29:.G42])" table:style-name="ce1">
            <text:p>7,142857143</text:p>
          </table:table-cell>
          <table:table-cell office:value-type="float" office:value="23.071428571428573" table:formula="of:=AVERAGE([.H29:.H42])" table:style-name="ce1">
            <text:p>23,07142857</text:p>
          </table:table-cell>
          <table:table-cell office:value-type="float" office:value="0" table:formula="of:=AVERAGE([.I29:.I42])" table:style-name="ce1">
            <text:p>0</text:p>
          </table:table-cell>
          <table:table-cell office:value-type="float" office:value="5.6144306987306463" table:formula="of:=LN([.J42])" table:style-name="ce1">
            <text:p>5,614430699</text:p>
          </table:table-cell>
          <table:table-cell office:value-type="float" office:value="1.9661128563728327" table:formula="of:=LN([.K42])" table:style-name="ce1">
            <text:p>1,966112856</text:p>
          </table:table-cell>
          <table:table-cell office:value-type="float" office:value="3.138594993607398" table:formula="of:=LN([.L42])" table:style-name="ce1">
            <text:p>3,138594994</text:p>
          </table:table-cell>
          <table:table-cell office:value-type="float" office:value="0" table:formula="of:=LN([.M42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2<text:s/></text:p>
          </table:table-cell>
          <table:table-cell office:value-type="float" office:value="561" table:style-name="ce3">
            <text:p>561</text:p>
          </table:table-cell>
          <table:table-cell office:value-type="float" office:value="6" table:style-name="ce3">
            <text:p>6</text:p>
          </table:table-cell>
          <table:table-cell office:value-type="float" office:value="72" table:style-name="ce3">
            <text:p>72</text:p>
          </table:table-cell>
          <table:table-cell table:style-name="ce3"/>
          <table:table-cell office:value-type="float" office:value="1689" table:formula="of:=SUM([.B$4:.B43])" table:style-name="ce1">
            <text:p>1689</text:p>
          </table:table-cell>
          <table:table-cell office:value-type="float" office:value="35" table:formula="of:=SUM([.C$4:.C43])" table:style-name="ce1">
            <text:p>35</text:p>
          </table:table-cell>
          <table:table-cell office:value-type="float" office:value="129" table:formula="of:=SUM([.D$4:.D43])" table:style-name="ce1">
            <text:p>129</text:p>
          </table:table-cell>
          <table:table-cell office:value-type="float" office:value="0" table:formula="of:=SUM([.E$4:.E43])" table:style-name="ce1">
            <text:p>0</text:p>
          </table:table-cell>
          <table:table-cell office:value-type="float" office:value="394.78571428571428" table:formula="of:=AVERAGE([.F30:.F43])" table:style-name="ce1">
            <text:p>394,7857143</text:p>
          </table:table-cell>
          <table:table-cell office:value-type="float" office:value="9.6428571428571423" table:formula="of:=AVERAGE([.G30:.G43])" table:style-name="ce1">
            <text:p>9,642857143</text:p>
          </table:table-cell>
          <table:table-cell office:value-type="float" office:value="31.142857142857142" table:formula="of:=AVERAGE([.H30:.H43])" table:style-name="ce1">
            <text:p>31,14285714</text:p>
          </table:table-cell>
          <table:table-cell office:value-type="float" office:value="0" table:formula="of:=AVERAGE([.I30:.I43])" table:style-name="ce1">
            <text:p>0</text:p>
          </table:table-cell>
          <table:table-cell office:value-type="float" office:value="5.9783431222180043" table:formula="of:=LN([.J43])" table:style-name="ce1">
            <text:p>5,978343122</text:p>
          </table:table-cell>
          <table:table-cell office:value-type="float" office:value="2.2662174488231708" table:formula="of:=LN([.K43])" table:style-name="ce1">
            <text:p>2,266217449</text:p>
          </table:table-cell>
          <table:table-cell office:value-type="float" office:value="3.4385849137337758" table:formula="of:=LN([.L43])" table:style-name="ce1">
            <text:p>3,438584914</text:p>
          </table:table-cell>
          <table:table-cell office:value-type="float" office:value="0" table:formula="of:=LN([.M43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3<text:s/></text:p>
          </table:table-cell>
          <table:table-cell office:value-type="float" office:value="347" table:style-name="ce3">
            <text:p>347</text:p>
          </table:table-cell>
          <table:table-cell office:value-type="float" office:value="17" table:style-name="ce3">
            <text:p>17</text:p>
          </table:table-cell>
          <table:table-cell office:value-type="float" office:value="28" table:style-name="ce3">
            <text:p>28</text:p>
          </table:table-cell>
          <table:table-cell table:style-name="ce3"/>
          <table:table-cell office:value-type="float" office:value="2036" table:formula="of:=SUM([.B$4:.B44])" table:style-name="ce1">
            <text:p>2036</text:p>
          </table:table-cell>
          <table:table-cell office:value-type="float" office:value="52" table:formula="of:=SUM([.C$4:.C44])" table:style-name="ce1">
            <text:p>52</text:p>
          </table:table-cell>
          <table:table-cell office:value-type="float" office:value="157" table:formula="of:=SUM([.D$4:.D44])" table:style-name="ce1">
            <text:p>157</text:p>
          </table:table-cell>
          <table:table-cell office:value-type="float" office:value="0" table:formula="of:=SUM([.E$4:.E44])" table:style-name="ce1">
            <text:p>0</text:p>
          </table:table-cell>
          <table:table-cell office:value-type="float" office:value="540" table:formula="of:=AVERAGE([.F31:.F44])" table:style-name="ce1">
            <text:p>540</text:p>
          </table:table-cell>
          <table:table-cell office:value-type="float" office:value="13.357142857142858" table:formula="of:=AVERAGE([.G31:.G44])" table:style-name="ce1">
            <text:p>13,35714286</text:p>
          </table:table-cell>
          <table:table-cell office:value-type="float" office:value="41.214285714285715" table:formula="of:=AVERAGE([.H31:.H44])" table:style-name="ce1">
            <text:p>41,21428571</text:p>
          </table:table-cell>
          <table:table-cell office:value-type="float" office:value="0" table:formula="of:=AVERAGE([.I31:.I44])" table:style-name="ce1">
            <text:p>0</text:p>
          </table:table-cell>
          <table:table-cell office:value-type="float" office:value="6.2915691395583204" table:formula="of:=LN([.J44])" table:style-name="ce1">
            <text:p>6,29156914</text:p>
          </table:table-cell>
          <table:table-cell office:value-type="float" office:value="2.592051287239328" table:formula="of:=LN([.K44])" table:style-name="ce1">
            <text:p>2,592051287</text:p>
          </table:table-cell>
          <table:table-cell office:value-type="float" office:value="3.718784936892841" table:formula="of:=LN([.L44])" table:style-name="ce1">
            <text:p>3,718784937</text:p>
          </table:table-cell>
          <table:table-cell office:value-type="float" office:value="0" table:formula="of:=LN([.M44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4<text:s/></text:p>
          </table:table-cell>
          <table:table-cell office:value-type="float" office:value="466" table:style-name="ce3">
            <text:p>466</text:p>
          </table:table-cell>
          <table:table-cell office:value-type="float" office:value="28" table:style-name="ce3">
            <text:p>28</text:p>
          </table:table-cell>
          <table:table-cell office:value-type="float" office:value="39" table:style-name="ce3">
            <text:p>39</text:p>
          </table:table-cell>
          <table:table-cell table:style-name="ce3"/>
          <table:table-cell office:value-type="float" office:value="2502" table:formula="of:=SUM([.B$4:.B45])" table:style-name="ce1">
            <text:p>2502</text:p>
          </table:table-cell>
          <table:table-cell office:value-type="float" office:value="80" table:formula="of:=SUM([.C$4:.C45])" table:style-name="ce1">
            <text:p>80</text:p>
          </table:table-cell>
          <table:table-cell office:value-type="float" office:value="196" table:formula="of:=SUM([.D$4:.D45])" table:style-name="ce1">
            <text:p>196</text:p>
          </table:table-cell>
          <table:table-cell office:value-type="float" office:value="0" table:formula="of:=SUM([.E$4:.E45])" table:style-name="ce1">
            <text:p>0</text:p>
          </table:table-cell>
          <table:table-cell office:value-type="float" office:value="718.5" table:formula="of:=AVERAGE([.F32:.F45])" table:style-name="ce1">
            <text:p>718,5</text:p>
          </table:table-cell>
          <table:table-cell office:value-type="float" office:value="19.071428571428573" table:formula="of:=AVERAGE([.G32:.G45])" table:style-name="ce1">
            <text:p>19,07142857</text:p>
          </table:table-cell>
          <table:table-cell office:value-type="float" office:value="54.071428571428569" table:formula="of:=AVERAGE([.H32:.H45])" table:style-name="ce1">
            <text:p>54,07142857</text:p>
          </table:table-cell>
          <table:table-cell office:value-type="float" office:value="0" table:formula="of:=AVERAGE([.I32:.I45])" table:style-name="ce1">
            <text:p>0</text:p>
          </table:table-cell>
          <table:table-cell office:value-type="float" office:value="6.5771657055190795" table:formula="of:=LN([.J45])" table:style-name="ce1">
            <text:p>6,577165706</text:p>
          </table:table-cell>
          <table:table-cell office:value-type="float" office:value="2.9481913287849908" table:formula="of:=LN([.K45])" table:style-name="ce1">
            <text:p>2,948191329</text:p>
          </table:table-cell>
          <table:table-cell office:value-type="float" office:value="3.9903059238221901" table:formula="of:=LN([.L45])" table:style-name="ce1">
            <text:p>3,990305924</text:p>
          </table:table-cell>
          <table:table-cell office:value-type="float" office:value="0" table:formula="of:=LN([.M45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5<text:s/></text:p>
          </table:table-cell>
          <table:table-cell office:value-type="float" office:value="587" table:style-name="ce3">
            <text:p>587</text:p>
          </table:table-cell>
          <table:table-cell office:value-type="float" office:value="27" table:style-name="ce3">
            <text:p>27</text:p>
          </table:table-cell>
          <table:table-cell office:value-type="float" office:value="66" table:style-name="ce3">
            <text:p>66</text:p>
          </table:table-cell>
          <table:table-cell table:style-name="ce3"/>
          <table:table-cell office:value-type="float" office:value="3089" table:formula="of:=SUM([.B$4:.B46])" table:style-name="ce1">
            <text:p>3089</text:p>
          </table:table-cell>
          <table:table-cell office:value-type="float" office:value="107" table:formula="of:=SUM([.C$4:.C46])" table:style-name="ce1">
            <text:p>107</text:p>
          </table:table-cell>
          <table:table-cell office:value-type="float" office:value="262" table:formula="of:=SUM([.D$4:.D46])" table:style-name="ce1">
            <text:p>262</text:p>
          </table:table-cell>
          <table:table-cell office:value-type="float" office:value="0" table:formula="of:=SUM([.E$4:.E46])" table:style-name="ce1">
            <text:p>0</text:p>
          </table:table-cell>
          <table:table-cell office:value-type="float" office:value="938.92857142857144" table:formula="of:=AVERAGE([.F33:.F46])" table:style-name="ce1">
            <text:p>938,9285714</text:p>
          </table:table-cell>
          <table:table-cell office:value-type="float" office:value="26.714285714285715" table:formula="of:=AVERAGE([.G33:.G46])" table:style-name="ce1">
            <text:p>26,71428571</text:p>
          </table:table-cell>
          <table:table-cell office:value-type="float" office:value="71.642857142857139" table:formula="of:=AVERAGE([.H33:.H46])" table:style-name="ce1">
            <text:p>71,64285714</text:p>
          </table:table-cell>
          <table:table-cell office:value-type="float" office:value="0" table:formula="of:=AVERAGE([.I33:.I46])" table:style-name="ce1">
            <text:p>0</text:p>
          </table:table-cell>
          <table:table-cell office:value-type="float" office:value="6.8447394075487233" table:formula="of:=LN([.J46])" table:style-name="ce1">
            <text:p>6,844739408</text:p>
          </table:table-cell>
          <table:table-cell office:value-type="float" office:value="3.2851984677992734" table:formula="of:=LN([.K46])" table:style-name="ce1">
            <text:p>3,285198468</text:p>
          </table:table-cell>
          <table:table-cell office:value-type="float" office:value="4.271693458346677" table:formula="of:=LN([.L46])" table:style-name="ce1">
            <text:p>4,271693458</text:p>
          </table:table-cell>
          <table:table-cell office:value-type="float" office:value="0" table:formula="of:=LN([.M46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6<text:s/></text:p>
          </table:table-cell>
          <table:table-cell office:value-type="float" office:value="769" table:style-name="ce3">
            <text:p>769</text:p>
          </table:table-cell>
          <table:table-cell office:value-type="float" office:value="41" table:style-name="ce3">
            <text:p>41</text:p>
          </table:table-cell>
          <table:table-cell office:value-type="float" office:value="272" table:style-name="ce3">
            <text:p>272</text:p>
          </table:table-cell>
          <table:table-cell table:style-name="ce3"/>
          <table:table-cell office:value-type="float" office:value="3858" table:formula="of:=SUM([.B$4:.B47])" table:style-name="ce1">
            <text:p>3858</text:p>
          </table:table-cell>
          <table:table-cell office:value-type="float" office:value="148" table:formula="of:=SUM([.C$4:.C47])" table:style-name="ce1">
            <text:p>148</text:p>
          </table:table-cell>
          <table:table-cell office:value-type="float" office:value="534" table:formula="of:=SUM([.D$4:.D47])" table:style-name="ce1">
            <text:p>534</text:p>
          </table:table-cell>
          <table:table-cell office:value-type="float" office:value="0" table:formula="of:=SUM([.E$4:.E47])" table:style-name="ce1">
            <text:p>0</text:p>
          </table:table-cell>
          <table:table-cell office:value-type="float" office:value="1214.2857142857142" table:formula="of:=AVERAGE([.F34:.F47])" table:style-name="ce1">
            <text:p>1214,285714</text:p>
          </table:table-cell>
          <table:table-cell office:value-type="float" office:value="37.285714285714285" table:formula="of:=AVERAGE([.G34:.G47])" table:style-name="ce1">
            <text:p>37,28571429</text:p>
          </table:table-cell>
          <table:table-cell office:value-type="float" office:value="108.64285714285714" table:formula="of:=AVERAGE([.H34:.H47])" table:style-name="ce1">
            <text:p>108,6428571</text:p>
          </table:table-cell>
          <table:table-cell office:value-type="float" office:value="0" table:formula="of:=AVERAGE([.I34:.I47])" table:style-name="ce1">
            <text:p>0</text:p>
          </table:table-cell>
          <table:table-cell office:value-type="float" office:value="7.1019112934230941" table:formula="of:=LN([.J47])" table:style-name="ce1">
            <text:p>7,101911293</text:p>
          </table:table-cell>
          <table:table-cell office:value-type="float" office:value="3.6186102582673803" table:formula="of:=LN([.K47])" table:style-name="ce1">
            <text:p>3,618610258</text:p>
          </table:table-cell>
          <table:table-cell office:value-type="float" office:value="4.6880659626440346" table:formula="of:=LN([.L47])" table:style-name="ce1">
            <text:p>4,688065963</text:p>
          </table:table-cell>
          <table:table-cell office:value-type="float" office:value="0" table:formula="of:=LN([.M47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7<text:s/></text:p>
          </table:table-cell>
          <table:table-cell office:value-type="float" office:value="778" table:style-name="ce3">
            <text:p>778</text:p>
          </table:table-cell>
          <table:table-cell office:value-type="float" office:value="49" table:style-name="ce3">
            <text:p>49</text:p>
          </table:table-cell>
          <table:table-cell office:value-type="float" office:value="105" table:style-name="ce3">
            <text:p>105</text:p>
          </table:table-cell>
          <table:table-cell table:style-name="ce3"/>
          <table:table-cell office:value-type="float" office:value="4636" table:formula="of:=SUM([.B$4:.B48])" table:style-name="ce1">
            <text:p>4636</text:p>
          </table:table-cell>
          <table:table-cell office:value-type="float" office:value="197" table:formula="of:=SUM([.C$4:.C48])" table:style-name="ce1">
            <text:p>197</text:p>
          </table:table-cell>
          <table:table-cell office:value-type="float" office:value="639" table:formula="of:=SUM([.D$4:.D48])" table:style-name="ce1">
            <text:p>639</text:p>
          </table:table-cell>
          <table:table-cell office:value-type="float" office:value="0" table:formula="of:=SUM([.E$4:.E48])" table:style-name="ce1">
            <text:p>0</text:p>
          </table:table-cell>
          <table:table-cell office:value-type="float" office:value="1544.7857142857142" table:formula="of:=AVERAGE([.F35:.F48])" table:style-name="ce1">
            <text:p>1544,785714</text:p>
          </table:table-cell>
          <table:table-cell office:value-type="float" office:value="51.357142857142854" table:formula="of:=AVERAGE([.G35:.G48])" table:style-name="ce1">
            <text:p>51,35714286</text:p>
          </table:table-cell>
          <table:table-cell office:value-type="float" office:value="153.14285714285714" table:formula="of:=AVERAGE([.H35:.H48])" table:style-name="ce1">
            <text:p>153,1428571</text:p>
          </table:table-cell>
          <table:table-cell office:value-type="float" office:value="0" table:formula="of:=AVERAGE([.I35:.I48])" table:style-name="ce1">
            <text:p>0</text:p>
          </table:table-cell>
          <table:table-cell office:value-type="float" office:value="7.3426404834574299" table:formula="of:=LN([.J48])" table:style-name="ce1">
            <text:p>7,342640483</text:p>
          </table:table-cell>
          <table:table-cell office:value-type="float" office:value="3.9388040281057881" table:formula="of:=LN([.K48])" table:style-name="ce1">
            <text:p>3,938804028</text:p>
          </table:table-cell>
          <table:table-cell office:value-type="float" office:value="5.0313711925754339" table:formula="of:=LN([.L48])" table:style-name="ce1">
            <text:p>5,031371193</text:p>
          </table:table-cell>
          <table:table-cell office:value-type="float" office:value="0" table:formula="of:=LN([.M48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8<text:s/></text:p>
          </table:table-cell>
          <table:table-cell office:value-type="float" office:value="1247" table:style-name="ce3">
            <text:p>1247</text:p>
          </table:table-cell>
          <table:table-cell office:value-type="float" office:value="37" table:style-name="ce3">
            <text:p>37</text:p>
          </table:table-cell>
          <table:table-cell office:value-type="float" office:value="156" table:style-name="ce3">
            <text:p>156</text:p>
          </table:table-cell>
          <table:table-cell table:style-name="ce3"/>
          <table:table-cell office:value-type="float" office:value="5883" table:formula="of:=SUM([.B$4:.B49])" table:style-name="ce1">
            <text:p>5883</text:p>
          </table:table-cell>
          <table:table-cell office:value-type="float" office:value="234" table:formula="of:=SUM([.C$4:.C49])" table:style-name="ce1">
            <text:p>234</text:p>
          </table:table-cell>
          <table:table-cell office:value-type="float" office:value="795" table:formula="of:=SUM([.D$4:.D49])" table:style-name="ce1">
            <text:p>795</text:p>
          </table:table-cell>
          <table:table-cell office:value-type="float" office:value="0" table:formula="of:=SUM([.E$4:.E49])" table:style-name="ce1">
            <text:p>0</text:p>
          </table:table-cell>
          <table:table-cell office:value-type="float" office:value="1959.5714285714287" table:formula="of:=AVERAGE([.F36:.F49])" table:style-name="ce1">
            <text:p>1959,571429</text:p>
          </table:table-cell>
          <table:table-cell office:value-type="float" office:value="67.928571428571431" table:formula="of:=AVERAGE([.G36:.G49])" table:style-name="ce1">
            <text:p>67,92857143</text:p>
          </table:table-cell>
          <table:table-cell office:value-type="float" office:value="208.78571428571428" table:formula="of:=AVERAGE([.H36:.H49])" table:style-name="ce1">
            <text:p>208,7857143</text:p>
          </table:table-cell>
          <table:table-cell office:value-type="float" office:value="0" table:formula="of:=AVERAGE([.I36:.I49])" table:style-name="ce1">
            <text:p>0</text:p>
          </table:table-cell>
          <table:table-cell office:value-type="float" office:value="7.5804810694230937" table:formula="of:=LN([.J49])" table:style-name="ce1">
            <text:p>7,580481069</text:p>
          </table:table-cell>
          <table:table-cell office:value-type="float" office:value="4.2184567329301315" table:formula="of:=LN([.K49])" table:style-name="ce1">
            <text:p>4,218456733</text:p>
          </table:table-cell>
          <table:table-cell office:value-type="float" office:value="5.3413084354959874" table:formula="of:=LN([.L49])" table:style-name="ce1">
            <text:p>5,341308435</text:p>
          </table:table-cell>
          <table:table-cell office:value-type="float" office:value="0" table:formula="of:=LN([.M49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9<text:s/></text:p>
          </table:table-cell>
          <table:table-cell office:value-type="float" office:value="1492" table:style-name="ce3">
            <text:p>1492</text:p>
          </table:table-cell>
          <table:table-cell office:value-type="float" office:value="132" table:style-name="ce3">
            <text:p>132</text:p>
          </table:table-cell>
          <table:table-cell office:value-type="float" office:value="317" table:style-name="ce3">
            <text:p>317</text:p>
          </table:table-cell>
          <table:table-cell table:style-name="ce3"/>
          <table:table-cell office:value-type="float" office:value="7375" table:formula="of:=SUM([.B$4:.B50])" table:style-name="ce1">
            <text:p>7375</text:p>
          </table:table-cell>
          <table:table-cell office:value-type="float" office:value="366" table:formula="of:=SUM([.C$4:.C50])" table:style-name="ce1">
            <text:p>366</text:p>
          </table:table-cell>
          <table:table-cell office:value-type="float" office:value="1112" table:formula="of:=SUM([.D$4:.D50])" table:style-name="ce1">
            <text:p>1112</text:p>
          </table:table-cell>
          <table:table-cell office:value-type="float" office:value="0" table:formula="of:=SUM([.E$4:.E50])" table:style-name="ce1">
            <text:p>0</text:p>
          </table:table-cell>
          <table:table-cell office:value-type="float" office:value="2477.5" table:formula="of:=AVERAGE([.F37:.F50])" table:style-name="ce1">
            <text:p>2477,5</text:p>
          </table:table-cell>
          <table:table-cell office:value-type="float" office:value="93.928571428571431" table:formula="of:=AVERAGE([.G37:.G50])" table:style-name="ce1">
            <text:p>93,92857143</text:p>
          </table:table-cell>
          <table:table-cell office:value-type="float" office:value="287.07142857142856" table:formula="of:=AVERAGE([.H37:.H50])" table:style-name="ce1">
            <text:p>287,0714286</text:p>
          </table:table-cell>
          <table:table-cell office:value-type="float" office:value="0" table:formula="of:=AVERAGE([.I37:.I50])" table:style-name="ce1">
            <text:p>0</text:p>
          </table:table-cell>
          <table:table-cell office:value-type="float" office:value="7.8150052662041434" table:formula="of:=LN([.J50])" table:style-name="ce1">
            <text:p>7,815005266</text:p>
          </table:table-cell>
          <table:table-cell office:value-type="float" office:value="4.5425346149966064" table:formula="of:=LN([.K50])" table:style-name="ce1">
            <text:p>4,542534615</text:p>
          </table:table-cell>
          <table:table-cell office:value-type="float" office:value="5.6597310648339425" table:formula="of:=LN([.L50])" table:style-name="ce1">
            <text:p>5,659731065</text:p>
          </table:table-cell>
          <table:table-cell office:value-type="float" office:value="0" table:formula="of:=LN([.M50])" table:style-name="ce1">
            <text:p>#LICZBA!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10<text:s/></text:p>
          </table:table-cell>
          <table:table-cell office:value-type="float" office:value="1797" table:style-name="ce3">
            <text:p>1797</text:p>
          </table:table-cell>
          <table:table-cell office:value-type="float" office:value="97" table:style-name="ce3">
            <text:p>97</text:p>
          </table:table-cell>
          <table:table-cell office:value-type="float" office:value="27" table:style-name="ce3">
            <text:p>27</text:p>
          </table:table-cell>
          <table:table-cell office:value-type="float" office:value="2" table:style-name="ce3">
            <text:p>2</text:p>
          </table:table-cell>
          <table:table-cell office:value-type="float" office:value="9172" table:formula="of:=SUM([.B$4:.B51])" table:style-name="ce1">
            <text:p>9172</text:p>
          </table:table-cell>
          <table:table-cell office:value-type="float" office:value="463" table:formula="of:=SUM([.C$4:.C51])" table:style-name="ce1">
            <text:p>463</text:p>
          </table:table-cell>
          <table:table-cell office:value-type="float" office:value="1139" table:formula="of:=SUM([.D$4:.D51])" table:style-name="ce1">
            <text:p>1139</text:p>
          </table:table-cell>
          <table:table-cell office:value-type="float" office:value="2" table:formula="of:=SUM([.E$4:.E51])" table:style-name="ce1">
            <text:p>2</text:p>
          </table:table-cell>
          <table:table-cell office:value-type="float" office:value="3116.2857142857142" table:formula="of:=AVERAGE([.F38:.F51])" table:style-name="ce1">
            <text:p>3116,285714</text:p>
          </table:table-cell>
          <table:table-cell office:value-type="float" office:value="126.57142857142857" table:formula="of:=AVERAGE([.G38:.G51])" table:style-name="ce1">
            <text:p>126,5714286</text:p>
          </table:table-cell>
          <table:table-cell office:value-type="float" office:value="367.28571428571428" table:formula="of:=AVERAGE([.H38:.H51])" table:style-name="ce1">
            <text:p>367,2857143</text:p>
          </table:table-cell>
          <table:table-cell office:value-type="float" office:value="0.14285714285714285" table:formula="of:=AVERAGE([.I38:.I51])" table:style-name="ce1">
            <text:p>0,142857143</text:p>
          </table:table-cell>
          <table:table-cell office:value-type="float" office:value="8.044397095433375" table:formula="of:=LN([.J51])" table:style-name="ce1">
            <text:p>8,044397095</text:p>
          </table:table-cell>
          <table:table-cell office:value-type="float" office:value="4.8408068015497676" table:formula="of:=LN([.K51])" table:style-name="ce1">
            <text:p>4,840806802</text:p>
          </table:table-cell>
          <table:table-cell office:value-type="float" office:value="5.9061400582105765" table:formula="of:=LN([.L51])" table:style-name="ce1">
            <text:p>5,906140058</text:p>
          </table:table-cell>
          <table:table-cell office:value-type="float" office:value="-1.9459101490553135" table:formula="of:=LN([.M51])" table:style-name="ce1">
            <text:p>-1,94591014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11<text:s/></text:p>
          </table:table-cell>
          <table:table-cell office:value-type="float" office:value="977" table:style-name="ce3">
            <text:p>977</text:p>
          </table:table-cell>
          <table:table-cell office:value-type="float" office:value="168" table:style-name="ce3">
            <text:p>168</text:p>
          </table:table-cell>
          <table:table-cell office:value-type="float" office:value="157" table:style-name="ce3">
            <text:p>157</text:p>
          </table:table-cell>
          <table:table-cell table:style-name="ce3"/>
          <table:table-cell office:value-type="float" office:value="10149" table:formula="of:=SUM([.B$4:.B52])" table:style-name="ce1">
            <text:p>10149</text:p>
          </table:table-cell>
          <table:table-cell office:value-type="float" office:value="631" table:formula="of:=SUM([.C$4:.C52])" table:style-name="ce1">
            <text:p>631</text:p>
          </table:table-cell>
          <table:table-cell office:value-type="float" office:value="1296" table:formula="of:=SUM([.D$4:.D52])" table:style-name="ce1">
            <text:p>1296</text:p>
          </table:table-cell>
          <table:table-cell office:value-type="float" office:value="2" table:formula="of:=SUM([.E$4:.E52])" table:style-name="ce1">
            <text:p>2</text:p>
          </table:table-cell>
          <table:table-cell office:value-type="float" office:value="3818.2142857142858" table:formula="of:=AVERAGE([.F39:.F52])" table:style-name="ce1">
            <text:p>3818,214286</text:p>
          </table:table-cell>
          <table:table-cell office:value-type="float" office:value="170.85714285714286" table:formula="of:=AVERAGE([.G39:.G52])" table:style-name="ce1">
            <text:p>170,8571429</text:p>
          </table:table-cell>
          <table:table-cell office:value-type="float" office:value="458.57142857142856" table:formula="of:=AVERAGE([.H39:.H52])" table:style-name="ce1">
            <text:p>458,5714286</text:p>
          </table:table-cell>
          <table:table-cell office:value-type="float" office:value="0.2857142857142857" table:formula="of:=AVERAGE([.I39:.I52])" table:style-name="ce1">
            <text:p>0,285714286</text:p>
          </table:table-cell>
          <table:table-cell office:value-type="float" office:value="8.2475381278323425" table:formula="of:=LN([.J52])" table:style-name="ce1">
            <text:p>8,247538128</text:p>
          </table:table-cell>
          <table:table-cell office:value-type="float" office:value="5.1408277854552642" table:formula="of:=LN([.K52])" table:style-name="ce1">
            <text:p>5,140827785</text:p>
          </table:table-cell>
          <table:table-cell office:value-type="float" office:value="6.1281160670687482" table:formula="of:=LN([.L52])" table:style-name="ce1">
            <text:p>6,128116067</text:p>
          </table:table-cell>
          <table:table-cell office:value-type="float" office:value="-1.2527629684953681" table:formula="of:=LN([.M52])" table:style-name="ce1">
            <text:p>-1,25276296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12<text:s/></text:p>
          </table:table-cell>
          <table:table-cell office:value-type="float" office:value="2313" table:style-name="ce3">
            <text:p>2313</text:p>
          </table:table-cell>
          <table:table-cell office:value-type="float" office:value="196" table:style-name="ce3">
            <text:p>196</text:p>
          </table:table-cell>
          <table:table-cell office:value-type="float" office:value="271" table:style-name="ce3">
            <text:p>271</text:p>
          </table:table-cell>
          <table:table-cell office:value-type="float" office:value="1" table:style-name="ce3">
            <text:p>1</text:p>
          </table:table-cell>
          <table:table-cell office:value-type="float" office:value="12462" table:formula="of:=SUM([.B$4:.B53])" table:style-name="ce1">
            <text:p>12462</text:p>
          </table:table-cell>
          <table:table-cell office:value-type="float" office:value="827" table:formula="of:=SUM([.C$4:.C53])" table:style-name="ce1">
            <text:p>827</text:p>
          </table:table-cell>
          <table:table-cell office:value-type="float" office:value="1567" table:formula="of:=SUM([.D$4:.D53])" table:style-name="ce1">
            <text:p>1567</text:p>
          </table:table-cell>
          <table:table-cell office:value-type="float" office:value="3" table:formula="of:=SUM([.E$4:.E53])" table:style-name="ce1">
            <text:p>3</text:p>
          </table:table-cell>
          <table:table-cell office:value-type="float" office:value="4679.7857142857147" table:formula="of:=AVERAGE([.F40:.F53])" table:style-name="ce1">
            <text:p>4679,785714</text:p>
          </table:table-cell>
          <table:table-cell office:value-type="float" office:value="229.07142857142858" table:formula="of:=AVERAGE([.G40:.G53])" table:style-name="ce1">
            <text:p>229,0714286</text:p>
          </table:table-cell>
          <table:table-cell office:value-type="float" office:value="569" table:formula="of:=AVERAGE([.H40:.H53])" table:style-name="ce1">
            <text:p>569</text:p>
          </table:table-cell>
          <table:table-cell office:value-type="float" office:value="0.5" table:formula="of:=AVERAGE([.I40:.I53])" table:style-name="ce1">
            <text:p>0,5</text:p>
          </table:table-cell>
          <table:table-cell office:value-type="float" office:value="8.4510076003176238" table:formula="of:=LN([.J53])" table:style-name="ce1">
            <text:p>8,4510076</text:p>
          </table:table-cell>
          <table:table-cell office:value-type="float" office:value="5.4340338700778963" table:formula="of:=LN([.K53])" table:style-name="ce1">
            <text:p>5,43403387</text:p>
          </table:table-cell>
          <table:table-cell office:value-type="float" office:value="6.3438804341263308" table:formula="of:=LN([.L53])" table:style-name="ce1">
            <text:p>6,343880434</text:p>
          </table:table-cell>
          <table:table-cell office:value-type="float" office:value="-0.69314718055994529" table:formula="of:=LN([.M53])" table:style-name="ce1">
            <text:p>-0,69314718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13<text:s/></text:p>
          </table:table-cell>
          <table:table-cell office:value-type="float" office:value="2651" table:style-name="ce3">
            <text:p>2651</text:p>
          </table:table-cell>
          <table:table-cell office:value-type="float" office:value="189" table:style-name="ce3">
            <text:p>189</text:p>
          </table:table-cell>
          <table:table-cell office:value-type="float" office:value="802" table:style-name="ce3">
            <text:p>802</text:p>
          </table:table-cell>
          <table:table-cell office:value-type="float" office:value="3" table:style-name="ce3">
            <text:p>3</text:p>
          </table:table-cell>
          <table:table-cell office:value-type="float" office:value="15113" table:formula="of:=SUM([.B$4:.B54])" table:style-name="ce1">
            <text:p>15113</text:p>
          </table:table-cell>
          <table:table-cell office:value-type="float" office:value="1016" table:formula="of:=SUM([.C$4:.C54])" table:style-name="ce1">
            <text:p>1016</text:p>
          </table:table-cell>
          <table:table-cell office:value-type="float" office:value="2369" table:formula="of:=SUM([.D$4:.D54])" table:style-name="ce1">
            <text:p>2369</text:p>
          </table:table-cell>
          <table:table-cell office:value-type="float" office:value="6" table:formula="of:=SUM([.E$4:.E54])" table:style-name="ce1">
            <text:p>6</text:p>
          </table:table-cell>
          <table:table-cell office:value-type="float" office:value="5712.8571428571431" table:formula="of:=AVERAGE([.F41:.F54])" table:style-name="ce1">
            <text:p>5712,857143</text:p>
          </table:table-cell>
          <table:table-cell office:value-type="float" office:value="300.42857142857144" table:formula="of:=AVERAGE([.G41:.G54])" table:style-name="ce1">
            <text:p>300,4285714</text:p>
          </table:table-cell>
          <table:table-cell office:value-type="float" office:value="736.35714285714289" table:formula="of:=AVERAGE([.H41:.H54])" table:style-name="ce1">
            <text:p>736,3571429</text:p>
          </table:table-cell>
          <table:table-cell office:value-type="float" office:value="0.9285714285714286" table:formula="of:=AVERAGE([.I41:.I54])" table:style-name="ce1">
            <text:p>0,928571429</text:p>
          </table:table-cell>
          <table:table-cell office:value-type="float" office:value="8.6504745527855516" table:formula="of:=LN([.J54])" table:style-name="ce1">
            <text:p>8,650474553</text:p>
          </table:table-cell>
          <table:table-cell office:value-type="float" office:value="5.7052100266473866" table:formula="of:=LN([.K54])" table:style-name="ce1">
            <text:p>5,705210027</text:p>
          </table:table-cell>
          <table:table-cell office:value-type="float" office:value="6.601715249481126" table:formula="of:=LN([.L54])" table:style-name="ce1">
            <text:p>6,601715249</text:p>
          </table:table-cell>
          <table:table-cell office:value-type="float" office:value="-7.4107972153721849E-2" table:formula="of:=LN([.M54])" table:style-name="ce1">
            <text:p>-0,0741079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14<text:s/></text:p>
          </table:table-cell>
          <table:table-cell office:value-type="float" office:value="2547" table:style-name="ce3">
            <text:p>2547</text:p>
          </table:table-cell>
          <table:table-cell office:value-type="float" office:value="252" table:style-name="ce3">
            <text:p>252</text:p>
          </table:table-cell>
          <table:table-cell office:value-type="float" office:value="693" table:style-name="ce3">
            <text:p>693</text:p>
          </table:table-cell>
          <table:table-cell table:style-name="ce3"/>
          <table:table-cell office:value-type="float" office:value="17660" table:formula="of:=SUM([.B$4:.B55])" table:style-name="ce1">
            <text:p>17660</text:p>
          </table:table-cell>
          <table:table-cell office:value-type="float" office:value="1268" table:formula="of:=SUM([.C$4:.C55])" table:style-name="ce1">
            <text:p>1268</text:p>
          </table:table-cell>
          <table:table-cell office:value-type="float" office:value="3062" table:formula="of:=SUM([.D$4:.D55])" table:style-name="ce1">
            <text:p>3062</text:p>
          </table:table-cell>
          <table:table-cell office:value-type="float" office:value="6" table:formula="of:=SUM([.E$4:.E55])" table:style-name="ce1">
            <text:p>6</text:p>
          </table:table-cell>
          <table:table-cell office:value-type="float" office:value="6910.8571428571431" table:formula="of:=AVERAGE([.F42:.F55])" table:style-name="ce1">
            <text:p>6910,857143</text:p>
          </table:table-cell>
          <table:table-cell office:value-type="float" office:value="389.5" table:formula="of:=AVERAGE([.G42:.G55])" table:style-name="ce1">
            <text:p>389,5</text:p>
          </table:table-cell>
          <table:table-cell office:value-type="float" office:value="951" table:formula="of:=AVERAGE([.H42:.H55])" table:style-name="ce1">
            <text:p>951</text:p>
          </table:table-cell>
          <table:table-cell office:value-type="float" office:value="1.3571428571428572" table:formula="of:=AVERAGE([.I42:.I55])" table:style-name="ce1">
            <text:p>1,357142857</text:p>
          </table:table-cell>
          <table:table-cell office:value-type="float" office:value="8.8408489528977352" table:formula="of:=LN([.J55])" table:style-name="ce1">
            <text:p>8,840848953</text:p>
          </table:table-cell>
          <table:table-cell office:value-type="float" office:value="5.9648638653108028" table:formula="of:=LN([.K55])" table:style-name="ce1">
            <text:p>5,964863865</text:p>
          </table:table-cell>
          <table:table-cell office:value-type="float" office:value="6.8575140625453903" table:formula="of:=LN([.L55])" table:style-name="ce1">
            <text:p>6,857514063</text:p>
          </table:table-cell>
          <table:table-cell office:value-type="float" office:value="0.30538164955118191" table:formula="of:=LN([.M55])" table:style-name="ce1">
            <text:p>0,3053816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15<text:s/></text:p>
          </table:table-cell>
          <table:table-cell office:value-type="float" office:value="3497" table:style-name="ce3">
            <text:p>3497</text:p>
          </table:table-cell>
          <table:table-cell office:value-type="float" office:value="173" table:style-name="ce3">
            <text:p>173</text:p>
          </table:table-cell>
          <table:table-cell office:value-type="float" office:value="733" table:style-name="ce3">
            <text:p>733</text:p>
          </table:table-cell>
          <table:table-cell office:value-type="float" office:value="2" table:style-name="ce3">
            <text:p>2</text:p>
          </table:table-cell>
          <table:table-cell office:value-type="float" office:value="21157" table:formula="of:=SUM([.B$4:.B56])" table:style-name="ce1">
            <text:p>21157</text:p>
          </table:table-cell>
          <table:table-cell office:value-type="float" office:value="1441" table:formula="of:=SUM([.C$4:.C56])" table:style-name="ce1">
            <text:p>1441</text:p>
          </table:table-cell>
          <table:table-cell office:value-type="float" office:value="3795" table:formula="of:=SUM([.D$4:.D56])" table:style-name="ce1">
            <text:p>3795</text:p>
          </table:table-cell>
          <table:table-cell office:value-type="float" office:value="8" table:formula="of:=SUM([.E$4:.E56])" table:style-name="ce1">
            <text:p>8</text:p>
          </table:table-cell>
          <table:table-cell office:value-type="float" office:value="8341.5" table:formula="of:=AVERAGE([.F43:.F56])" table:style-name="ce1">
            <text:p>8341,5</text:p>
          </table:table-cell>
          <table:table-cell office:value-type="float" office:value="490.35714285714283" table:formula="of:=AVERAGE([.G43:.G56])" table:style-name="ce1">
            <text:p>490,3571429</text:p>
          </table:table-cell>
          <table:table-cell office:value-type="float" office:value="1218" table:formula="of:=AVERAGE([.H43:.H56])" table:style-name="ce1">
            <text:p>1218</text:p>
          </table:table-cell>
          <table:table-cell office:value-type="float" office:value="1.9285714285714286" table:formula="of:=AVERAGE([.I43:.I56])" table:style-name="ce1">
            <text:p>1,928571429</text:p>
          </table:table-cell>
          <table:table-cell office:value-type="float" office:value="9.0289983352957286" table:formula="of:=LN([.J56])" table:style-name="ce1">
            <text:p>9,028998335</text:p>
          </table:table-cell>
          <table:table-cell office:value-type="float" office:value="6.1951339885868126" table:formula="of:=LN([.K56])" table:style-name="ce1">
            <text:p>6,195133989</text:p>
          </table:table-cell>
          <table:table-cell office:value-type="float" office:value="7.1049654482698426" table:formula="of:=LN([.L56])" table:style-name="ce1">
            <text:p>7,104965448</text:p>
          </table:table-cell>
          <table:table-cell office:value-type="float" office:value="0.6567795363890705" table:formula="of:=LN([.M56])" table:style-name="ce1">
            <text:p>0,65677953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16<text:s/></text:p>
          </table:table-cell>
          <table:table-cell office:value-type="float" office:value="3590" table:style-name="ce3">
            <text:p>3590</text:p>
          </table:table-cell>
          <table:table-cell office:value-type="float" office:value="368" table:style-name="ce3">
            <text:p>368</text:p>
          </table:table-cell>
          <table:table-cell office:value-type="float" office:value="1043" table:style-name="ce3">
            <text:p>1043</text:p>
          </table:table-cell>
          <table:table-cell office:value-type="float" office:value="4" table:style-name="ce3">
            <text:p>4</text:p>
          </table:table-cell>
          <table:table-cell office:value-type="float" office:value="24747" table:formula="of:=SUM([.B$4:.B57])" table:style-name="ce1">
            <text:p>24747</text:p>
          </table:table-cell>
          <table:table-cell office:value-type="float" office:value="1809" table:formula="of:=SUM([.C$4:.C57])" table:style-name="ce1">
            <text:p>1809</text:p>
          </table:table-cell>
          <table:table-cell office:value-type="float" office:value="4838" table:formula="of:=SUM([.D$4:.D57])" table:style-name="ce1">
            <text:p>4838</text:p>
          </table:table-cell>
          <table:table-cell office:value-type="float" office:value="12" table:formula="of:=SUM([.E$4:.E57])" table:style-name="ce1">
            <text:p>12</text:p>
          </table:table-cell>
          <table:table-cell office:value-type="float" office:value="9988.5" table:formula="of:=AVERAGE([.F44:.F57])" table:style-name="ce1">
            <text:p>9988,5</text:p>
          </table:table-cell>
          <table:table-cell office:value-type="float" office:value="617.07142857142856" table:formula="of:=AVERAGE([.G44:.G57])" table:style-name="ce1">
            <text:p>617,0714286</text:p>
          </table:table-cell>
          <table:table-cell office:value-type="float" office:value="1554.3571428571429" table:formula="of:=AVERAGE([.H44:.H57])" table:style-name="ce1">
            <text:p>1554,357143</text:p>
          </table:table-cell>
          <table:table-cell office:value-type="float" office:value="2.7857142857142856" table:formula="of:=AVERAGE([.I44:.I57])" table:style-name="ce1">
            <text:p>2,785714286</text:p>
          </table:table-cell>
          <table:table-cell office:value-type="float" office:value="9.2091897102187872" table:formula="of:=LN([.J57])" table:style-name="ce1">
            <text:p>9,20918971</text:p>
          </table:table-cell>
          <table:table-cell office:value-type="float" office:value="6.4249847847436259" table:formula="of:=LN([.K57])" table:style-name="ce1">
            <text:p>6,424984785</text:p>
          </table:table-cell>
          <table:table-cell office:value-type="float" office:value="7.3488173261810337" table:formula="of:=LN([.L57])" table:style-name="ce1">
            <text:p>7,348817326</text:p>
          </table:table-cell>
          <table:table-cell office:value-type="float" office:value="1.0245043165143877" table:formula="of:=LN([.M57])" table:style-name="ce1">
            <text:p>1,02450431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17<text:s/></text:p>
          </table:table-cell>
          <table:table-cell office:value-type="float" office:value="3233" table:style-name="ce3">
            <text:p>3233</text:p>
          </table:table-cell>
          <table:table-cell office:value-type="float" office:value="349" table:style-name="ce3">
            <text:p>349</text:p>
          </table:table-cell>
          <table:table-cell office:value-type="float" office:value="1174" table:style-name="ce3">
            <text:p>1174</text:p>
          </table:table-cell>
          <table:table-cell office:value-type="float" office:value="1" table:style-name="ce3">
            <text:p>1</text:p>
          </table:table-cell>
          <table:table-cell office:value-type="float" office:value="27980" table:formula="of:=SUM([.B$4:.B58])" table:style-name="ce1">
            <text:p>27980</text:p>
          </table:table-cell>
          <table:table-cell office:value-type="float" office:value="2158" table:formula="of:=SUM([.C$4:.C58])" table:style-name="ce1">
            <text:p>2158</text:p>
          </table:table-cell>
          <table:table-cell office:value-type="float" office:value="6012" table:formula="of:=SUM([.D$4:.D58])" table:style-name="ce1">
            <text:p>6012</text:p>
          </table:table-cell>
          <table:table-cell office:value-type="float" office:value="13" table:formula="of:=SUM([.E$4:.E58])" table:style-name="ce1">
            <text:p>13</text:p>
          </table:table-cell>
          <table:table-cell office:value-type="float" office:value="11841.642857142857" table:formula="of:=AVERAGE([.F45:.F58])" table:style-name="ce1">
            <text:p>11841,64286</text:p>
          </table:table-cell>
          <table:table-cell office:value-type="float" office:value="767.5" table:formula="of:=AVERAGE([.G45:.G58])" table:style-name="ce1">
            <text:p>767,5</text:p>
          </table:table-cell>
          <table:table-cell office:value-type="float" office:value="1972.5714285714287" table:formula="of:=AVERAGE([.H45:.H58])" table:style-name="ce1">
            <text:p>1972,571429</text:p>
          </table:table-cell>
          <table:table-cell office:value-type="float" office:value="3.7142857142857144" table:formula="of:=AVERAGE([.I45:.I58])" table:style-name="ce1">
            <text:p>3,714285714</text:p>
          </table:table-cell>
          <table:table-cell office:value-type="float" office:value="9.3793776536386915" table:formula="of:=LN([.J58])" table:style-name="ce1">
            <text:p>9,379377654</text:p>
          </table:table-cell>
          <table:table-cell office:value-type="float" office:value="6.6431384794613519" table:formula="of:=LN([.K58])" table:style-name="ce1">
            <text:p>6,643138479</text:p>
          </table:table-cell>
          <table:table-cell office:value-type="float" office:value="7.5870932642678959" table:formula="of:=LN([.L58])" table:style-name="ce1">
            <text:p>7,587093264</text:p>
          </table:table-cell>
          <table:table-cell office:value-type="float" office:value="1.3121863889661687" table:formula="of:=LN([.M58])" table:style-name="ce1">
            <text:p>1,31218638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18<text:s/></text:p>
          </table:table-cell>
          <table:table-cell office:value-type="float" office:value="3526" table:style-name="ce3">
            <text:p>3526</text:p>
          </table:table-cell>
          <table:table-cell office:value-type="float" office:value="345" table:style-name="ce3">
            <text:p>345</text:p>
          </table:table-cell>
          <table:table-cell office:value-type="float" office:value="1144" table:style-name="ce3">
            <text:p>1144</text:p>
          </table:table-cell>
          <table:table-cell table:style-name="ce3"/>
          <table:table-cell office:value-type="float" office:value="31506" table:formula="of:=SUM([.B$4:.B59])" table:style-name="ce1">
            <text:p>31506</text:p>
          </table:table-cell>
          <table:table-cell office:value-type="float" office:value="2503" table:formula="of:=SUM([.C$4:.C59])" table:style-name="ce1">
            <text:p>2503</text:p>
          </table:table-cell>
          <table:table-cell office:value-type="float" office:value="7156" table:formula="of:=SUM([.D$4:.D59])" table:style-name="ce1">
            <text:p>7156</text:p>
          </table:table-cell>
          <table:table-cell office:value-type="float" office:value="13" table:formula="of:=SUM([.E$4:.E59])" table:style-name="ce1">
            <text:p>13</text:p>
          </table:table-cell>
          <table:table-cell office:value-type="float" office:value="13913.357142857143" table:formula="of:=AVERAGE([.F46:.F59])" table:style-name="ce1">
            <text:p>13913,35714</text:p>
          </table:table-cell>
          <table:table-cell office:value-type="float" office:value="940.57142857142856" table:formula="of:=AVERAGE([.G46:.G59])" table:style-name="ce1">
            <text:p>940,5714286</text:p>
          </table:table-cell>
          <table:table-cell office:value-type="float" office:value="2469.7142857142858" table:formula="of:=AVERAGE([.H46:.H59])" table:style-name="ce1">
            <text:p>2469,714286</text:p>
          </table:table-cell>
          <table:table-cell office:value-type="float" office:value="4.6428571428571432" table:formula="of:=AVERAGE([.I46:.I59])" table:style-name="ce1">
            <text:p>4,642857143</text:p>
          </table:table-cell>
          <table:table-cell office:value-type="float" office:value="9.5406046032354901" table:formula="of:=LN([.J59])" table:style-name="ce1">
            <text:p>9,540604603</text:p>
          </table:table-cell>
          <table:table-cell office:value-type="float" office:value="6.8464875933015925" table:formula="of:=LN([.K59])" table:style-name="ce1">
            <text:p>6,846487593</text:p>
          </table:table-cell>
          <table:table-cell office:value-type="float" office:value="7.8118577491314083" table:formula="of:=LN([.L59])" table:style-name="ce1">
            <text:p>7,811857749</text:p>
          </table:table-cell>
          <table:table-cell office:value-type="float" office:value="1.5353299402803786" table:formula="of:=LN([.M59])" table:style-name="ce1">
            <text:p>1,5353299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19<text:s/></text:p>
          </table:table-cell>
          <table:table-cell office:value-type="float" office:value="4207" table:style-name="ce3">
            <text:p>4207</text:p>
          </table:table-cell>
          <table:table-cell office:value-type="float" office:value="473" table:style-name="ce3">
            <text:p>473</text:p>
          </table:table-cell>
          <table:table-cell office:value-type="float" office:value="1042" table:style-name="ce3">
            <text:p>1042</text:p>
          </table:table-cell>
          <table:table-cell table:style-name="ce3"/>
          <table:table-cell office:value-type="float" office:value="35713" table:formula="of:=SUM([.B$4:.B60])" table:style-name="ce1">
            <text:p>35713</text:p>
          </table:table-cell>
          <table:table-cell office:value-type="float" office:value="2976" table:formula="of:=SUM([.C$4:.C60])" table:style-name="ce1">
            <text:p>2976</text:p>
          </table:table-cell>
          <table:table-cell office:value-type="float" office:value="8198" table:formula="of:=SUM([.D$4:.D60])" table:style-name="ce1">
            <text:p>8198</text:p>
          </table:table-cell>
          <table:table-cell office:value-type="float" office:value="13" table:formula="of:=SUM([.E$4:.E60])" table:style-name="ce1">
            <text:p>13</text:p>
          </table:table-cell>
          <table:table-cell office:value-type="float" office:value="16243.642857142857" table:formula="of:=AVERAGE([.F47:.F60])" table:style-name="ce1">
            <text:p>16243,64286</text:p>
          </table:table-cell>
          <table:table-cell office:value-type="float" office:value="1145.5" table:formula="of:=AVERAGE([.G47:.G60])" table:style-name="ce1">
            <text:p>1145,5</text:p>
          </table:table-cell>
          <table:table-cell office:value-type="float" office:value="3036.5714285714284" table:formula="of:=AVERAGE([.H47:.H60])" table:style-name="ce1">
            <text:p>3036,571429</text:p>
          </table:table-cell>
          <table:table-cell office:value-type="float" office:value="5.5714285714285712" table:formula="of:=AVERAGE([.I47:.I60])" table:style-name="ce1">
            <text:p>5,571428571</text:p>
          </table:table-cell>
          <table:table-cell office:value-type="float" office:value="9.6954569024245529" table:formula="of:=LN([.J60])" table:style-name="ce1">
            <text:p>9,695456902</text:p>
          </table:table-cell>
          <table:table-cell office:value-type="float" office:value="7.0435965018935498" table:formula="of:=LN([.K60])" table:style-name="ce1">
            <text:p>7,043596502</text:p>
          </table:table-cell>
          <table:table-cell office:value-type="float" office:value="8.0184843383843365" table:formula="of:=LN([.L60])" table:style-name="ce1">
            <text:p>8,018484338</text:p>
          </table:table-cell>
          <table:table-cell office:value-type="float" office:value="1.7176514970743331" table:formula="of:=LN([.M60])" table:style-name="ce1">
            <text:p>1,71765149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20<text:s/></text:p>
          </table:table-cell>
          <table:table-cell office:value-type="float" office:value="5322" table:style-name="ce3">
            <text:p>5322</text:p>
          </table:table-cell>
          <table:table-cell office:value-type="float" office:value="431" table:style-name="ce3">
            <text:p>431</text:p>
          </table:table-cell>
          <table:table-cell office:value-type="float" office:value="2801" table:style-name="ce3">
            <text:p>2801</text:p>
          </table:table-cell>
          <table:table-cell office:value-type="float" office:value="8" table:style-name="ce3">
            <text:p>8</text:p>
          </table:table-cell>
          <table:table-cell office:value-type="float" office:value="41035" table:formula="of:=SUM([.B$4:.B61])" table:style-name="ce1">
            <text:p>41035</text:p>
          </table:table-cell>
          <table:table-cell office:value-type="float" office:value="3407" table:formula="of:=SUM([.C$4:.C61])" table:style-name="ce1">
            <text:p>3407</text:p>
          </table:table-cell>
          <table:table-cell office:value-type="float" office:value="10999" table:formula="of:=SUM([.D$4:.D61])" table:style-name="ce1">
            <text:p>10999</text:p>
          </table:table-cell>
          <table:table-cell office:value-type="float" office:value="21" table:formula="of:=SUM([.E$4:.E61])" table:style-name="ce1">
            <text:p>21</text:p>
          </table:table-cell>
          <table:table-cell office:value-type="float" office:value="18899.142857142859" table:formula="of:=AVERAGE([.F48:.F61])" table:style-name="ce1">
            <text:p>18899,14286</text:p>
          </table:table-cell>
          <table:table-cell office:value-type="float" office:value="1378.2857142857142" table:formula="of:=AVERAGE([.G48:.G61])" table:style-name="ce1">
            <text:p>1378,285714</text:p>
          </table:table-cell>
          <table:table-cell office:value-type="float" office:value="3784.0714285714284" table:formula="of:=AVERAGE([.H48:.H61])" table:style-name="ce1">
            <text:p>3784,071429</text:p>
          </table:table-cell>
          <table:table-cell office:value-type="float" office:value="7.0714285714285712" table:formula="of:=AVERAGE([.I48:.I61])" table:style-name="ce1">
            <text:p>7,071428571</text:p>
          </table:table-cell>
          <table:table-cell office:value-type="float" office:value="9.8468718485454012" table:formula="of:=LN([.J61])" table:style-name="ce1">
            <text:p>9,846871849</text:p>
          </table:table-cell>
          <table:table-cell office:value-type="float" office:value="7.228595769911653" table:formula="of:=LN([.K61])" table:style-name="ce1">
            <text:p>7,22859577</text:p>
          </table:table-cell>
          <table:table-cell office:value-type="float" office:value="8.2385558064659747" table:formula="of:=LN([.L61])" table:style-name="ce1">
            <text:p>8,238555806</text:p>
          </table:table-cell>
          <table:table-cell office:value-type="float" office:value="1.9560625205193314" table:formula="of:=LN([.M61])" table:style-name="ce1">
            <text:p>1,95606252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21<text:s/></text:p>
          </table:table-cell>
          <table:table-cell office:value-type="float" office:value="5986" table:style-name="ce3">
            <text:p>5986</text:p>
          </table:table-cell>
          <table:table-cell office:value-type="float" office:value="625" table:style-name="ce3">
            <text:p>625</text:p>
          </table:table-cell>
          <table:table-cell office:value-type="float" office:value="7324" table:style-name="ce3">
            <text:p>7324</text:p>
          </table:table-cell>
          <table:table-cell office:value-type="float" office:value="25" table:style-name="ce3">
            <text:p>25</text:p>
          </table:table-cell>
          <table:table-cell office:value-type="float" office:value="47021" table:formula="of:=SUM([.B$4:.B62])" table:style-name="ce1">
            <text:p>47021</text:p>
          </table:table-cell>
          <table:table-cell office:value-type="float" office:value="4032" table:formula="of:=SUM([.C$4:.C62])" table:style-name="ce1">
            <text:p>4032</text:p>
          </table:table-cell>
          <table:table-cell office:value-type="float" office:value="18323" table:formula="of:=SUM([.D$4:.D62])" table:style-name="ce1">
            <text:p>18323</text:p>
          </table:table-cell>
          <table:table-cell office:value-type="float" office:value="46" table:formula="of:=SUM([.E$4:.E62])" table:style-name="ce1">
            <text:p>46</text:p>
          </table:table-cell>
          <table:table-cell office:value-type="float" office:value="21926.642857142859" table:formula="of:=AVERAGE([.F49:.F62])" table:style-name="ce1">
            <text:p>21926,64286</text:p>
          </table:table-cell>
          <table:table-cell office:value-type="float" office:value="1652.2142857142858" table:formula="of:=AVERAGE([.G49:.G62])" table:style-name="ce1">
            <text:p>1652,214286</text:p>
          </table:table-cell>
          <table:table-cell office:value-type="float" office:value="5047.2142857142853" table:formula="of:=AVERAGE([.H49:.H62])" table:style-name="ce1">
            <text:p>5047,214286</text:p>
          </table:table-cell>
          <table:table-cell office:value-type="float" office:value="10.357142857142858" table:formula="of:=AVERAGE([.I49:.I62])" table:style-name="ce1">
            <text:p>10,35714286</text:p>
          </table:table-cell>
          <table:table-cell office:value-type="float" office:value="9.9954577452036979" table:formula="of:=LN([.J62])" table:style-name="ce1">
            <text:p>9,995457745</text:p>
          </table:table-cell>
          <table:table-cell office:value-type="float" office:value="7.409871658571042" table:formula="of:=LN([.K62])" table:style-name="ce1">
            <text:p>7,409871659</text:p>
          </table:table-cell>
          <table:table-cell office:value-type="float" office:value="8.526591743476251" table:formula="of:=LN([.L62])" table:style-name="ce1">
            <text:p>8,526591743</text:p>
          </table:table-cell>
          <table:table-cell office:value-type="float" office:value="2.3376764128053158" table:formula="of:=LN([.M62])" table:style-name="ce1">
            <text:p>2,337676413</text:p>
          </table:table-cell>
          <table:table-cell table:style-name="ce1">
            <draw:frame draw:z-index="3" draw:id="id2" draw:style-name="a2" draw:name="Wykres 33" svg:x="0.65625in" svg:y="0.1875in" svg:width="10.39583in" svg:height="7.7916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office:value-type="string" table:style-name="ce1">
            <text:p>III 22<text:s/></text:p>
          </table:table-cell>
          <table:table-cell office:value-type="float" office:value="6557" table:style-name="ce3">
            <text:p>6557</text:p>
          </table:table-cell>
          <table:table-cell office:value-type="float" office:value="795" table:style-name="ce3">
            <text:p>795</text:p>
          </table:table-cell>
          <table:table-cell office:value-type="float" office:value="3140" table:style-name="ce3">
            <text:p>3140</text:p>
          </table:table-cell>
          <table:table-cell office:value-type="float" office:value="21" table:style-name="ce3">
            <text:p>21</text:p>
          </table:table-cell>
          <table:table-cell office:value-type="float" office:value="53578" table:formula="of:=SUM([.B$4:.B63])" table:style-name="ce1">
            <text:p>53578</text:p>
          </table:table-cell>
          <table:table-cell office:value-type="float" office:value="4827" table:formula="of:=SUM([.C$4:.C63])" table:style-name="ce1">
            <text:p>4827</text:p>
          </table:table-cell>
          <table:table-cell office:value-type="float" office:value="21463" table:formula="of:=SUM([.D$4:.D63])" table:style-name="ce1">
            <text:p>21463</text:p>
          </table:table-cell>
          <table:table-cell office:value-type="float" office:value="67" table:formula="of:=SUM([.E$4:.E63])" table:style-name="ce1">
            <text:p>67</text:p>
          </table:table-cell>
          <table:table-cell office:value-type="float" office:value="25333.428571428572" table:formula="of:=AVERAGE([.F50:.F63])" table:style-name="ce1">
            <text:p>25333,42857</text:p>
          </table:table-cell>
          <table:table-cell office:value-type="float" office:value="1980.2857142857142" table:formula="of:=AVERAGE([.G50:.G63])" table:style-name="ce1">
            <text:p>1980,285714</text:p>
          </table:table-cell>
          <table:table-cell office:value-type="float" office:value="6523.5" table:formula="of:=AVERAGE([.H50:.H63])" table:style-name="ce1">
            <text:p>6523,5</text:p>
          </table:table-cell>
          <table:table-cell office:value-type="float" office:value="15.142857142857142" table:formula="of:=AVERAGE([.I50:.I63])" table:style-name="ce1">
            <text:p>15,14285714</text:p>
          </table:table-cell>
          <table:table-cell office:value-type="float" office:value="10.139880089991788" table:formula="of:=LN([.J63])" table:style-name="ce1">
            <text:p>10,13988009</text:p>
          </table:table-cell>
          <table:table-cell office:value-type="float" office:value="7.5909964134226167" table:formula="of:=LN([.K63])" table:style-name="ce1">
            <text:p>7,590996413</text:p>
          </table:table-cell>
          <table:table-cell office:value-type="float" office:value="8.7831663207058028" table:formula="of:=LN([.L63])" table:style-name="ce1">
            <text:p>8,783166321</text:p>
          </table:table-cell>
          <table:table-cell office:value-type="float" office:value="2.7175289450567539" table:formula="of:=LN([.M63])" table:style-name="ce1">
            <text:p>2,7175289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23<text:s/></text:p>
          </table:table-cell>
          <table:table-cell office:value-type="float" office:value="5560" table:style-name="ce3">
            <text:p>5560</text:p>
          </table:table-cell>
          <table:table-cell office:value-type="float" office:value="649" table:style-name="ce3">
            <text:p>649</text:p>
          </table:table-cell>
          <table:table-cell office:value-type="float" office:value="3311" table:style-name="ce3">
            <text:p>3311</text:p>
          </table:table-cell>
          <table:table-cell office:value-type="float" office:value="27" table:style-name="ce3">
            <text:p>27</text:p>
          </table:table-cell>
          <table:table-cell office:value-type="float" office:value="59138" table:formula="of:=SUM([.B$4:.B64])" table:style-name="ce1">
            <text:p>59138</text:p>
          </table:table-cell>
          <table:table-cell office:value-type="float" office:value="5476" table:formula="of:=SUM([.C$4:.C64])" table:style-name="ce1">
            <text:p>5476</text:p>
          </table:table-cell>
          <table:table-cell office:value-type="float" office:value="24774" table:formula="of:=SUM([.D$4:.D64])" table:style-name="ce1">
            <text:p>24774</text:p>
          </table:table-cell>
          <table:table-cell office:value-type="float" office:value="94" table:formula="of:=SUM([.E$4:.E64])" table:style-name="ce1">
            <text:p>94</text:p>
          </table:table-cell>
          <table:table-cell office:value-type="float" office:value="29030.785714285714" table:formula="of:=AVERAGE([.F51:.F64])" table:style-name="ce1">
            <text:p>29030,78571</text:p>
          </table:table-cell>
          <table:table-cell office:value-type="float" office:value="2345.2857142857142" table:formula="of:=AVERAGE([.G51:.G64])" table:style-name="ce1">
            <text:p>2345,285714</text:p>
          </table:table-cell>
          <table:table-cell office:value-type="float" office:value="8213.6428571428569" table:formula="of:=AVERAGE([.H51:.H64])" table:style-name="ce1">
            <text:p>8213,642857</text:p>
          </table:table-cell>
          <table:table-cell office:value-type="float" office:value="21.857142857142858" table:formula="of:=AVERAGE([.I51:.I64])" table:style-name="ce1">
            <text:p>21,85714286</text:p>
          </table:table-cell>
          <table:table-cell office:value-type="float" office:value="10.276112122249575" table:formula="of:=LN([.J64])" table:style-name="ce1">
            <text:p>10,27611212</text:p>
          </table:table-cell>
          <table:table-cell office:value-type="float" office:value="7.7601625132392051" table:formula="of:=LN([.K64])" table:style-name="ce1">
            <text:p>7,760162513</text:p>
          </table:table-cell>
          <table:table-cell office:value-type="float" office:value="9.0135518137980224" table:formula="of:=LN([.L64])" table:style-name="ce1">
            <text:p>9,013551814</text:p>
          </table:table-cell>
          <table:table-cell office:value-type="float" office:value="3.0845277723371223" table:formula="of:=LN([.M64])" table:style-name="ce1">
            <text:p>3,08452777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24<text:s/></text:p>
          </table:table-cell>
          <table:table-cell office:value-type="float" office:value="4789" table:style-name="ce3">
            <text:p>4789</text:p>
          </table:table-cell>
          <table:table-cell office:value-type="float" office:value="601" table:style-name="ce3">
            <text:p>601</text:p>
          </table:table-cell>
          <table:table-cell office:value-type="float" office:value="5538" table:style-name="ce3">
            <text:p>5538</text:p>
          </table:table-cell>
          <table:table-cell office:value-type="float" office:value="32" table:style-name="ce3">
            <text:p>32</text:p>
          </table:table-cell>
          <table:table-cell office:value-type="float" office:value="63927" table:formula="of:=SUM([.B$4:.B65])" table:style-name="ce1">
            <text:p>63927</text:p>
          </table:table-cell>
          <table:table-cell office:value-type="float" office:value="6077" table:formula="of:=SUM([.C$4:.C65])" table:style-name="ce1">
            <text:p>6077</text:p>
          </table:table-cell>
          <table:table-cell office:value-type="float" office:value="30312" table:formula="of:=SUM([.D$4:.D65])" table:style-name="ce1">
            <text:p>30312</text:p>
          </table:table-cell>
          <table:table-cell office:value-type="float" office:value="126" table:formula="of:=SUM([.E$4:.E65])" table:style-name="ce1">
            <text:p>126</text:p>
          </table:table-cell>
          <table:table-cell office:value-type="float" office:value="32941.857142857145" table:formula="of:=AVERAGE([.F52:.F65])" table:style-name="ce1">
            <text:p>32941,85714</text:p>
          </table:table-cell>
          <table:table-cell office:value-type="float" office:value="2746.2857142857142" table:formula="of:=AVERAGE([.G52:.G65])" table:style-name="ce1">
            <text:p>2746,285714</text:p>
          </table:table-cell>
          <table:table-cell office:value-type="float" office:value="10297.428571428571" table:formula="of:=AVERAGE([.H52:.H65])" table:style-name="ce1">
            <text:p>10297,42857</text:p>
          </table:table-cell>
          <table:table-cell office:value-type="float" office:value="30.714285714285715" table:formula="of:=AVERAGE([.I52:.I65])" table:style-name="ce1">
            <text:p>30,71428571</text:p>
          </table:table-cell>
          <table:table-cell office:value-type="float" office:value="10.40249938170694" table:formula="of:=LN([.J65])" table:style-name="ce1">
            <text:p>10,40249938</text:p>
          </table:table-cell>
          <table:table-cell office:value-type="float" office:value="7.9180046283609915" table:formula="of:=LN([.K65])" table:style-name="ce1">
            <text:p>7,918004628</text:p>
          </table:table-cell>
          <table:table-cell office:value-type="float" office:value="9.2396494897898016" table:formula="of:=LN([.L65])" table:style-name="ce1">
            <text:p>9,23964949</text:p>
          </table:table-cell>
          <table:table-cell office:value-type="float" office:value="3.4247278790723494" table:formula="of:=LN([.M65])" table:style-name="ce1">
            <text:p>3,42472787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25<text:s/></text:p>
          </table:table-cell>
          <table:table-cell office:value-type="float" office:value="5249" table:style-name="ce3">
            <text:p>5249</text:p>
          </table:table-cell>
          <table:table-cell office:value-type="float" office:value="743" table:style-name="ce3">
            <text:p>743</text:p>
          </table:table-cell>
          <table:table-cell office:value-type="float" office:value="2342" table:style-name="ce3">
            <text:p>2342</text:p>
          </table:table-cell>
          <table:table-cell office:value-type="float" office:value="23" table:style-name="ce3">
            <text:p>23</text:p>
          </table:table-cell>
          <table:table-cell office:value-type="float" office:value="69176" table:formula="of:=SUM([.B$4:.B66])" table:style-name="ce1">
            <text:p>69176</text:p>
          </table:table-cell>
          <table:table-cell office:value-type="float" office:value="6820" table:formula="of:=SUM([.C$4:.C66])" table:style-name="ce1">
            <text:p>6820</text:p>
          </table:table-cell>
          <table:table-cell office:value-type="float" office:value="32654" table:formula="of:=SUM([.D$4:.D66])" table:style-name="ce1">
            <text:p>32654</text:p>
          </table:table-cell>
          <table:table-cell office:value-type="float" office:value="149" table:formula="of:=SUM([.E$4:.E66])" table:style-name="ce1">
            <text:p>149</text:p>
          </table:table-cell>
          <table:table-cell office:value-type="float" office:value="37158.071428571428" table:formula="of:=AVERAGE([.F53:.F66])" table:style-name="ce1">
            <text:p>37158,07143</text:p>
          </table:table-cell>
          <table:table-cell office:value-type="float" office:value="3188.3571428571427" table:formula="of:=AVERAGE([.G53:.G66])" table:style-name="ce1">
            <text:p>3188,357143</text:p>
          </table:table-cell>
          <table:table-cell office:value-type="float" office:value="12537.285714285714" table:formula="of:=AVERAGE([.H53:.H66])" table:style-name="ce1">
            <text:p>12537,28571</text:p>
          </table:table-cell>
          <table:table-cell office:value-type="float" office:value="41.214285714285715" table:formula="of:=AVERAGE([.I53:.I66])" table:style-name="ce1">
            <text:p>41,21428571</text:p>
          </table:table-cell>
          <table:table-cell office:value-type="float" office:value="10.522936292457487" table:formula="of:=LN([.J66])" table:style-name="ce1">
            <text:p>10,52293629</text:p>
          </table:table-cell>
          <table:table-cell office:value-type="float" office:value="8.0672610608805488" table:formula="of:=LN([.K66])" table:style-name="ce1">
            <text:p>8,067261061</text:p>
          </table:table-cell>
          <table:table-cell office:value-type="float" office:value="9.4364623405417323" table:formula="of:=LN([.L66])" table:style-name="ce1">
            <text:p>9,436462341</text:p>
          </table:table-cell>
          <table:table-cell office:value-type="float" office:value="3.718784936892841" table:formula="of:=LN([.M66])" table:style-name="ce1">
            <text:p>3,71878493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26<text:s/></text:p>
          </table:table-cell>
          <table:table-cell office:value-type="float" office:value="5210" table:style-name="ce3">
            <text:p>5210</text:p>
          </table:table-cell>
          <table:table-cell office:value-type="float" office:value="685" table:style-name="ce3">
            <text:p>685</text:p>
          </table:table-cell>
          <table:table-cell office:value-type="float" office:value="4954" table:style-name="ce3">
            <text:p>4954</text:p>
          </table:table-cell>
          <table:table-cell office:value-type="float" office:value="49" table:style-name="ce3">
            <text:p>49</text:p>
          </table:table-cell>
          <table:table-cell office:value-type="float" office:value="74386" table:formula="of:=SUM([.B$4:.B67])" table:style-name="ce1">
            <text:p>74386</text:p>
          </table:table-cell>
          <table:table-cell office:value-type="float" office:value="7505" table:formula="of:=SUM([.C$4:.C67])" table:style-name="ce1">
            <text:p>7505</text:p>
          </table:table-cell>
          <table:table-cell office:value-type="float" office:value="37608" table:formula="of:=SUM([.D$4:.D67])" table:style-name="ce1">
            <text:p>37608</text:p>
          </table:table-cell>
          <table:table-cell office:value-type="float" office:value="198" table:formula="of:=SUM([.E$4:.E67])" table:style-name="ce1">
            <text:p>198</text:p>
          </table:table-cell>
          <table:table-cell office:value-type="float" office:value="41581.214285714283" table:formula="of:=AVERAGE([.F54:.F67])" table:style-name="ce1">
            <text:p>41581,21429</text:p>
          </table:table-cell>
          <table:table-cell office:value-type="float" office:value="3665.3571428571427" table:formula="of:=AVERAGE([.G54:.G67])" table:style-name="ce1">
            <text:p>3665,357143</text:p>
          </table:table-cell>
          <table:table-cell office:value-type="float" office:value="15111.642857142857" table:formula="of:=AVERAGE([.H54:.H67])" table:style-name="ce1">
            <text:p>15111,64286</text:p>
          </table:table-cell>
          <table:table-cell office:value-type="float" office:value="55.142857142857146" table:formula="of:=AVERAGE([.I54:.I67])" table:style-name="ce1">
            <text:p>55,14285714</text:p>
          </table:table-cell>
          <table:table-cell office:value-type="float" office:value="10.635403764586219" table:formula="of:=LN([.J67])" table:style-name="ce1">
            <text:p>10,63540376</text:p>
          </table:table-cell>
          <table:table-cell office:value-type="float" office:value="8.2066810564645554" table:formula="of:=LN([.K67])" table:style-name="ce1">
            <text:p>8,206681056</text:p>
          </table:table-cell>
          <table:table-cell office:value-type="float" office:value="9.6232207758384796" table:formula="of:=LN([.L67])" table:style-name="ce1">
            <text:p>9,623220776</text:p>
          </table:table-cell>
          <table:table-cell office:value-type="float" office:value="4.0099272204095175" table:formula="of:=LN([.M67])" table:style-name="ce1">
            <text:p>4,0099272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27<text:s/></text:p>
          </table:table-cell>
          <table:table-cell office:value-type="float" office:value="6153" table:style-name="ce3">
            <text:p>6153</text:p>
          </table:table-cell>
          <table:table-cell office:value-type="float" office:value="660" table:style-name="ce3">
            <text:p>660</text:p>
          </table:table-cell>
          <table:table-cell office:value-type="float" office:value="5780" table:style-name="ce3">
            <text:p>5780</text:p>
          </table:table-cell>
          <table:table-cell office:value-type="float" office:value="55" table:style-name="ce3">
            <text:p>55</text:p>
          </table:table-cell>
          <table:table-cell office:value-type="float" office:value="80539" table:formula="of:=SUM([.B$4:.B68])" table:style-name="ce1">
            <text:p>80539</text:p>
          </table:table-cell>
          <table:table-cell office:value-type="float" office:value="8165" table:formula="of:=SUM([.C$4:.C68])" table:style-name="ce1">
            <text:p>8165</text:p>
          </table:table-cell>
          <table:table-cell office:value-type="float" office:value="43388" table:formula="of:=SUM([.D$4:.D68])" table:style-name="ce1">
            <text:p>43388</text:p>
          </table:table-cell>
          <table:table-cell office:value-type="float" office:value="253" table:formula="of:=SUM([.E$4:.E68])" table:style-name="ce1">
            <text:p>253</text:p>
          </table:table-cell>
          <table:table-cell office:value-type="float" office:value="46254.5" table:formula="of:=AVERAGE([.F55:.F68])" table:style-name="ce1">
            <text:p>46254,5</text:p>
          </table:table-cell>
          <table:table-cell office:value-type="float" office:value="4176" table:formula="of:=AVERAGE([.G55:.G68])" table:style-name="ce1">
            <text:p>4176</text:p>
          </table:table-cell>
          <table:table-cell office:value-type="float" office:value="18041.571428571428" table:formula="of:=AVERAGE([.H55:.H68])" table:style-name="ce1">
            <text:p>18041,57143</text:p>
          </table:table-cell>
          <table:table-cell office:value-type="float" office:value="72.785714285714292" table:formula="of:=AVERAGE([.I55:.I68])" table:style-name="ce1">
            <text:p>72,78571429</text:p>
          </table:table-cell>
          <table:table-cell office:value-type="float" office:value="10.741914035504793" table:formula="of:=LN([.J68])" table:style-name="ce1">
            <text:p>10,74191404</text:p>
          </table:table-cell>
          <table:table-cell office:value-type="float" office:value="8.3371091295624744" table:formula="of:=LN([.K68])" table:style-name="ce1">
            <text:p>8,33710913</text:p>
          </table:table-cell>
          <table:table-cell office:value-type="float" office:value="9.8004338978368697" table:formula="of:=LN([.L68])" table:style-name="ce1">
            <text:p>9,800433898</text:p>
          </table:table-cell>
          <table:table-cell office:value-type="float" office:value="4.2875197036074661" table:formula="of:=LN([.M68])" table:style-name="ce1">
            <text:p>4,28751970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28<text:s/></text:p>
          </table:table-cell>
          <table:table-cell office:value-type="float" office:value="5959" table:style-name="ce3">
            <text:p>5959</text:p>
          </table:table-cell>
          <table:table-cell office:value-type="float" office:value="971" table:style-name="ce3">
            <text:p>971</text:p>
          </table:table-cell>
          <table:table-cell office:value-type="float" office:value="6294" table:style-name="ce3">
            <text:p>6294</text:p>
          </table:table-cell>
          <table:table-cell office:value-type="float" office:value="72" table:style-name="ce3">
            <text:p>72</text:p>
          </table:table-cell>
          <table:table-cell office:value-type="float" office:value="86498" table:formula="of:=SUM([.B$4:.B69])" table:style-name="ce1">
            <text:p>86498</text:p>
          </table:table-cell>
          <table:table-cell office:value-type="float" office:value="9136" table:formula="of:=SUM([.C$4:.C69])" table:style-name="ce1">
            <text:p>9136</text:p>
          </table:table-cell>
          <table:table-cell office:value-type="float" office:value="49682" table:formula="of:=SUM([.D$4:.D69])" table:style-name="ce1">
            <text:p>49682</text:p>
          </table:table-cell>
          <table:table-cell office:value-type="float" office:value="325" table:formula="of:=SUM([.E$4:.E69])" table:style-name="ce1">
            <text:p>325</text:p>
          </table:table-cell>
          <table:table-cell office:value-type="float" office:value="51171.5" table:formula="of:=AVERAGE([.F56:.F69])" table:style-name="ce1">
            <text:p>51171,5</text:p>
          </table:table-cell>
          <table:table-cell office:value-type="float" office:value="4738" table:formula="of:=AVERAGE([.G56:.G69])" table:style-name="ce1">
            <text:p>4738</text:p>
          </table:table-cell>
          <table:table-cell office:value-type="float" office:value="21371.571428571428" table:formula="of:=AVERAGE([.H56:.H69])" table:style-name="ce1">
            <text:p>21371,57143</text:p>
          </table:table-cell>
          <table:table-cell office:value-type="float" office:value="95.571428571428569" table:formula="of:=AVERAGE([.I56:.I69])" table:style-name="ce1">
            <text:p>95,57142857</text:p>
          </table:table-cell>
          <table:table-cell office:value-type="float" office:value="10.842938015420691" table:formula="of:=LN([.J69])" table:style-name="ce1">
            <text:p>10,84293802</text:p>
          </table:table-cell>
          <table:table-cell office:value-type="float" office:value="8.4633703847187309" table:formula="of:=LN([.K69])" table:style-name="ce1">
            <text:p>8,463370385</text:p>
          </table:table-cell>
          <table:table-cell office:value-type="float" office:value="9.9698168799368379" table:formula="of:=LN([.L69])" table:style-name="ce1">
            <text:p>9,96981688</text:p>
          </table:table-cell>
          <table:table-cell office:value-type="float" office:value="4.5598739110729154" table:formula="of:=LN([.M69])" table:style-name="ce1">
            <text:p>4,55987391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29<text:s/></text:p>
          </table:table-cell>
          <table:table-cell office:value-type="float" office:value="5974" table:style-name="ce3">
            <text:p>5974</text:p>
          </table:table-cell>
          <table:table-cell office:value-type="float" office:value="887" table:style-name="ce3">
            <text:p>887</text:p>
          </table:table-cell>
          <table:table-cell office:value-type="float" office:value="3965" table:style-name="ce3">
            <text:p>3965</text:p>
          </table:table-cell>
          <table:table-cell office:value-type="float" office:value="64" table:style-name="ce3">
            <text:p>64</text:p>
          </table:table-cell>
          <table:table-cell office:value-type="float" office:value="92472" table:formula="of:=SUM([.B$4:.B70])" table:style-name="ce1">
            <text:p>92472</text:p>
          </table:table-cell>
          <table:table-cell office:value-type="float" office:value="10023" table:formula="of:=SUM([.C$4:.C70])" table:style-name="ce1">
            <text:p>10023</text:p>
          </table:table-cell>
          <table:table-cell office:value-type="float" office:value="53647" table:formula="of:=SUM([.D$4:.D70])" table:style-name="ce1">
            <text:p>53647</text:p>
          </table:table-cell>
          <table:table-cell office:value-type="float" office:value="389" table:formula="of:=SUM([.E$4:.E70])" table:style-name="ce1">
            <text:p>389</text:p>
          </table:table-cell>
          <table:table-cell office:value-type="float" office:value="56265.428571428572" table:formula="of:=AVERAGE([.F57:.F70])" table:style-name="ce1">
            <text:p>56265,42857</text:p>
          </table:table-cell>
          <table:table-cell office:value-type="float" office:value="5351" table:formula="of:=AVERAGE([.G57:.G70])" table:style-name="ce1">
            <text:p>5351</text:p>
          </table:table-cell>
          <table:table-cell office:value-type="float" office:value="24932.428571428572" table:formula="of:=AVERAGE([.H57:.H70])" table:style-name="ce1">
            <text:p>24932,42857</text:p>
          </table:table-cell>
          <table:table-cell office:value-type="float" office:value="122.78571428571429" table:formula="of:=AVERAGE([.I57:.I70])" table:style-name="ce1">
            <text:p>122,7857143</text:p>
          </table:table-cell>
          <table:table-cell office:value-type="float" office:value="10.937835568171502" table:formula="of:=LN([.J70])" table:style-name="ce1">
            <text:p>10,93783557</text:p>
          </table:table-cell>
          <table:table-cell office:value-type="float" office:value="8.5850387383113045" table:formula="of:=LN([.K70])" table:style-name="ce1">
            <text:p>8,585038738</text:p>
          </table:table-cell>
          <table:table-cell office:value-type="float" office:value="10.123924587393892" table:formula="of:=LN([.L70])" table:style-name="ce1">
            <text:p>10,12392459</text:p>
          </table:table-cell>
          <table:table-cell office:value-type="float" office:value="4.810440675767591" table:formula="of:=LN([.M70])" table:style-name="ce1">
            <text:p>4,81044067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30<text:s/></text:p>
          </table:table-cell>
          <table:table-cell office:value-type="float" office:value="5217" table:style-name="ce3">
            <text:p>5217</text:p>
          </table:table-cell>
          <table:table-cell office:value-type="float" office:value="758" table:style-name="ce3">
            <text:p>758</text:p>
          </table:table-cell>
          <table:table-cell office:value-type="float" office:value="4751" table:style-name="ce3">
            <text:p>4751</text:p>
          </table:table-cell>
          <table:table-cell office:value-type="float" office:value="66" table:style-name="ce3">
            <text:p>66</text:p>
          </table:table-cell>
          <table:table-cell office:value-type="float" office:value="97689" table:formula="of:=SUM([.B$4:.B71])" table:style-name="ce1">
            <text:p>97689</text:p>
          </table:table-cell>
          <table:table-cell office:value-type="float" office:value="10781" table:formula="of:=SUM([.C$4:.C71])" table:style-name="ce1">
            <text:p>10781</text:p>
          </table:table-cell>
          <table:table-cell office:value-type="float" office:value="58398" table:formula="of:=SUM([.D$4:.D71])" table:style-name="ce1">
            <text:p>58398</text:p>
          </table:table-cell>
          <table:table-cell office:value-type="float" office:value="455" table:formula="of:=SUM([.E$4:.E71])" table:style-name="ce1">
            <text:p>455</text:p>
          </table:table-cell>
          <table:table-cell office:value-type="float" office:value="61475.571428571428" table:formula="of:=AVERAGE([.F58:.F71])" table:style-name="ce1">
            <text:p>61475,57143</text:p>
          </table:table-cell>
          <table:table-cell office:value-type="float" office:value="5991.8571428571431" table:formula="of:=AVERAGE([.G58:.G71])" table:style-name="ce1">
            <text:p>5991,857143</text:p>
          </table:table-cell>
          <table:table-cell office:value-type="float" office:value="28758.142857142859" table:formula="of:=AVERAGE([.H58:.H71])" table:style-name="ce1">
            <text:p>28758,14286</text:p>
          </table:table-cell>
          <table:table-cell office:value-type="float" office:value="154.42857142857142" table:formula="of:=AVERAGE([.I58:.I71])" table:style-name="ce1">
            <text:p>154,4285714</text:p>
          </table:table-cell>
          <table:table-cell office:value-type="float" office:value="11.026395162341256" table:formula="of:=LN([.J71])" table:style-name="ce1">
            <text:p>11,02639516</text:p>
          </table:table-cell>
          <table:table-cell office:value-type="float" office:value="8.6981566836006206" table:formula="of:=LN([.K71])" table:style-name="ce1">
            <text:p>8,698156684</text:p>
          </table:table-cell>
          <table:table-cell office:value-type="float" office:value="10.266676235937169" table:formula="of:=LN([.L71])" table:style-name="ce1">
            <text:p>10,26667624</text:p>
          </table:table-cell>
          <table:table-cell office:value-type="float" office:value="5.0397316685838947" table:formula="of:=LN([.M71])" table:style-name="ce1">
            <text:p>5,03973166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II 31<text:s/></text:p>
          </table:table-cell>
          <table:table-cell office:value-type="float" office:value="4050" table:style-name="ce3">
            <text:p>4050</text:p>
          </table:table-cell>
          <table:table-cell office:value-type="float" office:value="810" table:style-name="ce3">
            <text:p>810</text:p>
          </table:table-cell>
          <table:table-cell office:value-type="float" office:value="4615" table:style-name="ce3">
            <text:p>4615</text:p>
          </table:table-cell>
          <table:table-cell office:value-type="float" office:value="128" table:style-name="ce3">
            <text:p>128</text:p>
          </table:table-cell>
          <table:table-cell office:value-type="float" office:value="101739" table:formula="of:=SUM([.B$4:.B72])" table:style-name="ce1">
            <text:p>101739</text:p>
          </table:table-cell>
          <table:table-cell office:value-type="float" office:value="11591" table:formula="of:=SUM([.C$4:.C72])" table:style-name="ce1">
            <text:p>11591</text:p>
          </table:table-cell>
          <table:table-cell office:value-type="float" office:value="63013" table:formula="of:=SUM([.D$4:.D72])" table:style-name="ce1">
            <text:p>63013</text:p>
          </table:table-cell>
          <table:table-cell office:value-type="float" office:value="583" table:formula="of:=SUM([.E$4:.E72])" table:style-name="ce1">
            <text:p>583</text:p>
          </table:table-cell>
          <table:table-cell office:value-type="float" office:value="66744.071428571435" table:formula="of:=AVERAGE([.F59:.F72])" table:style-name="ce1">
            <text:p>66744,07143</text:p>
          </table:table-cell>
          <table:table-cell office:value-type="float" office:value="6665.6428571428569" table:formula="of:=AVERAGE([.G59:.G72])" table:style-name="ce1">
            <text:p>6665,642857</text:p>
          </table:table-cell>
          <table:table-cell office:value-type="float" office:value="32829.642857142855" table:formula="of:=AVERAGE([.H59:.H72])" table:style-name="ce1">
            <text:p>32829,64286</text:p>
          </table:table-cell>
          <table:table-cell office:value-type="float" office:value="195.14285714285714" table:formula="of:=AVERAGE([.I59:.I72])" table:style-name="ce1">
            <text:p>195,1428571</text:p>
          </table:table-cell>
          <table:table-cell office:value-type="float" office:value="11.108620754768491" table:formula="of:=LN([.J72])" table:style-name="ce1">
            <text:p>11,10862075</text:p>
          </table:table-cell>
          <table:table-cell office:value-type="float" office:value="8.8047216806461481" table:formula="of:=LN([.K72])" table:style-name="ce1">
            <text:p>8,804721681</text:p>
          </table:table-cell>
          <table:table-cell office:value-type="float" office:value="10.399087131884619" table:formula="of:=LN([.L72])" table:style-name="ce1">
            <text:p>10,39908713</text:p>
          </table:table-cell>
          <table:table-cell office:value-type="float" office:value="5.2737318910754221" table:formula="of:=LN([.M72])" table:style-name="ce1">
            <text:p>5,27373189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1<text:s/></text:p>
          </table:table-cell>
          <table:table-cell office:value-type="float" office:value="4053" table:style-name="ce3">
            <text:p>4053</text:p>
          </table:table-cell>
          <table:table-cell office:value-type="float" office:value="839" table:style-name="ce3">
            <text:p>839</text:p>
          </table:table-cell>
          <table:table-cell office:value-type="float" office:value="5453" table:style-name="ce3">
            <text:p>5453</text:p>
          </table:table-cell>
          <table:table-cell office:value-type="float" office:value="149" table:style-name="ce3">
            <text:p>149</text:p>
          </table:table-cell>
          <table:table-cell office:value-type="float" office:value="105792" table:formula="of:=SUM([.B$4:.B73])" table:style-name="ce1">
            <text:p>105792</text:p>
          </table:table-cell>
          <table:table-cell office:value-type="float" office:value="12430" table:formula="of:=SUM([.C$4:.C73])" table:style-name="ce1">
            <text:p>12430</text:p>
          </table:table-cell>
          <table:table-cell office:value-type="float" office:value="68466" table:formula="of:=SUM([.D$4:.D73])" table:style-name="ce1">
            <text:p>68466</text:p>
          </table:table-cell>
          <table:table-cell office:value-type="float" office:value="732" table:formula="of:=SUM([.E$4:.E73])" table:style-name="ce1">
            <text:p>732</text:p>
          </table:table-cell>
          <table:table-cell office:value-type="float" office:value="72050.21428571429" table:formula="of:=AVERAGE([.F60:.F73])" table:style-name="ce1">
            <text:p>72050,21429</text:p>
          </table:table-cell>
          <table:table-cell office:value-type="float" office:value="7374.7142857142853" table:formula="of:=AVERAGE([.G60:.G73])" table:style-name="ce1">
            <text:p>7374,714286</text:p>
          </table:table-cell>
          <table:table-cell office:value-type="float" office:value="37208.928571428572" table:formula="of:=AVERAGE([.H60:.H73])" table:style-name="ce1">
            <text:p>37208,92857</text:p>
          </table:table-cell>
          <table:table-cell office:value-type="float" office:value="246.5" table:formula="of:=AVERAGE([.I60:.I73])" table:style-name="ce1">
            <text:p>246,5</text:p>
          </table:table-cell>
          <table:table-cell office:value-type="float" office:value="11.185118575548357" table:formula="of:=LN([.J73])" table:style-name="ce1">
            <text:p>11,18511858</text:p>
          </table:table-cell>
          <table:table-cell office:value-type="float" office:value="8.905812439537474" table:formula="of:=LN([.K73])" table:style-name="ce1">
            <text:p>8,90581244</text:p>
          </table:table-cell>
          <table:table-cell office:value-type="float" office:value="10.524304026823142" table:formula="of:=LN([.L73])" table:style-name="ce1">
            <text:p>10,52430403</text:p>
          </table:table-cell>
          <table:table-cell office:value-type="float" office:value="5.5073619934827445" table:formula="of:=LN([.M73])" table:style-name="ce1">
            <text:p>5,50736199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2<text:s/></text:p>
          </table:table-cell>
          <table:table-cell office:value-type="float" office:value="4782" table:style-name="ce3">
            <text:p>4782</text:p>
          </table:table-cell>
          <table:table-cell office:value-type="float" office:value="727" table:style-name="ce3">
            <text:p>727</text:p>
          </table:table-cell>
          <table:table-cell office:value-type="float" office:value="6156" table:style-name="ce3">
            <text:p>6156</text:p>
          </table:table-cell>
          <table:table-cell office:value-type="float" office:value="140" table:style-name="ce3">
            <text:p>140</text:p>
          </table:table-cell>
          <table:table-cell office:value-type="float" office:value="110574" table:formula="of:=SUM([.B$4:.B74])" table:style-name="ce1">
            <text:p>110574</text:p>
          </table:table-cell>
          <table:table-cell office:value-type="float" office:value="13157" table:formula="of:=SUM([.C$4:.C74])" table:style-name="ce1">
            <text:p>13157</text:p>
          </table:table-cell>
          <table:table-cell office:value-type="float" office:value="74622" table:formula="of:=SUM([.D$4:.D74])" table:style-name="ce1">
            <text:p>74622</text:p>
          </table:table-cell>
          <table:table-cell office:value-type="float" office:value="872" table:formula="of:=SUM([.E$4:.E74])" table:style-name="ce1">
            <text:p>872</text:p>
          </table:table-cell>
          <table:table-cell office:value-type="float" office:value="77397.428571428565" table:formula="of:=AVERAGE([.F61:.F74])" table:style-name="ce1">
            <text:p>77397,42857</text:p>
          </table:table-cell>
          <table:table-cell office:value-type="float" office:value="8101.9285714285716" table:formula="of:=AVERAGE([.G61:.G74])" table:style-name="ce1">
            <text:p>8101,928571</text:p>
          </table:table-cell>
          <table:table-cell office:value-type="float" office:value="41953.5" table:formula="of:=AVERAGE([.H61:.H74])" table:style-name="ce1">
            <text:p>41953,5</text:p>
          </table:table-cell>
          <table:table-cell office:value-type="float" office:value="307.85714285714283" table:formula="of:=AVERAGE([.I61:.I74])" table:style-name="ce1">
            <text:p>307,8571429</text:p>
          </table:table-cell>
          <table:table-cell office:value-type="float" office:value="11.256708836434575" table:formula="of:=LN([.J74])" table:style-name="ce1">
            <text:p>11,25670884</text:p>
          </table:table-cell>
          <table:table-cell office:value-type="float" office:value="8.9998574075584532" table:formula="of:=LN([.K74])" table:style-name="ce1">
            <text:p>8,999857408</text:p>
          </table:table-cell>
          <table:table-cell office:value-type="float" office:value="10.644317141072968" table:formula="of:=LN([.L74])" table:style-name="ce1">
            <text:p>10,64431714</text:p>
          </table:table-cell>
          <table:table-cell office:value-type="float" office:value="5.7296358534825345" table:formula="of:=LN([.M74])" table:style-name="ce1">
            <text:p>5,72963585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3<text:s/></text:p>
          </table:table-cell>
          <table:table-cell office:value-type="string" table:style-name="ce3">
            <text:p> 668<text:s/></text:p>
          </table:table-cell>
          <table:table-cell office:value-type="float" office:value="760" table:style-name="ce3">
            <text:p>760</text:p>
          </table:table-cell>
          <table:table-cell office:value-type="float" office:value="6174" table:style-name="ce3">
            <text:p>6174</text:p>
          </table:table-cell>
          <table:table-cell office:value-type="float" office:value="145" table:style-name="ce3">
            <text:p>145</text:p>
          </table:table-cell>
          <table:table-cell office:value-type="float" office:value="110574" table:formula="of:=SUM([.B$4:.B75])" table:style-name="ce1">
            <text:p>110574</text:p>
          </table:table-cell>
          <table:table-cell office:value-type="float" office:value="13917" table:formula="of:=SUM([.C$4:.C75])" table:style-name="ce1">
            <text:p>13917</text:p>
          </table:table-cell>
          <table:table-cell office:value-type="float" office:value="80796" table:formula="of:=SUM([.D$4:.D75])" table:style-name="ce1">
            <text:p>80796</text:p>
          </table:table-cell>
          <table:table-cell office:value-type="float" office:value="1017" table:formula="of:=SUM([.E$4:.E75])" table:style-name="ce1">
            <text:p>1017</text:p>
          </table:table-cell>
          <table:table-cell office:value-type="float" office:value="82364.5" table:formula="of:=AVERAGE([.F62:.F75])" table:style-name="ce1">
            <text:p>82364,5</text:p>
          </table:table-cell>
          <table:table-cell office:value-type="float" office:value="8852.6428571428569" table:formula="of:=AVERAGE([.G62:.G75])" table:style-name="ce1">
            <text:p>8852,642857</text:p>
          </table:table-cell>
          <table:table-cell office:value-type="float" office:value="46939" table:formula="of:=AVERAGE([.H62:.H75])" table:style-name="ce1">
            <text:p>46939</text:p>
          </table:table-cell>
          <table:table-cell office:value-type="float" office:value="379" table:formula="of:=AVERAGE([.I62:.I75])" table:style-name="ce1">
            <text:p>379</text:p>
          </table:table-cell>
          <table:table-cell office:value-type="float" office:value="11.318909797822986" table:formula="of:=LN([.J75])" table:style-name="ce1">
            <text:p>11,3189098</text:p>
          </table:table-cell>
          <table:table-cell office:value-type="float" office:value="9.0884713213472779" table:formula="of:=LN([.K75])" table:style-name="ce1">
            <text:p>9,088471321</text:p>
          </table:table-cell>
          <table:table-cell office:value-type="float" office:value="10.75660416538601" table:formula="of:=LN([.L75])" table:style-name="ce1">
            <text:p>10,75660417</text:p>
          </table:table-cell>
          <table:table-cell office:value-type="float" office:value="5.9375362050824263" table:formula="of:=LN([.M75])" table:style-name="ce1">
            <text:p>5,93753620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4<text:s/></text:p>
          </table:table-cell>
          <table:table-cell office:value-type="float" office:value="4585" table:style-name="ce3">
            <text:p>4585</text:p>
          </table:table-cell>
          <table:table-cell office:value-type="float" office:value="764" table:style-name="ce3">
            <text:p>764</text:p>
          </table:table-cell>
          <table:table-cell office:value-type="float" office:value="6082" table:style-name="ce3">
            <text:p>6082</text:p>
          </table:table-cell>
          <table:table-cell office:value-type="float" office:value="141" table:style-name="ce3">
            <text:p>141</text:p>
          </table:table-cell>
          <table:table-cell office:value-type="float" office:value="115159" table:formula="of:=SUM([.B$4:.B76])" table:style-name="ce1">
            <text:p>115159</text:p>
          </table:table-cell>
          <table:table-cell office:value-type="float" office:value="14681" table:formula="of:=SUM([.C$4:.C76])" table:style-name="ce1">
            <text:p>14681</text:p>
          </table:table-cell>
          <table:table-cell office:value-type="float" office:value="86878" table:formula="of:=SUM([.D$4:.D76])" table:style-name="ce1">
            <text:p>86878</text:p>
          </table:table-cell>
          <table:table-cell office:value-type="float" office:value="1158" table:formula="of:=SUM([.E$4:.E76])" table:style-name="ce1">
            <text:p>1158</text:p>
          </table:table-cell>
          <table:table-cell office:value-type="float" office:value="87231.5" table:formula="of:=AVERAGE([.F63:.F76])" table:style-name="ce1">
            <text:p>87231,5</text:p>
          </table:table-cell>
          <table:table-cell office:value-type="float" office:value="9613.2857142857138" table:formula="of:=AVERAGE([.G63:.G76])" table:style-name="ce1">
            <text:p>9613,285714</text:p>
          </table:table-cell>
          <table:table-cell office:value-type="float" office:value="51835.785714285717" table:formula="of:=AVERAGE([.H63:.H76])" table:style-name="ce1">
            <text:p>51835,78571</text:p>
          </table:table-cell>
          <table:table-cell office:value-type="float" office:value="458.42857142857144" table:formula="of:=AVERAGE([.I63:.I76])" table:style-name="ce1">
            <text:p>458,4285714</text:p>
          </table:table-cell>
          <table:table-cell office:value-type="float" office:value="11.376320783198251" table:formula="of:=LN([.J76])" table:style-name="ce1">
            <text:p>11,37632078</text:p>
          </table:table-cell>
          <table:table-cell office:value-type="float" office:value="9.1709013492808218" table:formula="of:=LN([.K76])" table:style-name="ce1">
            <text:p>9,170901349</text:p>
          </table:table-cell>
          <table:table-cell office:value-type="float" office:value="10.855836033629902" table:formula="of:=LN([.L76])" table:style-name="ce1">
            <text:p>10,85583603</text:p>
          </table:table-cell>
          <table:table-cell office:value-type="float" office:value="6.127804492054544" table:formula="of:=LN([.M76])" table:style-name="ce1">
            <text:p>6,12780449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5<text:s/></text:p>
          </table:table-cell>
          <table:table-cell office:value-type="float" office:value="4805" table:style-name="ce3">
            <text:p>4805</text:p>
          </table:table-cell>
          <table:table-cell office:value-type="float" office:value="681" table:style-name="ce3">
            <text:p>681</text:p>
          </table:table-cell>
          <table:table-cell office:value-type="float" office:value="5936" table:style-name="ce3">
            <text:p>5936</text:p>
          </table:table-cell>
          <table:table-cell office:value-type="float" office:value="184" table:style-name="ce3">
            <text:p>184</text:p>
          </table:table-cell>
          <table:table-cell office:value-type="float" office:value="119964" table:formula="of:=SUM([.B$4:.B77])" table:style-name="ce1">
            <text:p>119964</text:p>
          </table:table-cell>
          <table:table-cell office:value-type="float" office:value="15362" table:formula="of:=SUM([.C$4:.C77])" table:style-name="ce1">
            <text:p>15362</text:p>
          </table:table-cell>
          <table:table-cell office:value-type="float" office:value="92814" table:formula="of:=SUM([.D$4:.D77])" table:style-name="ce1">
            <text:p>92814</text:p>
          </table:table-cell>
          <table:table-cell office:value-type="float" office:value="1342" table:formula="of:=SUM([.E$4:.E77])" table:style-name="ce1">
            <text:p>1342</text:p>
          </table:table-cell>
          <table:table-cell office:value-type="float" office:value="91973.357142857145" table:formula="of:=AVERAGE([.F64:.F77])" table:style-name="ce1">
            <text:p>91973,35714</text:p>
          </table:table-cell>
          <table:table-cell office:value-type="float" office:value="10365.785714285714" table:formula="of:=AVERAGE([.G64:.G77])" table:style-name="ce1">
            <text:p>10365,78571</text:p>
          </table:table-cell>
          <table:table-cell office:value-type="float" office:value="56932.285714285717" table:formula="of:=AVERAGE([.H64:.H77])" table:style-name="ce1">
            <text:p>56932,28571</text:p>
          </table:table-cell>
          <table:table-cell office:value-type="float" office:value="549.5" table:formula="of:=AVERAGE([.I64:.I77])" table:style-name="ce1">
            <text:p>549,5</text:p>
          </table:table-cell>
          <table:table-cell office:value-type="float" office:value="11.429254217816787" table:formula="of:=LN([.J77])" table:style-name="ce1">
            <text:p>11,42925422</text:p>
          </table:table-cell>
          <table:table-cell office:value-type="float" office:value="9.2462658265589148" table:formula="of:=LN([.K77])" table:style-name="ce1">
            <text:p>9,246265827</text:p>
          </table:table-cell>
          <table:table-cell office:value-type="float" office:value="10.949617870696256" table:formula="of:=LN([.L77])" table:style-name="ce1">
            <text:p>10,94961787</text:p>
          </table:table-cell>
          <table:table-cell office:value-type="float" office:value="6.3090087738436758" table:formula="of:=LN([.M77])" table:style-name="ce1">
            <text:p>6,3090087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6<text:s/></text:p>
          </table:table-cell>
          <table:table-cell office:value-type="float" office:value="4316" table:style-name="ce3">
            <text:p>4316</text:p>
          </table:table-cell>
          <table:table-cell office:value-type="float" office:value="527" table:style-name="ce3">
            <text:p>527</text:p>
          </table:table-cell>
          <table:table-cell office:value-type="float" office:value="3677" table:style-name="ce3">
            <text:p>3677</text:p>
          </table:table-cell>
          <table:table-cell office:value-type="float" office:value="92" table:style-name="ce3">
            <text:p>92</text:p>
          </table:table-cell>
          <table:table-cell office:value-type="float" office:value="124280" table:formula="of:=SUM([.B$4:.B78])" table:style-name="ce1">
            <text:p>124280</text:p>
          </table:table-cell>
          <table:table-cell office:value-type="float" office:value="15889" table:formula="of:=SUM([.C$4:.C78])" table:style-name="ce1">
            <text:p>15889</text:p>
          </table:table-cell>
          <table:table-cell office:value-type="float" office:value="96491" table:formula="of:=SUM([.D$4:.D78])" table:style-name="ce1">
            <text:p>96491</text:p>
          </table:table-cell>
          <table:table-cell office:value-type="float" office:value="1434" table:formula="of:=SUM([.E$4:.E78])" table:style-name="ce1">
            <text:p>1434</text:p>
          </table:table-cell>
          <table:table-cell office:value-type="float" office:value="96626.357142857145" table:formula="of:=AVERAGE([.F65:.F78])" table:style-name="ce1">
            <text:p>96626,35714</text:p>
          </table:table-cell>
          <table:table-cell office:value-type="float" office:value="11109.571428571429" table:formula="of:=AVERAGE([.G65:.G78])" table:style-name="ce1">
            <text:p>11109,57143</text:p>
          </table:table-cell>
          <table:table-cell office:value-type="float" office:value="62054.928571428572" table:formula="of:=AVERAGE([.H65:.H78])" table:style-name="ce1">
            <text:p>62054,92857</text:p>
          </table:table-cell>
          <table:table-cell office:value-type="float" office:value="645.21428571428567" table:formula="of:=AVERAGE([.I65:.I78])" table:style-name="ce1">
            <text:p>645,2142857</text:p>
          </table:table-cell>
          <table:table-cell office:value-type="float" office:value="11.478606831254032" table:formula="of:=LN([.J78])" table:style-name="ce1">
            <text:p>11,47860683</text:p>
          </table:table-cell>
          <table:table-cell office:value-type="float" office:value="9.31556230660353" table:formula="of:=LN([.K78])" table:style-name="ce1">
            <text:p>9,315562307</text:p>
          </table:table-cell>
          <table:table-cell office:value-type="float" office:value="11.035775216510322" table:formula="of:=LN([.L78])" table:style-name="ce1">
            <text:p>11,03577522</text:p>
          </table:table-cell>
          <table:table-cell office:value-type="float" office:value="6.4695824875345851" table:formula="of:=LN([.M78])" table:style-name="ce1">
            <text:p>6,4695824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7<text:s/></text:p>
          </table:table-cell>
          <table:table-cell office:value-type="float" office:value="3599" table:style-name="ce3">
            <text:p>3599</text:p>
          </table:table-cell>
          <table:table-cell office:value-type="float" office:value="636" table:style-name="ce3">
            <text:p>636</text:p>
          </table:table-cell>
          <table:table-cell office:value-type="float" office:value="3834" table:style-name="ce3">
            <text:p>3834</text:p>
          </table:table-cell>
          <table:table-cell office:value-type="float" office:value="173" table:style-name="ce3">
            <text:p>173</text:p>
          </table:table-cell>
          <table:table-cell office:value-type="float" office:value="127879" table:formula="of:=SUM([.B$4:.B79])" table:style-name="ce1">
            <text:p>127879</text:p>
          </table:table-cell>
          <table:table-cell office:value-type="float" office:value="16525" table:formula="of:=SUM([.C$4:.C79])" table:style-name="ce1">
            <text:p>16525</text:p>
          </table:table-cell>
          <table:table-cell office:value-type="float" office:value="100325" table:formula="of:=SUM([.D$4:.D79])" table:style-name="ce1">
            <text:p>100325</text:p>
          </table:table-cell>
          <table:table-cell office:value-type="float" office:value="1607" table:formula="of:=SUM([.E$4:.E79])" table:style-name="ce1">
            <text:p>1607</text:p>
          </table:table-cell>
          <table:table-cell office:value-type="float" office:value="101194.35714285714" table:formula="of:=AVERAGE([.F66:.F79])" table:style-name="ce1">
            <text:p>101194,3571</text:p>
          </table:table-cell>
          <table:table-cell office:value-type="float" office:value="11855.857142857143" table:formula="of:=AVERAGE([.G66:.G79])" table:style-name="ce1">
            <text:p>11855,85714</text:p>
          </table:table-cell>
          <table:table-cell office:value-type="float" office:value="67055.857142857145" table:formula="of:=AVERAGE([.H66:.H79])" table:style-name="ce1">
            <text:p>67055,85714</text:p>
          </table:table-cell>
          <table:table-cell office:value-type="float" office:value="751" table:formula="of:=AVERAGE([.I66:.I79])" table:style-name="ce1">
            <text:p>751</text:p>
          </table:table-cell>
          <table:table-cell office:value-type="float" office:value="11.524798274822952" table:formula="of:=LN([.J79])" table:style-name="ce1">
            <text:p>11,52479827</text:p>
          </table:table-cell>
          <table:table-cell office:value-type="float" office:value="9.3805772981091202" table:formula="of:=LN([.K79])" table:style-name="ce1">
            <text:p>9,380577298</text:p>
          </table:table-cell>
          <table:table-cell office:value-type="float" office:value="11.113281239747067" table:formula="of:=LN([.L79])" table:style-name="ce1">
            <text:p>11,11328124</text:p>
          </table:table-cell>
          <table:table-cell office:value-type="float" office:value="6.6214056517641344" table:formula="of:=LN([.M79])" table:style-name="ce1">
            <text:p>6,62140565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8<text:s/></text:p>
          </table:table-cell>
          <table:table-cell office:value-type="float" office:value="3039" table:style-name="ce3">
            <text:p>3039</text:p>
          </table:table-cell>
          <table:table-cell office:value-type="float" office:value="604" table:style-name="ce3">
            <text:p>604</text:p>
          </table:table-cell>
          <table:table-cell office:value-type="float" office:value="4003" table:style-name="ce3">
            <text:p>4003</text:p>
          </table:table-cell>
          <table:table-cell office:value-type="float" office:value="254" table:style-name="ce3">
            <text:p>254</text:p>
          </table:table-cell>
          <table:table-cell office:value-type="float" office:value="130918" table:formula="of:=SUM([.B$4:.B80])" table:style-name="ce1">
            <text:p>130918</text:p>
          </table:table-cell>
          <table:table-cell office:value-type="float" office:value="17129" table:formula="of:=SUM([.C$4:.C80])" table:style-name="ce1">
            <text:p>17129</text:p>
          </table:table-cell>
          <table:table-cell office:value-type="float" office:value="104328" table:formula="of:=SUM([.D$4:.D80])" table:style-name="ce1">
            <text:p>104328</text:p>
          </table:table-cell>
          <table:table-cell office:value-type="float" office:value="1861" table:formula="of:=SUM([.E$4:.E80])" table:style-name="ce1">
            <text:p>1861</text:p>
          </table:table-cell>
          <table:table-cell office:value-type="float" office:value="105604.5" table:formula="of:=AVERAGE([.F67:.F80])" table:style-name="ce1">
            <text:p>105604,5</text:p>
          </table:table-cell>
          <table:table-cell office:value-type="float" office:value="12592.214285714286" table:formula="of:=AVERAGE([.G67:.G80])" table:style-name="ce1">
            <text:p>12592,21429</text:p>
          </table:table-cell>
          <table:table-cell office:value-type="float" office:value="72175.428571428565" table:formula="of:=AVERAGE([.H67:.H80])" table:style-name="ce1">
            <text:p>72175,42857</text:p>
          </table:table-cell>
          <table:table-cell office:value-type="float" office:value="873.28571428571433" table:formula="of:=AVERAGE([.I67:.I80])" table:style-name="ce1">
            <text:p>873,2857143</text:p>
          </table:table-cell>
          <table:table-cell office:value-type="float" office:value="11.567456262982727" table:formula="of:=LN([.J80])" table:style-name="ce1">
            <text:p>11,56745626</text:p>
          </table:table-cell>
          <table:table-cell office:value-type="float" office:value="9.4408339881199375" table:formula="of:=LN([.K80])" table:style-name="ce1">
            <text:p>9,440833988</text:p>
          </table:table-cell>
          <table:table-cell office:value-type="float" office:value="11.186854942461945" table:formula="of:=LN([.L80])" table:style-name="ce1">
            <text:p>11,18685494</text:p>
          </table:table-cell>
          <table:table-cell office:value-type="float" office:value="6.7722627809734117" table:formula="of:=LN([.M80])" table:style-name="ce1">
            <text:p>6,77226278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9<text:s/></text:p>
          </table:table-cell>
          <table:table-cell office:value-type="float" office:value="3836" table:style-name="ce3">
            <text:p>3836</text:p>
          </table:table-cell>
          <table:table-cell office:value-type="float" office:value="540" table:style-name="ce3">
            <text:p>540</text:p>
          </table:table-cell>
          <table:table-cell office:value-type="float" office:value="4974" table:style-name="ce3">
            <text:p>4974</text:p>
          </table:table-cell>
          <table:table-cell office:value-type="float" office:value="246" table:style-name="ce3">
            <text:p>246</text:p>
          </table:table-cell>
          <table:table-cell office:value-type="float" office:value="134754" table:formula="of:=SUM([.B$4:.B81])" table:style-name="ce1">
            <text:p>134754</text:p>
          </table:table-cell>
          <table:table-cell office:value-type="float" office:value="17669" table:formula="of:=SUM([.C$4:.C81])" table:style-name="ce1">
            <text:p>17669</text:p>
          </table:table-cell>
          <table:table-cell office:value-type="float" office:value="109302" table:formula="of:=SUM([.D$4:.D81])" table:style-name="ce1">
            <text:p>109302</text:p>
          </table:table-cell>
          <table:table-cell office:value-type="float" office:value="2107" table:formula="of:=SUM([.E$4:.E81])" table:style-name="ce1">
            <text:p>2107</text:p>
          </table:table-cell>
          <table:table-cell office:value-type="float" office:value="109916.5" table:formula="of:=AVERAGE([.F68:.F81])" table:style-name="ce1">
            <text:p>109916,5</text:p>
          </table:table-cell>
          <table:table-cell office:value-type="float" office:value="13318.214285714286" table:formula="of:=AVERAGE([.G68:.G81])" table:style-name="ce1">
            <text:p>13318,21429</text:p>
          </table:table-cell>
          <table:table-cell office:value-type="float" office:value="77296.428571428565" table:formula="of:=AVERAGE([.H68:.H81])" table:style-name="ce1">
            <text:p>77296,42857</text:p>
          </table:table-cell>
          <table:table-cell office:value-type="float" office:value="1009.6428571428571" table:formula="of:=AVERAGE([.I68:.I81])" table:style-name="ce1">
            <text:p>1009,642857</text:p>
          </table:table-cell>
          <table:table-cell office:value-type="float" office:value="11.607476265610075" table:formula="of:=LN([.J81])" table:style-name="ce1">
            <text:p>11,60747627</text:p>
          </table:table-cell>
          <table:table-cell office:value-type="float" office:value="9.4968878724731187" table:formula="of:=LN([.K81])" table:style-name="ce1">
            <text:p>9,496887872</text:p>
          </table:table-cell>
          <table:table-cell office:value-type="float" office:value="11.255403031327416" table:formula="of:=LN([.L81])" table:style-name="ce1">
            <text:p>11,25540303</text:p>
          </table:table-cell>
          <table:table-cell office:value-type="float" office:value="6.9173519405124324" table:formula="of:=LN([.M81])" table:style-name="ce1">
            <text:p>6,91735194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10<text:s/></text:p>
          </table:table-cell>
          <table:table-cell office:value-type="float" office:value="4204" table:style-name="ce3">
            <text:p>4204</text:p>
          </table:table-cell>
          <table:table-cell office:value-type="float" office:value="612" table:style-name="ce3">
            <text:p>612</text:p>
          </table:table-cell>
          <table:table-cell office:value-type="float" office:value="5323" table:style-name="ce3">
            <text:p>5323</text:p>
          </table:table-cell>
          <table:table-cell office:value-type="float" office:value="266" table:style-name="ce3">
            <text:p>266</text:p>
          </table:table-cell>
          <table:table-cell office:value-type="float" office:value="138958" table:formula="of:=SUM([.B$4:.B82])" table:style-name="ce1">
            <text:p>138958</text:p>
          </table:table-cell>
          <table:table-cell office:value-type="float" office:value="18281" table:formula="of:=SUM([.C$4:.C82])" table:style-name="ce1">
            <text:p>18281</text:p>
          </table:table-cell>
          <table:table-cell office:value-type="float" office:value="114625" table:formula="of:=SUM([.D$4:.D82])" table:style-name="ce1">
            <text:p>114625</text:p>
          </table:table-cell>
          <table:table-cell office:value-type="float" office:value="2373" table:formula="of:=SUM([.E$4:.E82])" table:style-name="ce1">
            <text:p>2373</text:p>
          </table:table-cell>
          <table:table-cell office:value-type="float" office:value="114089.28571428571" table:formula="of:=AVERAGE([.F69:.F82])" table:style-name="ce1">
            <text:p>114089,2857</text:p>
          </table:table-cell>
          <table:table-cell office:value-type="float" office:value="14040.785714285714" table:formula="of:=AVERAGE([.G69:.G82])" table:style-name="ce1">
            <text:p>14040,78571</text:p>
          </table:table-cell>
          <table:table-cell office:value-type="float" office:value="82384.78571428571" table:formula="of:=AVERAGE([.H69:.H82])" table:style-name="ce1">
            <text:p>82384,78571</text:p>
          </table:table-cell>
          <table:table-cell office:value-type="float" office:value="1161.0714285714287" table:formula="of:=AVERAGE([.I69:.I82])" table:style-name="ce1">
            <text:p>1161,071429</text:p>
          </table:table-cell>
          <table:table-cell office:value-type="float" office:value="11.644736628849332" table:formula="of:=LN([.J82])" table:style-name="ce1">
            <text:p>11,64473663</text:p>
          </table:table-cell>
          <table:table-cell office:value-type="float" office:value="9.5497216385699186" table:formula="of:=LN([.K82])" table:style-name="ce1">
            <text:p>9,549721639</text:p>
          </table:table-cell>
          <table:table-cell office:value-type="float" office:value="11.319156059459877" table:formula="of:=LN([.L82])" table:style-name="ce1">
            <text:p>11,31915606</text:p>
          </table:table-cell>
          <table:table-cell office:value-type="float" office:value="7.0570985031227469" table:formula="of:=LN([.M82])" table:style-name="ce1">
            <text:p>7,0570985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11<text:s/></text:p>
          </table:table-cell>
          <table:table-cell office:value-type="float" office:value="3951" table:style-name="ce3">
            <text:p>3951</text:p>
          </table:table-cell>
          <table:table-cell office:value-type="float" office:value="570" table:style-name="ce3">
            <text:p>570</text:p>
          </table:table-cell>
          <table:table-cell office:value-type="float" office:value="4133" table:style-name="ce3">
            <text:p>4133</text:p>
          </table:table-cell>
          <table:table-cell office:value-type="float" office:value="171" table:style-name="ce3">
            <text:p>171</text:p>
          </table:table-cell>
          <table:table-cell office:value-type="float" office:value="142909" table:formula="of:=SUM([.B$4:.B83])" table:style-name="ce1">
            <text:p>142909</text:p>
          </table:table-cell>
          <table:table-cell office:value-type="float" office:value="18851" table:formula="of:=SUM([.C$4:.C83])" table:style-name="ce1">
            <text:p>18851</text:p>
          </table:table-cell>
          <table:table-cell office:value-type="float" office:value="118758" table:formula="of:=SUM([.D$4:.D83])" table:style-name="ce1">
            <text:p>118758</text:p>
          </table:table-cell>
          <table:table-cell office:value-type="float" office:value="2544" table:formula="of:=SUM([.E$4:.E83])" table:style-name="ce1">
            <text:p>2544</text:p>
          </table:table-cell>
          <table:table-cell office:value-type="float" office:value="118118.64285714286" table:formula="of:=AVERAGE([.F70:.F83])" table:style-name="ce1">
            <text:p>118118,6429</text:p>
          </table:table-cell>
          <table:table-cell office:value-type="float" office:value="14734.714285714286" table:formula="of:=AVERAGE([.G70:.G83])" table:style-name="ce1">
            <text:p>14734,71429</text:p>
          </table:table-cell>
          <table:table-cell office:value-type="float" office:value="87318.78571428571" table:formula="of:=AVERAGE([.H70:.H83])" table:style-name="ce1">
            <text:p>87318,78571</text:p>
          </table:table-cell>
          <table:table-cell office:value-type="float" office:value="1319.5714285714287" table:formula="of:=AVERAGE([.I70:.I83])" table:style-name="ce1">
            <text:p>1319,571429</text:p>
          </table:table-cell>
          <table:table-cell office:value-type="float" office:value="11.679444846265465" table:formula="of:=LN([.J83])" table:style-name="ce1">
            <text:p>11,67944485</text:p>
          </table:table-cell>
          <table:table-cell office:value-type="float" office:value="9.5979615048049283" table:formula="of:=LN([.K83])" table:style-name="ce1">
            <text:p>9,597961505</text:p>
          </table:table-cell>
          <table:table-cell office:value-type="float" office:value="11.377320904409215" table:formula="of:=LN([.L83])" table:style-name="ce1">
            <text:p>11,3773209</text:p>
          </table:table-cell>
          <table:table-cell office:value-type="float" office:value="7.1850622875372965" table:formula="of:=LN([.M83])" table:style-name="ce1">
            <text:p>7,18506228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12<text:s/></text:p>
          </table:table-cell>
          <table:table-cell office:value-type="float" office:value="4694" table:style-name="ce3">
            <text:p>4694</text:p>
          </table:table-cell>
          <table:table-cell office:value-type="float" office:value="619" table:style-name="ce3">
            <text:p>619</text:p>
          </table:table-cell>
          <table:table-cell office:value-type="float" office:value="2821" table:style-name="ce3">
            <text:p>2821</text:p>
          </table:table-cell>
          <table:table-cell office:value-type="float" office:value="129" table:style-name="ce3">
            <text:p>129</text:p>
          </table:table-cell>
          <table:table-cell office:value-type="float" office:value="147603" table:formula="of:=SUM([.B$4:.B84])" table:style-name="ce1">
            <text:p>147603</text:p>
          </table:table-cell>
          <table:table-cell office:value-type="float" office:value="19470" table:formula="of:=SUM([.C$4:.C84])" table:style-name="ce1">
            <text:p>19470</text:p>
          </table:table-cell>
          <table:table-cell office:value-type="float" office:value="121579" table:formula="of:=SUM([.D$4:.D84])" table:style-name="ce1">
            <text:p>121579</text:p>
          </table:table-cell>
          <table:table-cell office:value-type="float" office:value="2673" table:formula="of:=SUM([.E$4:.E84])" table:style-name="ce1">
            <text:p>2673</text:p>
          </table:table-cell>
          <table:table-cell office:value-type="float" office:value="122056.57142857143" table:formula="of:=AVERAGE([.F71:.F84])" table:style-name="ce1">
            <text:p>122056,5714</text:p>
          </table:table-cell>
          <table:table-cell office:value-type="float" office:value="15409.5" table:formula="of:=AVERAGE([.G71:.G84])" table:style-name="ce1">
            <text:p>15409,5</text:p>
          </table:table-cell>
          <table:table-cell office:value-type="float" office:value="92171.071428571435" table:formula="of:=AVERAGE([.H71:.H84])" table:style-name="ce1">
            <text:p>92171,07143</text:p>
          </table:table-cell>
          <table:table-cell office:value-type="float" office:value="1482.7142857142858" table:formula="of:=AVERAGE([.I71:.I84])" table:style-name="ce1">
            <text:p>1482,714286</text:p>
          </table:table-cell>
          <table:table-cell office:value-type="float" office:value="11.712239916473855" table:formula="of:=LN([.J84])" table:style-name="ce1">
            <text:p>11,71223992</text:p>
          </table:table-cell>
          <table:table-cell office:value-type="float" office:value="9.642739481324428" table:formula="of:=LN([.K84])" table:style-name="ce1">
            <text:p>9,642739481</text:p>
          </table:table-cell>
          <table:table-cell office:value-type="float" office:value="11.431401601402857" table:formula="of:=LN([.L84])" table:style-name="ce1">
            <text:p>11,4314016</text:p>
          </table:table-cell>
          <table:table-cell office:value-type="float" office:value="7.301629663909976" table:formula="of:=LN([.M84])" table:style-name="ce1">
            <text:p>7,30162966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13<text:s/></text:p>
          </table:table-cell>
          <table:table-cell office:value-type="float" office:value="4092" table:style-name="ce3">
            <text:p>4092</text:p>
          </table:table-cell>
          <table:table-cell office:value-type="float" office:value="431" table:style-name="ce3">
            <text:p>431</text:p>
          </table:table-cell>
          <table:table-cell office:value-type="float" office:value="2537" table:style-name="ce3">
            <text:p>2537</text:p>
          </table:table-cell>
          <table:table-cell office:value-type="float" office:value="126" table:style-name="ce3">
            <text:p>126</text:p>
          </table:table-cell>
          <table:table-cell office:value-type="float" office:value="151695" table:formula="of:=SUM([.B$4:.B85])" table:style-name="ce1">
            <text:p>151695</text:p>
          </table:table-cell>
          <table:table-cell office:value-type="float" office:value="19901" table:formula="of:=SUM([.C$4:.C85])" table:style-name="ce1">
            <text:p>19901</text:p>
          </table:table-cell>
          <table:table-cell office:value-type="float" office:value="124116" table:formula="of:=SUM([.D$4:.D85])" table:style-name="ce1">
            <text:p>124116</text:p>
          </table:table-cell>
          <table:table-cell office:value-type="float" office:value="2799" table:formula="of:=SUM([.E$4:.E85])" table:style-name="ce1">
            <text:p>2799</text:p>
          </table:table-cell>
          <table:table-cell office:value-type="float" office:value="125914.14285714286" table:formula="of:=AVERAGE([.F72:.F85])" table:style-name="ce1">
            <text:p>125914,1429</text:p>
          </table:table-cell>
          <table:table-cell office:value-type="float" office:value="16060.928571428571" table:formula="of:=AVERAGE([.G72:.G85])" table:style-name="ce1">
            <text:p>16060,92857</text:p>
          </table:table-cell>
          <table:table-cell office:value-type="float" office:value="96865.21428571429" table:formula="of:=AVERAGE([.H72:.H85])" table:style-name="ce1">
            <text:p>96865,21429</text:p>
          </table:table-cell>
          <table:table-cell office:value-type="float" office:value="1650.1428571428571" table:formula="of:=AVERAGE([.I72:.I85])" table:style-name="ce1">
            <text:p>1650,142857</text:p>
          </table:table-cell>
          <table:table-cell office:value-type="float" office:value="11.74335554777541" table:formula="of:=LN([.J85])" table:style-name="ce1">
            <text:p>11,74335555</text:p>
          </table:table-cell>
          <table:table-cell office:value-type="float" office:value="9.6841448047227399" table:formula="of:=LN([.K85])" table:style-name="ce1">
            <text:p>9,684144805</text:p>
          </table:table-cell>
          <table:table-cell office:value-type="float" office:value="11.481075747728523" table:formula="of:=LN([.L85])" table:style-name="ce1">
            <text:p>11,48107575</text:p>
          </table:table-cell>
          <table:table-cell office:value-type="float" office:value="7.408617143233367" table:formula="of:=LN([.M85])" table:style-name="ce1">
            <text:p>7,40861714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14<text:s/></text:p>
          </table:table-cell>
          <table:table-cell office:value-type="float" office:value="3153" table:style-name="ce3">
            <text:p>3153</text:p>
          </table:table-cell>
          <table:table-cell office:value-type="float" office:value="564" table:style-name="ce3">
            <text:p>564</text:p>
          </table:table-cell>
          <table:table-cell office:value-type="float" office:value="2082" table:style-name="ce3">
            <text:p>2082</text:p>
          </table:table-cell>
          <table:table-cell office:value-type="float" office:value="170" table:style-name="ce3">
            <text:p>170</text:p>
          </table:table-cell>
          <table:table-cell office:value-type="float" office:value="154848" table:formula="of:=SUM([.B$4:.B86])" table:style-name="ce1">
            <text:p>154848</text:p>
          </table:table-cell>
          <table:table-cell office:value-type="float" office:value="20465" table:formula="of:=SUM([.C$4:.C86])" table:style-name="ce1">
            <text:p>20465</text:p>
          </table:table-cell>
          <table:table-cell office:value-type="float" office:value="126198" table:formula="of:=SUM([.D$4:.D86])" table:style-name="ce1">
            <text:p>126198</text:p>
          </table:table-cell>
          <table:table-cell office:value-type="float" office:value="2969" table:formula="of:=SUM([.E$4:.E86])" table:style-name="ce1">
            <text:p>2969</text:p>
          </table:table-cell>
          <table:table-cell office:value-type="float" office:value="129707.64285714286" table:formula="of:=AVERAGE([.F73:.F86])" table:style-name="ce1">
            <text:p>129707,6429</text:p>
          </table:table-cell>
          <table:table-cell office:value-type="float" office:value="16694.785714285714" table:formula="of:=AVERAGE([.G73:.G86])" table:style-name="ce1">
            <text:p>16694,78571</text:p>
          </table:table-cell>
          <table:table-cell office:value-type="float" office:value="101378.42857142857" table:formula="of:=AVERAGE([.H73:.H86])" table:style-name="ce1">
            <text:p>101378,4286</text:p>
          </table:table-cell>
          <table:table-cell office:value-type="float" office:value="1820.5714285714287" table:formula="of:=AVERAGE([.I73:.I86])" table:style-name="ce1">
            <text:p>1820,571429</text:p>
          </table:table-cell>
          <table:table-cell office:value-type="float" office:value="11.773038295763021" table:formula="of:=LN([.J86])" table:style-name="ce1">
            <text:p>11,7730383</text:p>
          </table:table-cell>
          <table:table-cell office:value-type="float" office:value="9.7228517169725723" table:formula="of:=LN([.K86])" table:style-name="ce1">
            <text:p>9,722851717</text:p>
          </table:table-cell>
          <table:table-cell office:value-type="float" office:value="11.526615611525743" table:formula="of:=LN([.L86])" table:style-name="ce1">
            <text:p>11,52661561</text:p>
          </table:table-cell>
          <table:table-cell office:value-type="float" office:value="7.5069057025345716" table:formula="of:=LN([.M86])" table:style-name="ce1">
            <text:p>7,50690570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15<text:s/></text:p>
          </table:table-cell>
          <table:table-cell office:value-type="float" office:value="2972" table:style-name="ce3">
            <text:p>2972</text:p>
          </table:table-cell>
          <table:table-cell office:value-type="float" office:value="604" table:style-name="ce3">
            <text:p>604</text:p>
          </table:table-cell>
          <table:table-cell office:value-type="float" office:value="2486" table:style-name="ce3">
            <text:p>2486</text:p>
          </table:table-cell>
          <table:table-cell office:value-type="float" office:value="285" table:style-name="ce3">
            <text:p>285</text:p>
          </table:table-cell>
          <table:table-cell office:value-type="float" office:value="157820" table:formula="of:=SUM([.B$4:.B87])" table:style-name="ce1">
            <text:p>157820</text:p>
          </table:table-cell>
          <table:table-cell office:value-type="float" office:value="21069" table:formula="of:=SUM([.C$4:.C87])" table:style-name="ce1">
            <text:p>21069</text:p>
          </table:table-cell>
          <table:table-cell office:value-type="float" office:value="128684" table:formula="of:=SUM([.D$4:.D87])" table:style-name="ce1">
            <text:p>128684</text:p>
          </table:table-cell>
          <table:table-cell office:value-type="float" office:value="3254" table:formula="of:=SUM([.E$4:.E87])" table:style-name="ce1">
            <text:p>3254</text:p>
          </table:table-cell>
          <table:table-cell office:value-type="float" office:value="133423.92857142858" table:formula="of:=AVERAGE([.F74:.F87])" table:style-name="ce1">
            <text:p>133423,9286</text:p>
          </table:table-cell>
          <table:table-cell office:value-type="float" office:value="17311.857142857141" table:formula="of:=AVERAGE([.G74:.G87])" table:style-name="ce1">
            <text:p>17311,85714</text:p>
          </table:table-cell>
          <table:table-cell office:value-type="float" office:value="105679.71428571429" table:formula="of:=AVERAGE([.H74:.H87])" table:style-name="ce1">
            <text:p>105679,7143</text:p>
          </table:table-cell>
          <table:table-cell office:value-type="float" office:value="2000.7142857142858" table:formula="of:=AVERAGE([.I74:.I87])" table:style-name="ce1">
            <text:p>2000,714286</text:p>
          </table:table-cell>
          <table:table-cell office:value-type="float" office:value="11.801286770976375" table:formula="of:=LN([.J87])" table:style-name="ce1">
            <text:p>11,80128677</text:p>
          </table:table-cell>
          <table:table-cell office:value-type="float" office:value="9.7591469296977174" table:formula="of:=LN([.K87])" table:style-name="ce1">
            <text:p>9,75914693</text:p>
          </table:table-cell>
          <table:table-cell office:value-type="float" office:value="11.568168235613014" table:formula="of:=LN([.L87])" table:style-name="ce1">
            <text:p>11,56816824</text:p>
          </table:table-cell>
          <table:table-cell office:value-type="float" office:value="7.6012595386388959" table:formula="of:=LN([.M87])" table:style-name="ce1">
            <text:p>7,60125953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16<text:s/></text:p>
          </table:table-cell>
          <table:table-cell office:value-type="float" office:value="2667" table:style-name="ce3">
            <text:p>2667</text:p>
          </table:table-cell>
          <table:table-cell office:value-type="float" office:value="578" table:style-name="ce3">
            <text:p>578</text:p>
          </table:table-cell>
          <table:table-cell office:value-type="float" office:value="2866" table:style-name="ce3">
            <text:p>2866</text:p>
          </table:table-cell>
          <table:table-cell office:value-type="float" office:value="315" table:style-name="ce3">
            <text:p>315</text:p>
          </table:table-cell>
          <table:table-cell office:value-type="float" office:value="160487" table:formula="of:=SUM([.B$4:.B88])" table:style-name="ce1">
            <text:p>160487</text:p>
          </table:table-cell>
          <table:table-cell office:value-type="float" office:value="21647" table:formula="of:=SUM([.C$4:.C88])" table:style-name="ce1">
            <text:p>21647</text:p>
          </table:table-cell>
          <table:table-cell office:value-type="float" office:value="131550" table:formula="of:=SUM([.D$4:.D88])" table:style-name="ce1">
            <text:p>131550</text:p>
          </table:table-cell>
          <table:table-cell office:value-type="float" office:value="3569" table:formula="of:=SUM([.E$4:.E88])" table:style-name="ce1">
            <text:p>3569</text:p>
          </table:table-cell>
          <table:table-cell office:value-type="float" office:value="136989.14285714287" table:formula="of:=AVERAGE([.F75:.F88])" table:style-name="ce1">
            <text:p>136989,1429</text:p>
          </table:table-cell>
          <table:table-cell office:value-type="float" office:value="17918.285714285714" table:formula="of:=AVERAGE([.G75:.G88])" table:style-name="ce1">
            <text:p>17918,28571</text:p>
          </table:table-cell>
          <table:table-cell office:value-type="float" office:value="109746" table:formula="of:=AVERAGE([.H75:.H88])" table:style-name="ce1">
            <text:p>109746</text:p>
          </table:table-cell>
          <table:table-cell office:value-type="float" office:value="2193.3571428571427" table:formula="of:=AVERAGE([.I75:.I88])" table:style-name="ce1">
            <text:p>2193,357143</text:p>
          </table:table-cell>
          <table:table-cell office:value-type="float" office:value="11.827656952451942" table:formula="of:=LN([.J88])" table:style-name="ce1">
            <text:p>11,82765695</text:p>
          </table:table-cell>
          <table:table-cell office:value-type="float" office:value="9.7935770186875928" table:formula="of:=LN([.K88])" table:style-name="ce1">
            <text:p>9,793577019</text:p>
          </table:table-cell>
          <table:table-cell office:value-type="float" office:value="11.60592388380398" table:formula="of:=LN([.L88])" table:style-name="ce1">
            <text:p>11,60592388</text:p>
          </table:table-cell>
          <table:table-cell office:value-type="float" office:value="7.693188590998326" table:formula="of:=LN([.M88])" table:style-name="ce1">
            <text:p>7,69318859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17<text:s/></text:p>
          </table:table-cell>
          <table:table-cell office:value-type="float" office:value="3786" table:style-name="ce3">
            <text:p>3786</text:p>
          </table:table-cell>
          <table:table-cell office:value-type="float" office:value="525" table:style-name="ce3">
            <text:p>525</text:p>
          </table:table-cell>
          <table:table-cell office:value-type="float" office:value="3380" table:style-name="ce3">
            <text:p>3380</text:p>
          </table:table-cell>
          <table:table-cell office:value-type="float" office:value="299" table:style-name="ce3">
            <text:p>299</text:p>
          </table:table-cell>
          <table:table-cell office:value-type="float" office:value="164273" table:formula="of:=SUM([.B$4:.B89])" table:style-name="ce1">
            <text:p>164273</text:p>
          </table:table-cell>
          <table:table-cell office:value-type="float" office:value="22172" table:formula="of:=SUM([.C$4:.C89])" table:style-name="ce1">
            <text:p>22172</text:p>
          </table:table-cell>
          <table:table-cell office:value-type="float" office:value="134930" table:formula="of:=SUM([.D$4:.D89])" table:style-name="ce1">
            <text:p>134930</text:p>
          </table:table-cell>
          <table:table-cell office:value-type="float" office:value="3868" table:formula="of:=SUM([.E$4:.E89])" table:style-name="ce1">
            <text:p>3868</text:p>
          </table:table-cell>
          <table:table-cell office:value-type="float" office:value="140824.78571428571" table:formula="of:=AVERAGE([.F76:.F89])" table:style-name="ce1">
            <text:p>140824,7857</text:p>
          </table:table-cell>
          <table:table-cell office:value-type="float" office:value="18507.928571428572" table:formula="of:=AVERAGE([.G76:.G89])" table:style-name="ce1">
            <text:p>18507,92857</text:p>
          </table:table-cell>
          <table:table-cell office:value-type="float" office:value="113612.71428571429" table:formula="of:=AVERAGE([.H76:.H89])" table:style-name="ce1">
            <text:p>113612,7143</text:p>
          </table:table-cell>
          <table:table-cell office:value-type="float" office:value="2397" table:formula="of:=AVERAGE([.I76:.I89])" table:style-name="ce1">
            <text:p>2397</text:p>
          </table:table-cell>
          <table:table-cell office:value-type="float" office:value="11.855271742116351" table:formula="of:=LN([.J89])" table:style-name="ce1">
            <text:p>11,85527174</text:p>
          </table:table-cell>
          <table:table-cell office:value-type="float" office:value="9.8259544906844845" table:formula="of:=LN([.K89])" table:style-name="ce1">
            <text:p>9,825954491</text:p>
          </table:table-cell>
          <table:table-cell office:value-type="float" office:value="11.640550700535616" table:formula="of:=LN([.L89])" table:style-name="ce1">
            <text:p>11,6405507</text:p>
          </table:table-cell>
          <table:table-cell office:value-type="float" office:value="7.7819732344343846" table:formula="of:=LN([.M89])" table:style-name="ce1">
            <text:p>7,7819732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18<text:s/></text:p>
          </table:table-cell>
          <table:table-cell office:value-type="float" office:value="3493" table:style-name="ce3">
            <text:p>3493</text:p>
          </table:table-cell>
          <table:table-cell office:value-type="float" office:value="575" table:style-name="ce3">
            <text:p>575</text:p>
          </table:table-cell>
          <table:table-cell office:value-type="float" office:value="3609" table:style-name="ce3">
            <text:p>3609</text:p>
          </table:table-cell>
          <table:table-cell office:value-type="float" office:value="242" table:style-name="ce3">
            <text:p>242</text:p>
          </table:table-cell>
          <table:table-cell office:value-type="float" office:value="167766" table:formula="of:=SUM([.B$4:.B90])" table:style-name="ce1">
            <text:p>167766</text:p>
          </table:table-cell>
          <table:table-cell office:value-type="float" office:value="22747" table:formula="of:=SUM([.C$4:.C90])" table:style-name="ce1">
            <text:p>22747</text:p>
          </table:table-cell>
          <table:table-cell office:value-type="float" office:value="138539" table:formula="of:=SUM([.D$4:.D90])" table:style-name="ce1">
            <text:p>138539</text:p>
          </table:table-cell>
          <table:table-cell office:value-type="float" office:value="4110" table:formula="of:=SUM([.E$4:.E90])" table:style-name="ce1">
            <text:p>4110</text:p>
          </table:table-cell>
          <table:table-cell office:value-type="float" office:value="144582.42857142858" table:formula="of:=AVERAGE([.F77:.F90])" table:style-name="ce1">
            <text:p>144582,4286</text:p>
          </table:table-cell>
          <table:table-cell office:value-type="float" office:value="19084.071428571428" table:formula="of:=AVERAGE([.G77:.G90])" table:style-name="ce1">
            <text:p>19084,07143</text:p>
          </table:table-cell>
          <table:table-cell office:value-type="float" office:value="117302.78571428571" table:formula="of:=AVERAGE([.H77:.H90])" table:style-name="ce1">
            <text:p>117302,7857</text:p>
          </table:table-cell>
          <table:table-cell office:value-type="float" office:value="2607.8571428571427" table:formula="of:=AVERAGE([.I77:.I90])" table:style-name="ce1">
            <text:p>2607,857143</text:p>
          </table:table-cell>
          <table:table-cell office:value-type="float" office:value="11.881605063836291" table:formula="of:=LN([.J90])" table:style-name="ce1">
            <text:p>11,88160506</text:p>
          </table:table-cell>
          <table:table-cell office:value-type="float" office:value="9.856609309480147" table:formula="of:=LN([.K90])" table:style-name="ce1">
            <text:p>9,856609309</text:p>
          </table:table-cell>
          <table:table-cell office:value-type="float" office:value="11.672513782989459" table:formula="of:=LN([.L90])" table:style-name="ce1">
            <text:p>11,67251378</text:p>
          </table:table-cell>
          <table:table-cell office:value-type="float" office:value="7.8662841450344239" table:formula="of:=LN([.M90])" table:style-name="ce1">
            <text:p>7,86628414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19<text:s/></text:p>
          </table:table-cell>
          <table:table-cell office:value-type="float" office:value="3491" table:style-name="ce3">
            <text:p>3491</text:p>
          </table:table-cell>
          <table:table-cell office:value-type="float" office:value="480" table:style-name="ce3">
            <text:p>480</text:p>
          </table:table-cell>
          <table:table-cell office:value-type="float" office:value="2458" table:style-name="ce3">
            <text:p>2458</text:p>
          </table:table-cell>
          <table:table-cell office:value-type="float" office:value="184" table:style-name="ce3">
            <text:p>184</text:p>
          </table:table-cell>
          <table:table-cell office:value-type="float" office:value="171257" table:formula="of:=SUM([.B$4:.B91])" table:style-name="ce1">
            <text:p>171257</text:p>
          </table:table-cell>
          <table:table-cell office:value-type="float" office:value="23227" table:formula="of:=SUM([.C$4:.C91])" table:style-name="ce1">
            <text:p>23227</text:p>
          </table:table-cell>
          <table:table-cell office:value-type="float" office:value="140997" table:formula="of:=SUM([.D$4:.D91])" table:style-name="ce1">
            <text:p>140997</text:p>
          </table:table-cell>
          <table:table-cell office:value-type="float" office:value="4294" table:formula="of:=SUM([.E$4:.E91])" table:style-name="ce1">
            <text:p>4294</text:p>
          </table:table-cell>
          <table:table-cell office:value-type="float" office:value="148246.21428571429" table:formula="of:=AVERAGE([.F78:.F91])" table:style-name="ce1">
            <text:p>148246,2143</text:p>
          </table:table-cell>
          <table:table-cell office:value-type="float" office:value="19645.857142857141" table:formula="of:=AVERAGE([.G78:.G91])" table:style-name="ce1">
            <text:p>19645,85714</text:p>
          </table:table-cell>
          <table:table-cell office:value-type="float" office:value="120744.42857142857" table:formula="of:=AVERAGE([.H78:.H91])" table:style-name="ce1">
            <text:p>120744,4286</text:p>
          </table:table-cell>
          <table:table-cell office:value-type="float" office:value="2818.7142857142858" table:formula="of:=AVERAGE([.I78:.I91])" table:style-name="ce1">
            <text:p>2818,714286</text:p>
          </table:table-cell>
          <table:table-cell office:value-type="float" office:value="11.906629780518504" table:formula="of:=LN([.J91])" table:style-name="ce1">
            <text:p>11,90662978</text:p>
          </table:table-cell>
          <table:table-cell office:value-type="float" office:value="9.8856217626445542" table:formula="of:=LN([.K91])" table:style-name="ce1">
            <text:p>9,885621763</text:p>
          </table:table-cell>
          <table:table-cell office:value-type="float" office:value="11.701431430255118" table:formula="of:=LN([.L91])" table:style-name="ce1">
            <text:p>11,70143143</text:p>
          </table:table-cell>
          <table:table-cell office:value-type="float" office:value="7.9440361329141478" table:formula="of:=LN([.M91])" table:style-name="ce1">
            <text:p>7,94403613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20<text:s/></text:p>
          </table:table-cell>
          <table:table-cell office:value-type="float" office:value="3047" table:style-name="ce3">
            <text:p>3047</text:p>
          </table:table-cell>
          <table:table-cell office:value-type="float" office:value="433" table:style-name="ce3">
            <text:p>433</text:p>
          </table:table-cell>
          <table:table-cell office:value-type="float" office:value="1775" table:style-name="ce3">
            <text:p>1775</text:p>
          </table:table-cell>
          <table:table-cell office:value-type="float" office:value="110" table:style-name="ce3">
            <text:p>110</text:p>
          </table:table-cell>
          <table:table-cell office:value-type="float" office:value="174304" table:formula="of:=SUM([.B$4:.B92])" table:style-name="ce1">
            <text:p>174304</text:p>
          </table:table-cell>
          <table:table-cell office:value-type="float" office:value="23660" table:formula="of:=SUM([.C$4:.C92])" table:style-name="ce1">
            <text:p>23660</text:p>
          </table:table-cell>
          <table:table-cell office:value-type="float" office:value="142772" table:formula="of:=SUM([.D$4:.D92])" table:style-name="ce1">
            <text:p>142772</text:p>
          </table:table-cell>
          <table:table-cell office:value-type="float" office:value="4404" table:formula="of:=SUM([.E$4:.E92])" table:style-name="ce1">
            <text:p>4404</text:p>
          </table:table-cell>
          <table:table-cell office:value-type="float" office:value="151819.35714285713" table:formula="of:=AVERAGE([.F79:.F92])" table:style-name="ce1">
            <text:p>151819,3571</text:p>
          </table:table-cell>
          <table:table-cell office:value-type="float" office:value="20200.928571428572" table:formula="of:=AVERAGE([.G79:.G92])" table:style-name="ce1">
            <text:p>20200,92857</text:p>
          </table:table-cell>
          <table:table-cell office:value-type="float" office:value="124050.21428571429" table:formula="of:=AVERAGE([.H79:.H92])" table:style-name="ce1">
            <text:p>124050,2143</text:p>
          </table:table-cell>
          <table:table-cell office:value-type="float" office:value="3030.8571428571427" table:formula="of:=AVERAGE([.I79:.I92])" table:style-name="ce1">
            <text:p>3030,857143</text:p>
          </table:table-cell>
          <table:table-cell office:value-type="float" office:value="11.93044665322414" table:formula="of:=LN([.J92])" table:style-name="ce1">
            <text:p>11,93044665</text:p>
          </table:table-cell>
          <table:table-cell office:value-type="float" office:value="9.9134838512153625" table:formula="of:=LN([.K92])" table:style-name="ce1">
            <text:p>9,913483851</text:p>
          </table:table-cell>
          <table:table-cell office:value-type="float" office:value="11.728441716532517" table:formula="of:=LN([.L92])" table:style-name="ce1">
            <text:p>11,72844172</text:p>
          </table:table-cell>
          <table:table-cell office:value-type="float" office:value="8.016600743930276" table:formula="of:=LN([.M92])" table:style-name="ce1">
            <text:p>8,01660074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21<text:s/></text:p>
          </table:table-cell>
          <table:table-cell office:value-type="float" office:value="2256" table:style-name="ce3">
            <text:p>2256</text:p>
          </table:table-cell>
          <table:table-cell office:value-type="float" office:value="454" table:style-name="ce3">
            <text:p>454</text:p>
          </table:table-cell>
          <table:table-cell office:value-type="float" office:value="1785" table:style-name="ce3">
            <text:p>1785</text:p>
          </table:table-cell>
          <table:table-cell office:value-type="float" office:value="194" table:style-name="ce3">
            <text:p>194</text:p>
          </table:table-cell>
          <table:table-cell office:value-type="float" office:value="176560" table:formula="of:=SUM([.B$4:.B93])" table:style-name="ce1">
            <text:p>176560</text:p>
          </table:table-cell>
          <table:table-cell office:value-type="float" office:value="24114" table:formula="of:=SUM([.C$4:.C93])" table:style-name="ce1">
            <text:p>24114</text:p>
          </table:table-cell>
          <table:table-cell office:value-type="float" office:value="144557" table:formula="of:=SUM([.D$4:.D93])" table:style-name="ce1">
            <text:p>144557</text:p>
          </table:table-cell>
          <table:table-cell office:value-type="float" office:value="4598" table:formula="of:=SUM([.E$4:.E93])" table:style-name="ce1">
            <text:p>4598</text:p>
          </table:table-cell>
          <table:table-cell office:value-type="float" office:value="155296.57142857142" table:formula="of:=AVERAGE([.F80:.F93])" table:style-name="ce1">
            <text:p>155296,5714</text:p>
          </table:table-cell>
          <table:table-cell office:value-type="float" office:value="20743" table:formula="of:=AVERAGE([.G80:.G93])" table:style-name="ce1">
            <text:p>20743</text:p>
          </table:table-cell>
          <table:table-cell office:value-type="float" office:value="127209.64285714286" table:formula="of:=AVERAGE([.H80:.H93])" table:style-name="ce1">
            <text:p>127209,6429</text:p>
          </table:table-cell>
          <table:table-cell office:value-type="float" office:value="3244.5" table:formula="of:=AVERAGE([.I80:.I93])" table:style-name="ce1">
            <text:p>3244,5</text:p>
          </table:table-cell>
          <table:table-cell office:value-type="float" office:value="11.953091931807251" table:formula="of:=LN([.J93])" table:style-name="ce1">
            <text:p>11,95309193</text:p>
          </table:table-cell>
          <table:table-cell office:value-type="float" office:value="9.9399641193461452" table:formula="of:=LN([.K93])" table:style-name="ce1">
            <text:p>9,939964119</text:p>
          </table:table-cell>
          <table:table-cell office:value-type="float" office:value="11.753591735640168" table:formula="of:=LN([.L93])" table:style-name="ce1">
            <text:p>11,75359174</text:p>
          </table:table-cell>
          <table:table-cell office:value-type="float" office:value="8.0847165340612239" table:formula="of:=LN([.M93])" table:style-name="ce1">
            <text:p>8,0847165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22<text:s/></text:p>
          </table:table-cell>
          <table:table-cell office:value-type="float" office:value="2729" table:style-name="ce3">
            <text:p>2729</text:p>
          </table:table-cell>
          <table:table-cell office:value-type="float" office:value="534" table:style-name="ce3">
            <text:p>534</text:p>
          </table:table-cell>
          <table:table-cell office:value-type="float" office:value="2337" table:style-name="ce3">
            <text:p>2337</text:p>
          </table:table-cell>
          <table:table-cell office:value-type="float" office:value="281" table:style-name="ce3">
            <text:p>281</text:p>
          </table:table-cell>
          <table:table-cell office:value-type="float" office:value="179289" table:formula="of:=SUM([.B$4:.B94])" table:style-name="ce1">
            <text:p>179289</text:p>
          </table:table-cell>
          <table:table-cell office:value-type="float" office:value="24648" table:formula="of:=SUM([.C$4:.C94])" table:style-name="ce1">
            <text:p>24648</text:p>
          </table:table-cell>
          <table:table-cell office:value-type="float" office:value="146894" table:formula="of:=SUM([.D$4:.D94])" table:style-name="ce1">
            <text:p>146894</text:p>
          </table:table-cell>
          <table:table-cell office:value-type="float" office:value="4879" table:formula="of:=SUM([.E$4:.E94])" table:style-name="ce1">
            <text:p>4879</text:p>
          </table:table-cell>
          <table:table-cell office:value-type="float" office:value="158751.64285714287" table:formula="of:=AVERAGE([.F81:.F94])" table:style-name="ce1">
            <text:p>158751,6429</text:p>
          </table:table-cell>
          <table:table-cell office:value-type="float" office:value="21280.071428571428" table:formula="of:=AVERAGE([.G81:.G94])" table:style-name="ce1">
            <text:p>21280,07143</text:p>
          </table:table-cell>
          <table:table-cell office:value-type="float" office:value="130250.07142857143" table:formula="of:=AVERAGE([.H81:.H94])" table:style-name="ce1">
            <text:p>130250,0714</text:p>
          </table:table-cell>
          <table:table-cell office:value-type="float" office:value="3460.0714285714284" table:formula="of:=AVERAGE([.I81:.I94])" table:style-name="ce1">
            <text:p>3460,071429</text:p>
          </table:table-cell>
          <table:table-cell office:value-type="float" office:value="11.975096265407803" table:formula="of:=LN([.J94])" table:style-name="ce1">
            <text:p>11,97509627</text:p>
          </table:table-cell>
          <table:table-cell office:value-type="float" office:value="9.9655263000557479" table:formula="of:=LN([.K94])" table:style-name="ce1">
            <text:p>9,9655263</text:p>
          </table:table-cell>
          <table:table-cell office:value-type="float" office:value="11.777211508011405" table:formula="of:=LN([.L94])" table:style-name="ce1">
            <text:p>11,77721151</text:p>
          </table:table-cell>
          <table:table-cell office:value-type="float" office:value="8.1490445119344717" table:formula="of:=LN([.M94])" table:style-name="ce1">
            <text:p>8,14904451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23<text:s/></text:p>
          </table:table-cell>
          <table:table-cell office:value-type="float" office:value="3370" table:style-name="ce3">
            <text:p>3370</text:p>
          </table:table-cell>
          <table:table-cell office:value-type="float" office:value="437" table:style-name="ce3">
            <text:p>437</text:p>
          </table:table-cell>
          <table:table-cell office:value-type="float" office:value="2352" table:style-name="ce3">
            <text:p>2352</text:p>
          </table:table-cell>
          <table:table-cell office:value-type="float" office:value="215" table:style-name="ce3">
            <text:p>215</text:p>
          </table:table-cell>
          <table:table-cell office:value-type="float" office:value="182659" table:formula="of:=SUM([.B$4:.B95])" table:style-name="ce1">
            <text:p>182659</text:p>
          </table:table-cell>
          <table:table-cell office:value-type="float" office:value="25085" table:formula="of:=SUM([.C$4:.C95])" table:style-name="ce1">
            <text:p>25085</text:p>
          </table:table-cell>
          <table:table-cell office:value-type="float" office:value="149246" table:formula="of:=SUM([.D$4:.D95])" table:style-name="ce1">
            <text:p>149246</text:p>
          </table:table-cell>
          <table:table-cell office:value-type="float" office:value="5094" table:formula="of:=SUM([.E$4:.E95])" table:style-name="ce1">
            <text:p>5094</text:p>
          </table:table-cell>
          <table:table-cell office:value-type="float" office:value="162173.42857142858" table:formula="of:=AVERAGE([.F82:.F95])" table:style-name="ce1">
            <text:p>162173,4286</text:p>
          </table:table-cell>
          <table:table-cell office:value-type="float" office:value="21809.785714285714" table:formula="of:=AVERAGE([.G82:.G95])" table:style-name="ce1">
            <text:p>21809,78571</text:p>
          </table:table-cell>
          <table:table-cell office:value-type="float" office:value="133103.21428571429" table:formula="of:=AVERAGE([.H82:.H95])" table:style-name="ce1">
            <text:p>133103,2143</text:p>
          </table:table-cell>
          <table:table-cell office:value-type="float" office:value="3673.4285714285716" table:formula="of:=AVERAGE([.I82:.I95])" table:style-name="ce1">
            <text:p>3673,428571</text:p>
          </table:table-cell>
          <table:table-cell office:value-type="float" office:value="11.996421588325223" table:formula="of:=LN([.J95])" table:style-name="ce1">
            <text:p>11,99642159</text:p>
          </table:table-cell>
          <table:table-cell office:value-type="float" office:value="9.9901140340344199" table:formula="of:=LN([.K95])" table:style-name="ce1">
            <text:p>9,990114034</text:p>
          </table:table-cell>
          <table:table-cell office:value-type="float" office:value="11.798880153495926" table:formula="of:=LN([.L95])" table:style-name="ce1">
            <text:p>11,79888015</text:p>
          </table:table-cell>
          <table:table-cell office:value-type="float" office:value="8.2088807205888816" table:formula="of:=LN([.M95])" table:style-name="ce1">
            <text:p>8,20888072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24<text:s/></text:p>
          </table:table-cell>
          <table:table-cell office:value-type="float" office:value="2646" table:style-name="ce3">
            <text:p>2646</text:p>
          </table:table-cell>
          <table:table-cell office:value-type="float" office:value="464" table:style-name="ce3">
            <text:p>464</text:p>
          </table:table-cell>
          <table:table-cell office:value-type="float" office:value="2337" table:style-name="ce3">
            <text:p>2337</text:p>
          </table:table-cell>
          <table:table-cell office:value-type="float" office:value="227" table:style-name="ce3">
            <text:p>227</text:p>
          </table:table-cell>
          <table:table-cell office:value-type="float" office:value="185305" table:formula="of:=SUM([.B$4:.B96])" table:style-name="ce1">
            <text:p>185305</text:p>
          </table:table-cell>
          <table:table-cell office:value-type="float" office:value="25549" table:formula="of:=SUM([.C$4:.C96])" table:style-name="ce1">
            <text:p>25549</text:p>
          </table:table-cell>
          <table:table-cell office:value-type="float" office:value="151583" table:formula="of:=SUM([.D$4:.D96])" table:style-name="ce1">
            <text:p>151583</text:p>
          </table:table-cell>
          <table:table-cell office:value-type="float" office:value="5321" table:formula="of:=SUM([.E$4:.E96])" table:style-name="ce1">
            <text:p>5321</text:p>
          </table:table-cell>
          <table:table-cell office:value-type="float" office:value="165483.92857142858" table:formula="of:=AVERAGE([.F83:.F96])" table:style-name="ce1">
            <text:p>165483,9286</text:p>
          </table:table-cell>
          <table:table-cell office:value-type="float" office:value="22328.928571428572" table:formula="of:=AVERAGE([.G83:.G96])" table:style-name="ce1">
            <text:p>22328,92857</text:p>
          </table:table-cell>
          <table:table-cell office:value-type="float" office:value="135743.07142857142" table:formula="of:=AVERAGE([.H83:.H96])" table:style-name="ce1">
            <text:p>135743,0714</text:p>
          </table:table-cell>
          <table:table-cell office:value-type="float" office:value="3884" table:formula="of:=AVERAGE([.I83:.I96])" table:style-name="ce1">
            <text:p>3884</text:p>
          </table:table-cell>
          <table:table-cell office:value-type="float" office:value="12.016629360754198" table:formula="of:=LN([.J96])" table:style-name="ce1">
            <text:p>12,01662936</text:p>
          </table:table-cell>
          <table:table-cell office:value-type="float" office:value="10.013638362107976" table:formula="of:=LN([.K96])" table:style-name="ce1">
            <text:p>10,01363836</text:p>
          </table:table-cell>
          <table:table-cell office:value-type="float" office:value="11.818519197293426" table:formula="of:=LN([.L96])" table:style-name="ce1">
            <text:p>11,8185192</text:p>
          </table:table-cell>
          <table:table-cell office:value-type="float" office:value="8.264620829411216" table:formula="of:=LN([.M96])" table:style-name="ce1">
            <text:p>8,26462082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25<text:s/></text:p>
          </table:table-cell>
          <table:table-cell office:value-type="float" office:value="3021" table:style-name="ce3">
            <text:p>3021</text:p>
          </table:table-cell>
          <table:table-cell office:value-type="float" office:value="420" table:style-name="ce3">
            <text:p>420</text:p>
          </table:table-cell>
          <table:table-cell office:value-type="float" office:value="2055" table:style-name="ce3">
            <text:p>2055</text:p>
          </table:table-cell>
          <table:table-cell office:value-type="float" office:value="179" table:style-name="ce3">
            <text:p>179</text:p>
          </table:table-cell>
          <table:table-cell office:value-type="float" office:value="188326" table:formula="of:=SUM([.B$4:.B97])" table:style-name="ce1">
            <text:p>188326</text:p>
          </table:table-cell>
          <table:table-cell office:value-type="float" office:value="25969" table:formula="of:=SUM([.C$4:.C97])" table:style-name="ce1">
            <text:p>25969</text:p>
          </table:table-cell>
          <table:table-cell office:value-type="float" office:value="153638" table:formula="of:=SUM([.D$4:.D97])" table:style-name="ce1">
            <text:p>153638</text:p>
          </table:table-cell>
          <table:table-cell office:value-type="float" office:value="5500" table:formula="of:=SUM([.E$4:.E97])" table:style-name="ce1">
            <text:p>5500</text:p>
          </table:table-cell>
          <table:table-cell office:value-type="float" office:value="168728" table:formula="of:=AVERAGE([.F84:.F97])" table:style-name="ce1">
            <text:p>168728</text:p>
          </table:table-cell>
          <table:table-cell office:value-type="float" office:value="22837.357142857141" table:formula="of:=AVERAGE([.G84:.G97])" table:style-name="ce1">
            <text:p>22837,35714</text:p>
          </table:table-cell>
          <table:table-cell office:value-type="float" office:value="138234.5" table:formula="of:=AVERAGE([.H84:.H97])" table:style-name="ce1">
            <text:p>138234,5</text:p>
          </table:table-cell>
          <table:table-cell office:value-type="float" office:value="4095.1428571428573" table:formula="of:=AVERAGE([.I84:.I97])" table:style-name="ce1">
            <text:p>4095,142857</text:p>
          </table:table-cell>
          <table:table-cell office:value-type="float" office:value="12.03604322986545" table:formula="of:=LN([.J97])" table:style-name="ce1">
            <text:p>12,03604323</text:p>
          </table:table-cell>
          <table:table-cell office:value-type="float" office:value="10.036152945290983" table:formula="of:=LN([.K97])" table:style-name="ce1">
            <text:p>10,03615295</text:p>
          </table:table-cell>
          <table:table-cell office:value-type="float" office:value="11.836706797366773" table:formula="of:=LN([.L97])" table:style-name="ce1">
            <text:p>11,8367068</text:p>
          </table:table-cell>
          <table:table-cell office:value-type="float" office:value="8.3175568814278478" table:formula="of:=LN([.M97])" table:style-name="ce1">
            <text:p>8,31755688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26<text:s/></text:p>
          </table:table-cell>
          <table:table-cell office:value-type="float" office:value="2357" table:style-name="ce3">
            <text:p>2357</text:p>
          </table:table-cell>
          <table:table-cell office:value-type="float" office:value="415" table:style-name="ce3">
            <text:p>415</text:p>
          </table:table-cell>
          <table:table-cell office:value-type="float" office:value="1737" table:style-name="ce3">
            <text:p>1737</text:p>
          </table:table-cell>
          <table:table-cell office:value-type="float" office:value="140" table:style-name="ce3">
            <text:p>140</text:p>
          </table:table-cell>
          <table:table-cell office:value-type="float" office:value="190683" table:formula="of:=SUM([.B$4:.B98])" table:style-name="ce1">
            <text:p>190683</text:p>
          </table:table-cell>
          <table:table-cell office:value-type="float" office:value="26384" table:formula="of:=SUM([.C$4:.C98])" table:style-name="ce1">
            <text:p>26384</text:p>
          </table:table-cell>
          <table:table-cell office:value-type="float" office:value="155375" table:formula="of:=SUM([.D$4:.D98])" table:style-name="ce1">
            <text:p>155375</text:p>
          </table:table-cell>
          <table:table-cell office:value-type="float" office:value="5640" table:formula="of:=SUM([.E$4:.E98])" table:style-name="ce1">
            <text:p>5640</text:p>
          </table:table-cell>
          <table:table-cell office:value-type="float" office:value="171805.14285714287" table:formula="of:=AVERAGE([.F85:.F98])" table:style-name="ce1">
            <text:p>171805,1429</text:p>
          </table:table-cell>
          <table:table-cell office:value-type="float" office:value="23331.214285714286" table:formula="of:=AVERAGE([.G85:.G98])" table:style-name="ce1">
            <text:p>23331,21429</text:p>
          </table:table-cell>
          <table:table-cell office:value-type="float" office:value="140648.5" table:formula="of:=AVERAGE([.H85:.H98])" table:style-name="ce1">
            <text:p>140648,5</text:p>
          </table:table-cell>
          <table:table-cell office:value-type="float" office:value="4307.0714285714284" table:formula="of:=AVERAGE([.I85:.I98])" table:style-name="ce1">
            <text:p>4307,071429</text:p>
          </table:table-cell>
          <table:table-cell office:value-type="float" office:value="12.054116223224774" table:formula="of:=LN([.J98])" table:style-name="ce1">
            <text:p>12,05411622</text:p>
          </table:table-cell>
          <table:table-cell office:value-type="float" office:value="10.057547411912804" table:formula="of:=LN([.K98])" table:style-name="ce1">
            <text:p>10,05754741</text:p>
          </table:table-cell>
          <table:table-cell office:value-type="float" office:value="11.854019149090426" table:formula="of:=LN([.L98])" table:style-name="ce1">
            <text:p>11,85401915</text:p>
          </table:table-cell>
          <table:table-cell office:value-type="float" office:value="8.3680134692145796" table:formula="of:=LN([.M98])" table:style-name="ce1">
            <text:p>8,36801346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27<text:s/></text:p>
          </table:table-cell>
          <table:table-cell office:value-type="float" office:value="2324" table:style-name="ce3">
            <text:p>2324</text:p>
          </table:table-cell>
          <table:table-cell office:value-type="float" office:value="260" table:style-name="ce3">
            <text:p>260</text:p>
          </table:table-cell>
          <table:table-cell office:value-type="float" office:value="1018" table:style-name="ce3">
            <text:p>1018</text:p>
          </table:table-cell>
          <table:table-cell office:value-type="float" office:value="110" table:style-name="ce3">
            <text:p>110</text:p>
          </table:table-cell>
          <table:table-cell office:value-type="float" office:value="193007" table:formula="of:=SUM([.B$4:.B99])" table:style-name="ce1">
            <text:p>193007</text:p>
          </table:table-cell>
          <table:table-cell office:value-type="float" office:value="26644" table:formula="of:=SUM([.C$4:.C99])" table:style-name="ce1">
            <text:p>26644</text:p>
          </table:table-cell>
          <table:table-cell office:value-type="float" office:value="156393" table:formula="of:=SUM([.D$4:.D99])" table:style-name="ce1">
            <text:p>156393</text:p>
          </table:table-cell>
          <table:table-cell office:value-type="float" office:value="5750" table:formula="of:=SUM([.E$4:.E99])" table:style-name="ce1">
            <text:p>5750</text:p>
          </table:table-cell>
          <table:table-cell office:value-type="float" office:value="174756" table:formula="of:=AVERAGE([.F86:.F99])" table:style-name="ce1">
            <text:p>174756</text:p>
          </table:table-cell>
          <table:table-cell office:value-type="float" office:value="23812.857142857141" table:formula="of:=AVERAGE([.G86:.G99])" table:style-name="ce1">
            <text:p>23812,85714</text:p>
          </table:table-cell>
          <table:table-cell office:value-type="float" office:value="142954" table:formula="of:=AVERAGE([.H86:.H99])" table:style-name="ce1">
            <text:p>142954</text:p>
          </table:table-cell>
          <table:table-cell office:value-type="float" office:value="4517.8571428571431" table:formula="of:=AVERAGE([.I86:.I99])" table:style-name="ce1">
            <text:p>4517,857143</text:p>
          </table:table-cell>
          <table:table-cell office:value-type="float" office:value="12.07114599427058" table:formula="of:=LN([.J99])" table:style-name="ce1">
            <text:p>12,07114599</text:p>
          </table:table-cell>
          <table:table-cell office:value-type="float" office:value="10.07798092988182" table:formula="of:=LN([.K99])" table:style-name="ce1">
            <text:p>10,07798093</text:p>
          </table:table-cell>
          <table:table-cell office:value-type="float" office:value="11.870278179170796" table:formula="of:=LN([.L99])" table:style-name="ce1">
            <text:p>11,87027818</text:p>
          </table:table-cell>
          <table:table-cell office:value-type="float" office:value="8.4157930769745075" table:formula="of:=LN([.M99])" table:style-name="ce1">
            <text:p>8,41579307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28<text:s/></text:p>
          </table:table-cell>
          <table:table-cell office:value-type="float" office:value="1739" table:style-name="ce3">
            <text:p>1739</text:p>
          </table:table-cell>
          <table:table-cell office:value-type="float" office:value="333" table:style-name="ce3">
            <text:p>333</text:p>
          </table:table-cell>
          <table:table-cell office:value-type="float" office:value="1144" table:style-name="ce3">
            <text:p>1144</text:p>
          </table:table-cell>
          <table:table-cell office:value-type="float" office:value="163" table:style-name="ce3">
            <text:p>163</text:p>
          </table:table-cell>
          <table:table-cell office:value-type="float" office:value="194746" table:formula="of:=SUM([.B$4:.B100])" table:style-name="ce1">
            <text:p>194746</text:p>
          </table:table-cell>
          <table:table-cell office:value-type="float" office:value="26977" table:formula="of:=SUM([.C$4:.C100])" table:style-name="ce1">
            <text:p>26977</text:p>
          </table:table-cell>
          <table:table-cell office:value-type="float" office:value="157537" table:formula="of:=SUM([.D$4:.D100])" table:style-name="ce1">
            <text:p>157537</text:p>
          </table:table-cell>
          <table:table-cell office:value-type="float" office:value="5913" table:formula="of:=SUM([.E$4:.E100])" table:style-name="ce1">
            <text:p>5913</text:p>
          </table:table-cell>
          <table:table-cell office:value-type="float" office:value="177605.85714285713" table:formula="of:=AVERAGE([.F87:.F100])" table:style-name="ce1">
            <text:p>177605,8571</text:p>
          </table:table-cell>
          <table:table-cell office:value-type="float" office:value="24278" table:formula="of:=AVERAGE([.G87:.G100])" table:style-name="ce1">
            <text:p>24278</text:p>
          </table:table-cell>
          <table:table-cell office:value-type="float" office:value="145192.5" table:formula="of:=AVERAGE([.H87:.H100])" table:style-name="ce1">
            <text:p>145192,5</text:p>
          </table:table-cell>
          <table:table-cell office:value-type="float" office:value="4728.1428571428569" table:formula="of:=AVERAGE([.I87:.I100])" table:style-name="ce1">
            <text:p>4728,142857</text:p>
          </table:table-cell>
          <table:table-cell office:value-type="float" office:value="12.087322088404377" table:formula="of:=LN([.J100])" table:style-name="ce1">
            <text:p>12,08732209</text:p>
          </table:table-cell>
          <table:table-cell office:value-type="float" office:value="10.097325869457748" table:formula="of:=LN([.K100])" table:style-name="ce1">
            <text:p>10,09732587</text:p>
          </table:table-cell>
          <table:table-cell office:value-type="float" office:value="11.885815727146214" table:formula="of:=LN([.L100])" table:style-name="ce1">
            <text:p>11,88581573</text:p>
          </table:table-cell>
          <table:table-cell office:value-type="float" office:value="8.4612877737612049" table:formula="of:=LN([.M100])" table:style-name="ce1">
            <text:p>8,46128777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V 29<text:s/></text:p>
          </table:table-cell>
          <table:table-cell office:value-type="float" office:value="2091" table:style-name="ce3">
            <text:p>2091</text:p>
          </table:table-cell>
          <table:table-cell office:value-type="float" office:value="382" table:style-name="ce3">
            <text:p>382</text:p>
          </table:table-cell>
          <table:table-cell office:value-type="float" office:value="1304" table:style-name="ce3">
            <text:p>1304</text:p>
          </table:table-cell>
          <table:table-cell office:value-type="float" office:value="202" table:style-name="ce3">
            <text:p>202</text:p>
          </table:table-cell>
          <table:table-cell office:value-type="float" office:value="196837" table:formula="of:=SUM([.B$4:.B101])" table:style-name="ce1">
            <text:p>196837</text:p>
          </table:table-cell>
          <table:table-cell office:value-type="float" office:value="27359" table:formula="of:=SUM([.C$4:.C101])" table:style-name="ce1">
            <text:p>27359</text:p>
          </table:table-cell>
          <table:table-cell office:value-type="float" office:value="158841" table:formula="of:=SUM([.D$4:.D101])" table:style-name="ce1">
            <text:p>158841</text:p>
          </table:table-cell>
          <table:table-cell office:value-type="float" office:value="6115" table:formula="of:=SUM([.E$4:.E101])" table:style-name="ce1">
            <text:p>6115</text:p>
          </table:table-cell>
          <table:table-cell office:value-type="float" office:value="180392.78571428571" table:formula="of:=AVERAGE([.F88:.F101])" table:style-name="ce1">
            <text:p>180392,7857</text:p>
          </table:table-cell>
          <table:table-cell office:value-type="float" office:value="24727.285714285714" table:formula="of:=AVERAGE([.G88:.G101])" table:style-name="ce1">
            <text:p>24727,28571</text:p>
          </table:table-cell>
          <table:table-cell office:value-type="float" office:value="147346.57142857142" table:formula="of:=AVERAGE([.H88:.H101])" table:style-name="ce1">
            <text:p>147346,5714</text:p>
          </table:table-cell>
          <table:table-cell office:value-type="float" office:value="4932.5" table:formula="of:=AVERAGE([.I88:.I101])" table:style-name="ce1">
            <text:p>4932,5</text:p>
          </table:table-cell>
          <table:table-cell office:value-type="float" office:value="12.102891895313711" table:formula="of:=LN([.J101])" table:style-name="ce1">
            <text:p>12,1028919</text:p>
          </table:table-cell>
          <table:table-cell office:value-type="float" office:value="10.11566259768971" table:formula="of:=LN([.K101])" table:style-name="ce1">
            <text:p>10,1156626</text:p>
          </table:table-cell>
          <table:table-cell office:value-type="float" office:value="11.900542719680482" table:formula="of:=LN([.L101])" table:style-name="ce1">
            <text:p>11,90054272</text:p>
          </table:table-cell>
          <table:table-cell office:value-type="float" office:value="8.5036012378967705" table:formula="of:=LN([.M101])" table:style-name="ce1">
            <text:p>8,503601238</text:p>
          </table:table-cell>
          <table:table-cell table:style-name="ce1">
            <draw:frame draw:z-index="4" draw:id="id3" draw:style-name="a3" draw:name="Wykres 34" svg:x="0.65625in" svg:y="0.05208in" svg:width="10.4375in" svg:height="6.2812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office:value-type="string" table:style-name="ce1">
            <text:p>IV 30<text:s/></text:p>
          </table:table-cell>
          <table:table-cell office:value-type="float" office:value="2086" table:style-name="ce3">
            <text:p>2086</text:p>
          </table:table-cell>
          <table:table-cell office:value-type="float" office:value="323" table:style-name="ce3">
            <text:p>323</text:p>
          </table:table-cell>
          <table:table-cell office:value-type="float" office:value="1478" table:style-name="ce3">
            <text:p>1478</text:p>
          </table:table-cell>
          <table:table-cell office:value-type="float" office:value="173" table:style-name="ce3">
            <text:p>173</text:p>
          </table:table-cell>
          <table:table-cell office:value-type="float" office:value="198923" table:formula="of:=SUM([.B$4:.B102])" table:style-name="ce1">
            <text:p>198923</text:p>
          </table:table-cell>
          <table:table-cell office:value-type="float" office:value="27682" table:formula="of:=SUM([.C$4:.C102])" table:style-name="ce1">
            <text:p>27682</text:p>
          </table:table-cell>
          <table:table-cell office:value-type="float" office:value="160319" table:formula="of:=SUM([.D$4:.D102])" table:style-name="ce1">
            <text:p>160319</text:p>
          </table:table-cell>
          <table:table-cell office:value-type="float" office:value="6288" table:formula="of:=SUM([.E$4:.E102])" table:style-name="ce1">
            <text:p>6288</text:p>
          </table:table-cell>
          <table:table-cell office:value-type="float" office:value="183138.21428571429" table:formula="of:=AVERAGE([.F89:.F102])" table:style-name="ce1">
            <text:p>183138,2143</text:p>
          </table:table-cell>
          <table:table-cell office:value-type="float" office:value="25158.357142857141" table:formula="of:=AVERAGE([.G89:.G102])" table:style-name="ce1">
            <text:p>25158,35714</text:p>
          </table:table-cell>
          <table:table-cell office:value-type="float" office:value="149401.5" table:formula="of:=AVERAGE([.H89:.H102])" table:style-name="ce1">
            <text:p>149401,5</text:p>
          </table:table-cell>
          <table:table-cell office:value-type="float" office:value="5126.7142857142853" table:formula="of:=AVERAGE([.I89:.I102])" table:style-name="ce1">
            <text:p>5126,714286</text:p>
          </table:table-cell>
          <table:table-cell office:value-type="float" office:value="12.117996416072057" table:formula="of:=LN([.J102])" table:style-name="ce1">
            <text:p>12,11799642</text:p>
          </table:table-cell>
          <table:table-cell office:value-type="float" office:value="10.132945412293649" table:formula="of:=LN([.K102])" table:style-name="ce1">
            <text:p>10,13294541</text:p>
          </table:table-cell>
          <table:table-cell office:value-type="float" office:value="11.914392591791094" table:formula="of:=LN([.L102])" table:style-name="ce1">
            <text:p>11,91439259</text:p>
          </table:table-cell>
          <table:table-cell office:value-type="float" office:value="8.5422202428492238" table:formula="of:=LN([.M102])" table:style-name="ce1">
            <text:p>8,54222024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1<text:s/></text:p>
          </table:table-cell>
          <table:table-cell office:value-type="float" office:value="1872" table:style-name="ce3">
            <text:p>1872</text:p>
          </table:table-cell>
          <table:table-cell office:value-type="float" office:value="285" table:style-name="ce3">
            <text:p>285</text:p>
          </table:table-cell>
          <table:table-cell table:number-columns-repeated="2" table:style-name="ce3"/>
          <table:table-cell office:value-type="float" office:value="200795" table:formula="of:=SUM([.B$4:.B103])" table:style-name="ce1">
            <text:p>200795</text:p>
          </table:table-cell>
          <table:table-cell office:value-type="float" office:value="27967" table:formula="of:=SUM([.C$4:.C103])" table:style-name="ce1">
            <text:p>27967</text:p>
          </table:table-cell>
          <table:table-cell office:value-type="float" office:value="160319" table:formula="of:=SUM([.D$4:.D103])" table:style-name="ce1">
            <text:p>160319</text:p>
          </table:table-cell>
          <table:table-cell office:value-type="float" office:value="6288" table:formula="of:=SUM([.E$4:.E103])" table:style-name="ce1">
            <text:p>6288</text:p>
          </table:table-cell>
          <table:table-cell office:value-type="float" office:value="185746.92857142858" table:formula="of:=AVERAGE([.F90:.F103])" table:style-name="ce1">
            <text:p>185746,9286</text:p>
          </table:table-cell>
          <table:table-cell office:value-type="float" office:value="25572.285714285714" table:formula="of:=AVERAGE([.G90:.G103])" table:style-name="ce1">
            <text:p>25572,28571</text:p>
          </table:table-cell>
          <table:table-cell office:value-type="float" office:value="151215" table:formula="of:=AVERAGE([.H90:.H103])" table:style-name="ce1">
            <text:p>151215</text:p>
          </table:table-cell>
          <table:table-cell office:value-type="float" office:value="5299.5714285714284" table:formula="of:=AVERAGE([.I90:.I103])" table:style-name="ce1">
            <text:p>5299,571429</text:p>
          </table:table-cell>
          <table:table-cell office:value-type="float" office:value="12.13214042716162" table:formula="of:=LN([.J103])" table:style-name="ce1">
            <text:p>12,13214043</text:p>
          </table:table-cell>
          <table:table-cell office:value-type="float" office:value="10.149264454758884" table:formula="of:=LN([.K103])" table:style-name="ce1">
            <text:p>10,14926445</text:p>
          </table:table-cell>
          <table:table-cell office:value-type="float" office:value="11.926457944156152" table:formula="of:=LN([.L103])" table:style-name="ce1">
            <text:p>11,92645794</text:p>
          </table:table-cell>
          <table:table-cell office:value-type="float" office:value="8.5753812337369695" table:formula="of:=LN([.M103])" table:style-name="ce1">
            <text:p>8,575381234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2<text:s/></text:p>
          </table:table-cell>
          <table:table-cell office:value-type="float" office:value="1965" table:style-name="ce3">
            <text:p>1965</text:p>
          </table:table-cell>
          <table:table-cell office:value-type="float" office:value="269" table:style-name="ce3">
            <text:p>269</text:p>
          </table:table-cell>
          <table:table-cell office:value-type="float" office:value="2584" table:style-name="ce3">
            <text:p>2584</text:p>
          </table:table-cell>
          <table:table-cell office:value-type="float" office:value="287" table:style-name="ce3">
            <text:p>287</text:p>
          </table:table-cell>
          <table:table-cell office:value-type="float" office:value="202760" table:formula="of:=SUM([.B$4:.B104])" table:style-name="ce1">
            <text:p>202760</text:p>
          </table:table-cell>
          <table:table-cell office:value-type="float" office:value="28236" table:formula="of:=SUM([.C$4:.C104])" table:style-name="ce1">
            <text:p>28236</text:p>
          </table:table-cell>
          <table:table-cell office:value-type="float" office:value="162903" table:formula="of:=SUM([.D$4:.D104])" table:style-name="ce1">
            <text:p>162903</text:p>
          </table:table-cell>
          <table:table-cell office:value-type="float" office:value="6575" table:formula="of:=SUM([.E$4:.E104])" table:style-name="ce1">
            <text:p>6575</text:p>
          </table:table-cell>
          <table:table-cell office:value-type="float" office:value="188246.5" table:formula="of:=AVERAGE([.F91:.F104])" table:style-name="ce1">
            <text:p>188246,5</text:p>
          </table:table-cell>
          <table:table-cell office:value-type="float" office:value="25964.357142857141" table:formula="of:=AVERAGE([.G91:.G104])" table:style-name="ce1">
            <text:p>25964,35714</text:p>
          </table:table-cell>
          <table:table-cell office:value-type="float" office:value="152955.28571428571" table:formula="of:=AVERAGE([.H91:.H104])" table:style-name="ce1">
            <text:p>152955,2857</text:p>
          </table:table-cell>
          <table:table-cell office:value-type="float" office:value="5475.6428571428569" table:formula="of:=AVERAGE([.I91:.I104])" table:style-name="ce1">
            <text:p>5475,642857</text:p>
          </table:table-cell>
          <table:table-cell office:value-type="float" office:value="12.145507553191825" table:formula="of:=LN([.J104])" table:style-name="ce1">
            <text:p>12,14550755</text:p>
          </table:table-cell>
          <table:table-cell office:value-type="float" office:value="10.164479997368305" table:formula="of:=LN([.K104])" table:style-name="ce1">
            <text:p>10,16448</text:p>
          </table:table-cell>
          <table:table-cell office:value-type="float" office:value="11.937900907427725" table:formula="of:=LN([.L104])" table:style-name="ce1">
            <text:p>11,93790091</text:p>
          </table:table-cell>
          <table:table-cell office:value-type="float" office:value="8.6080649646216312" table:formula="of:=LN([.M104])" table:style-name="ce1">
            <text:p>8,60806496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3<text:s/></text:p>
          </table:table-cell>
          <table:table-cell office:value-type="float" office:value="1900" table:style-name="ce3">
            <text:p>1900</text:p>
          </table:table-cell>
          <table:table-cell office:value-type="float" office:value="474" table:style-name="ce3">
            <text:p>474</text:p>
          </table:table-cell>
          <table:table-cell office:value-type="float" office:value="793" table:style-name="ce3">
            <text:p>793</text:p>
          </table:table-cell>
          <table:table-cell office:value-type="float" office:value="74" table:style-name="ce3">
            <text:p>74</text:p>
          </table:table-cell>
          <table:table-cell office:value-type="float" office:value="204660" table:formula="of:=SUM([.B$4:.B105])" table:style-name="ce1">
            <text:p>204660</text:p>
          </table:table-cell>
          <table:table-cell office:value-type="float" office:value="28710" table:formula="of:=SUM([.C$4:.C105])" table:style-name="ce1">
            <text:p>28710</text:p>
          </table:table-cell>
          <table:table-cell office:value-type="float" office:value="163696" table:formula="of:=SUM([.D$4:.D105])" table:style-name="ce1">
            <text:p>163696</text:p>
          </table:table-cell>
          <table:table-cell office:value-type="float" office:value="6649" table:formula="of:=SUM([.E$4:.E105])" table:style-name="ce1">
            <text:p>6649</text:p>
          </table:table-cell>
          <table:table-cell office:value-type="float" office:value="190632.42857142858" table:formula="of:=AVERAGE([.F92:.F105])" table:style-name="ce1">
            <text:p>190632,4286</text:p>
          </table:table-cell>
          <table:table-cell office:value-type="float" office:value="26356" table:formula="of:=AVERAGE([.G92:.G105])" table:style-name="ce1">
            <text:p>26356</text:p>
          </table:table-cell>
          <table:table-cell office:value-type="float" office:value="154576.64285714287" table:formula="of:=AVERAGE([.H92:.H105])" table:style-name="ce1">
            <text:p>154576,6429</text:p>
          </table:table-cell>
          <table:table-cell office:value-type="float" office:value="5643.8571428571431" table:formula="of:=AVERAGE([.I92:.I105])" table:style-name="ce1">
            <text:p>5643,857143</text:p>
          </table:table-cell>
          <table:table-cell office:value-type="float" office:value="12.158102395139554" table:formula="of:=LN([.J105])" table:style-name="ce1">
            <text:p>12,1581024</text:p>
          </table:table-cell>
          <table:table-cell office:value-type="float" office:value="10.17945123203371" table:formula="of:=LN([.K105])" table:style-name="ce1">
            <text:p>10,17945123</text:p>
          </table:table-cell>
          <table:table-cell office:value-type="float" office:value="11.948445322590526" table:formula="of:=LN([.L105])" table:style-name="ce1">
            <text:p>11,94844532</text:p>
          </table:table-cell>
          <table:table-cell office:value-type="float" office:value="8.6383230013230161" table:formula="of:=LN([.M105])" table:style-name="ce1">
            <text:p>8,638323001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4<text:s/></text:p>
          </table:table-cell>
          <table:table-cell office:value-type="float" office:value="1389" table:style-name="ce3">
            <text:p>1389</text:p>
          </table:table-cell>
          <table:table-cell office:value-type="float" office:value="174" table:style-name="ce3">
            <text:p>174</text:p>
          </table:table-cell>
          <table:table-cell office:value-type="float" office:value="679" table:style-name="ce3">
            <text:p>679</text:p>
          </table:table-cell>
          <table:table-cell office:value-type="float" office:value="43" table:style-name="ce3">
            <text:p>43</text:p>
          </table:table-cell>
          <table:table-cell office:value-type="float" office:value="206049" table:formula="of:=SUM([.B$4:.B106])" table:style-name="ce1">
            <text:p>206049</text:p>
          </table:table-cell>
          <table:table-cell office:value-type="float" office:value="28884" table:formula="of:=SUM([.C$4:.C106])" table:style-name="ce1">
            <text:p>28884</text:p>
          </table:table-cell>
          <table:table-cell office:value-type="float" office:value="164375" table:formula="of:=SUM([.D$4:.D106])" table:style-name="ce1">
            <text:p>164375</text:p>
          </table:table-cell>
          <table:table-cell office:value-type="float" office:value="6692" table:formula="of:=SUM([.E$4:.E106])" table:style-name="ce1">
            <text:p>6692</text:p>
          </table:table-cell>
          <table:table-cell office:value-type="float" office:value="192899.92857142858" table:formula="of:=AVERAGE([.F93:.F106])" table:style-name="ce1">
            <text:p>192899,9286</text:p>
          </table:table-cell>
          <table:table-cell office:value-type="float" office:value="26729.142857142859" table:formula="of:=AVERAGE([.G93:.G106])" table:style-name="ce1">
            <text:p>26729,14286</text:p>
          </table:table-cell>
          <table:table-cell office:value-type="float" office:value="156119.71428571429" table:formula="of:=AVERAGE([.H93:.H106])" table:style-name="ce1">
            <text:p>156119,7143</text:p>
          </table:table-cell>
          <table:table-cell office:value-type="float" office:value="5807.2857142857147" table:formula="of:=AVERAGE([.I93:.I106])" table:style-name="ce1">
            <text:p>5807,285714</text:p>
          </table:table-cell>
          <table:table-cell office:value-type="float" office:value="12.169926828605668" table:formula="of:=LN([.J106])" table:style-name="ce1">
            <text:p>12,16992683</text:p>
          </table:table-cell>
          <table:table-cell office:value-type="float" office:value="10.193509741920083" table:formula="of:=LN([.K106])" table:style-name="ce1">
            <text:p>10,19350974</text:p>
          </table:table-cell>
          <table:table-cell office:value-type="float" office:value="11.95837839119881" table:formula="of:=LN([.L106])" table:style-name="ce1">
            <text:p>11,95837839</text:p>
          </table:table-cell>
          <table:table-cell office:value-type="float" office:value="8.6668685658640641" table:formula="of:=LN([.M106])" table:style-name="ce1">
            <text:p>8,66686856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5<text:s/></text:p>
          </table:table-cell>
          <table:table-cell office:value-type="float" office:value="1221" table:style-name="ce3">
            <text:p>1221</text:p>
          </table:table-cell>
          <table:table-cell office:value-type="float" office:value="195" table:style-name="ce3">
            <text:p>195</text:p>
          </table:table-cell>
          <table:table-cell office:value-type="float" office:value="685" table:style-name="ce3">
            <text:p>685</text:p>
          </table:table-cell>
          <table:table-cell office:value-type="float" office:value="139" table:style-name="ce3">
            <text:p>139</text:p>
          </table:table-cell>
          <table:table-cell office:value-type="float" office:value="207270" table:formula="of:=SUM([.B$4:.B107])" table:style-name="ce1">
            <text:p>207270</text:p>
          </table:table-cell>
          <table:table-cell office:value-type="float" office:value="29079" table:formula="of:=SUM([.C$4:.C107])" table:style-name="ce1">
            <text:p>29079</text:p>
          </table:table-cell>
          <table:table-cell office:value-type="float" office:value="165060" table:formula="of:=SUM([.D$4:.D107])" table:style-name="ce1">
            <text:p>165060</text:p>
          </table:table-cell>
          <table:table-cell office:value-type="float" office:value="6831" table:formula="of:=SUM([.E$4:.E107])" table:style-name="ce1">
            <text:p>6831</text:p>
          </table:table-cell>
          <table:table-cell office:value-type="float" office:value="195093.5" table:formula="of:=AVERAGE([.F94:.F107])" table:style-name="ce1">
            <text:p>195093,5</text:p>
          </table:table-cell>
          <table:table-cell office:value-type="float" office:value="27083.785714285714" table:formula="of:=AVERAGE([.G94:.G107])" table:style-name="ce1">
            <text:p>27083,78571</text:p>
          </table:table-cell>
          <table:table-cell office:value-type="float" office:value="157584.21428571429" table:formula="of:=AVERAGE([.H94:.H107])" table:style-name="ce1">
            <text:p>157584,2143</text:p>
          </table:table-cell>
          <table:table-cell office:value-type="float" office:value="5966.7857142857147" table:formula="of:=AVERAGE([.I94:.I107])" table:style-name="ce1">
            <text:p>5966,785714</text:p>
          </table:table-cell>
          <table:table-cell office:value-type="float" office:value="12.181234209808126" table:formula="of:=LN([.J107])" table:style-name="ce1">
            <text:p>12,18123421</text:p>
          </table:table-cell>
          <table:table-cell office:value-type="float" office:value="10.206690514681078" table:formula="of:=LN([.K107])" table:style-name="ce1">
            <text:p>10,20669051</text:p>
          </table:table-cell>
          <table:table-cell office:value-type="float" office:value="11.96771528822754" table:formula="of:=LN([.L107])" table:style-name="ce1">
            <text:p>11,96771529</text:p>
          </table:table-cell>
          <table:table-cell office:value-type="float" office:value="8.6939636550766206" table:formula="of:=LN([.M107])" table:style-name="ce1">
            <text:p>8,69396365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6<text:s/></text:p>
          </table:table-cell>
          <table:table-cell office:value-type="float" office:value="1075" table:style-name="ce3">
            <text:p>1075</text:p>
          </table:table-cell>
          <table:table-cell office:value-type="float" office:value="236" table:style-name="ce3">
            <text:p>236</text:p>
          </table:table-cell>
          <table:table-cell office:value-type="float" office:value="1037" table:style-name="ce3">
            <text:p>1037</text:p>
          </table:table-cell>
          <table:table-cell office:value-type="float" office:value="165" table:style-name="ce3">
            <text:p>165</text:p>
          </table:table-cell>
          <table:table-cell office:value-type="float" office:value="208345" table:formula="of:=SUM([.B$4:.B108])" table:style-name="ce1">
            <text:p>208345</text:p>
          </table:table-cell>
          <table:table-cell office:value-type="float" office:value="29315" table:formula="of:=SUM([.C$4:.C108])" table:style-name="ce1">
            <text:p>29315</text:p>
          </table:table-cell>
          <table:table-cell office:value-type="float" office:value="166097" table:formula="of:=SUM([.D$4:.D108])" table:style-name="ce1">
            <text:p>166097</text:p>
          </table:table-cell>
          <table:table-cell office:value-type="float" office:value="6996" table:formula="of:=SUM([.E$4:.E108])" table:style-name="ce1">
            <text:p>6996</text:p>
          </table:table-cell>
          <table:table-cell office:value-type="float" office:value="197168.92857142858" table:formula="of:=AVERAGE([.F95:.F108])" table:style-name="ce1">
            <text:p>197168,9286</text:p>
          </table:table-cell>
          <table:table-cell office:value-type="float" office:value="27417.142857142859" table:formula="of:=AVERAGE([.G95:.G108])" table:style-name="ce1">
            <text:p>27417,14286</text:p>
          </table:table-cell>
          <table:table-cell office:value-type="float" office:value="158955.85714285713" table:formula="of:=AVERAGE([.H95:.H108])" table:style-name="ce1">
            <text:p>158955,8571</text:p>
          </table:table-cell>
          <table:table-cell office:value-type="float" office:value="6118" table:formula="of:=AVERAGE([.I95:.I108])" table:style-name="ce1">
            <text:p>6118</text:p>
          </table:table-cell>
          <table:table-cell office:value-type="float" office:value="12.191816145711105" table:formula="of:=LN([.J108])" table:style-name="ce1">
            <text:p>12,19181615</text:p>
          </table:table-cell>
          <table:table-cell office:value-type="float" office:value="10.218923748458263" table:formula="of:=LN([.K108])" table:style-name="ce1">
            <text:p>10,21892375</text:p>
          </table:table-cell>
          <table:table-cell office:value-type="float" office:value="11.976381814624228" table:formula="of:=LN([.L108])" table:style-name="ce1">
            <text:p>11,97638181</text:p>
          </table:table-cell>
          <table:table-cell office:value-type="float" office:value="8.7189905247108488" table:formula="of:=LN([.M108])" table:style-name="ce1">
            <text:p>8,71899052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7<text:s/></text:p>
          </table:table-cell>
          <table:table-cell office:value-type="float" office:value="1444" table:style-name="ce3">
            <text:p>1444</text:p>
          </table:table-cell>
          <table:table-cell office:value-type="float" office:value="369" table:style-name="ce3">
            <text:p>369</text:p>
          </table:table-cell>
          <table:table-cell office:value-type="float" office:value="1194" table:style-name="ce3">
            <text:p>1194</text:p>
          </table:table-cell>
          <table:table-cell office:value-type="float" office:value="123" table:style-name="ce3">
            <text:p>123</text:p>
          </table:table-cell>
          <table:table-cell office:value-type="float" office:value="209789" table:formula="of:=SUM([.B$4:.B109])" table:style-name="ce1">
            <text:p>209789</text:p>
          </table:table-cell>
          <table:table-cell office:value-type="float" office:value="29684" table:formula="of:=SUM([.C$4:.C109])" table:style-name="ce1">
            <text:p>29684</text:p>
          </table:table-cell>
          <table:table-cell office:value-type="float" office:value="167291" table:formula="of:=SUM([.D$4:.D109])" table:style-name="ce1">
            <text:p>167291</text:p>
          </table:table-cell>
          <table:table-cell office:value-type="float" office:value="7119" table:formula="of:=SUM([.E$4:.E109])" table:style-name="ce1">
            <text:p>7119</text:p>
          </table:table-cell>
          <table:table-cell office:value-type="float" office:value="199106.78571428571" table:formula="of:=AVERAGE([.F96:.F109])" table:style-name="ce1">
            <text:p>199106,7857</text:p>
          </table:table-cell>
          <table:table-cell office:value-type="float" office:value="27745.642857142859" table:formula="of:=AVERAGE([.G96:.G109])" table:style-name="ce1">
            <text:p>27745,64286</text:p>
          </table:table-cell>
          <table:table-cell office:value-type="float" office:value="160244.78571428571" table:formula="of:=AVERAGE([.H96:.H109])" table:style-name="ce1">
            <text:p>160244,7857</text:p>
          </table:table-cell>
          <table:table-cell office:value-type="float" office:value="6262.6428571428569" table:formula="of:=AVERAGE([.I96:.I109])" table:style-name="ce1">
            <text:p>6262,642857</text:p>
          </table:table-cell>
          <table:table-cell office:value-type="float" office:value="12.20159657141167" table:formula="of:=LN([.J109])" table:style-name="ce1">
            <text:p>12,20159657</text:p>
          </table:table-cell>
          <table:table-cell office:value-type="float" office:value="10.230834092689554" table:formula="of:=LN([.K109])" table:style-name="ce1">
            <text:p>10,23083409</text:p>
          </table:table-cell>
          <table:table-cell office:value-type="float" office:value="11.984457835809135" table:formula="of:=LN([.L109])" table:style-name="ce1">
            <text:p>11,98445784</text:p>
          </table:table-cell>
          <table:table-cell office:value-type="float" office:value="8.7423575566527596" table:formula="of:=LN([.M109])" table:style-name="ce1">
            <text:p>8,74235755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8<text:s/></text:p>
          </table:table-cell>
          <table:table-cell office:value-type="float" office:value="1401" table:style-name="ce3">
            <text:p>1401</text:p>
          </table:table-cell>
          <table:table-cell office:value-type="float" office:value="274" table:style-name="ce3">
            <text:p>274</text:p>
          </table:table-cell>
          <table:table-cell office:value-type="float" office:value="1209" table:style-name="ce3">
            <text:p>1209</text:p>
          </table:table-cell>
          <table:table-cell office:value-type="float" office:value="147" table:style-name="ce3">
            <text:p>147</text:p>
          </table:table-cell>
          <table:table-cell office:value-type="float" office:value="211190" table:formula="of:=SUM([.B$4:.B110])" table:style-name="ce1">
            <text:p>211190</text:p>
          </table:table-cell>
          <table:table-cell office:value-type="float" office:value="29958" table:formula="of:=SUM([.C$4:.C110])" table:style-name="ce1">
            <text:p>29958</text:p>
          </table:table-cell>
          <table:table-cell office:value-type="float" office:value="168500" table:formula="of:=SUM([.D$4:.D110])" table:style-name="ce1">
            <text:p>168500</text:p>
          </table:table-cell>
          <table:table-cell office:value-type="float" office:value="7266" table:formula="of:=SUM([.E$4:.E110])" table:style-name="ce1">
            <text:p>7266</text:p>
          </table:table-cell>
          <table:table-cell office:value-type="float" office:value="200955.71428571429" table:formula="of:=AVERAGE([.F97:.F110])" table:style-name="ce1">
            <text:p>200955,7143</text:p>
          </table:table-cell>
          <table:table-cell office:value-type="float" office:value="28060.571428571428" table:formula="of:=AVERAGE([.G97:.G110])" table:style-name="ce1">
            <text:p>28060,57143</text:p>
          </table:table-cell>
          <table:table-cell office:value-type="float" office:value="161453.14285714287" table:formula="of:=AVERAGE([.H97:.H110])" table:style-name="ce1">
            <text:p>161453,1429</text:p>
          </table:table-cell>
          <table:table-cell office:value-type="float" office:value="6401.5714285714284" table:formula="of:=AVERAGE([.I97:.I110])" table:style-name="ce1">
            <text:p>6401,571429</text:p>
          </table:table-cell>
          <table:table-cell office:value-type="float" office:value="12.210839835828923" table:formula="of:=LN([.J110])" table:style-name="ce1">
            <text:p>12,21083984</text:p>
          </table:table-cell>
          <table:table-cell office:value-type="float" office:value="10.242120717974096" table:formula="of:=LN([.K110])" table:style-name="ce1">
            <text:p>10,24212072</text:p>
          </table:table-cell>
          <table:table-cell office:value-type="float" office:value="11.991970242439461" table:formula="of:=LN([.L110])" table:style-name="ce1">
            <text:p>11,99197024</text:p>
          </table:table-cell>
          <table:table-cell office:value-type="float" office:value="8.7642987749230894" table:formula="of:=LN([.M110])" table:style-name="ce1">
            <text:p>8,76429877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9<text:s/></text:p>
          </table:table-cell>
          <table:table-cell office:value-type="float" office:value="1327" table:style-name="ce3">
            <text:p>1327</text:p>
          </table:table-cell>
          <table:table-cell office:value-type="float" office:value="243" table:style-name="ce3">
            <text:p>243</text:p>
          </table:table-cell>
          <table:table-cell office:value-type="float" office:value="1251" table:style-name="ce3">
            <text:p>1251</text:p>
          </table:table-cell>
          <table:table-cell office:value-type="float" office:value="103" table:style-name="ce3">
            <text:p>103</text:p>
          </table:table-cell>
          <table:table-cell office:value-type="float" office:value="212517" table:formula="of:=SUM([.B$4:.B111])" table:style-name="ce1">
            <text:p>212517</text:p>
          </table:table-cell>
          <table:table-cell office:value-type="float" office:value="30201" table:formula="of:=SUM([.C$4:.C111])" table:style-name="ce1">
            <text:p>30201</text:p>
          </table:table-cell>
          <table:table-cell office:value-type="float" office:value="169751" table:formula="of:=SUM([.D$4:.D111])" table:style-name="ce1">
            <text:p>169751</text:p>
          </table:table-cell>
          <table:table-cell office:value-type="float" office:value="7369" table:formula="of:=SUM([.E$4:.E111])" table:style-name="ce1">
            <text:p>7369</text:p>
          </table:table-cell>
          <table:table-cell office:value-type="float" office:value="202683.64285714287" table:formula="of:=AVERAGE([.F98:.F111])" table:style-name="ce1">
            <text:p>202683,6429</text:p>
          </table:table-cell>
          <table:table-cell office:value-type="float" office:value="28362.857142857141" table:formula="of:=AVERAGE([.G98:.G111])" table:style-name="ce1">
            <text:p>28362,85714</text:p>
          </table:table-cell>
          <table:table-cell office:value-type="float" office:value="162604.07142857142" table:formula="of:=AVERAGE([.H98:.H111])" table:style-name="ce1">
            <text:p>162604,0714</text:p>
          </table:table-cell>
          <table:table-cell office:value-type="float" office:value="6535.0714285714284" table:formula="of:=AVERAGE([.I98:.I111])" table:style-name="ce1">
            <text:p>6535,071429</text:p>
          </table:table-cell>
          <table:table-cell office:value-type="float" office:value="12.219401632869923" table:formula="of:=LN([.J111])" table:style-name="ce1">
            <text:p>12,21940163</text:p>
          </table:table-cell>
          <table:table-cell office:value-type="float" office:value="10.252835721088399" table:formula="of:=LN([.K111])" table:style-name="ce1">
            <text:p>10,25283572</text:p>
          </table:table-cell>
          <table:table-cell office:value-type="float" office:value="11.999073515318473" table:formula="of:=LN([.L111])" table:style-name="ce1">
            <text:p>11,99907352</text:p>
          </table:table-cell>
          <table:table-cell office:value-type="float" office:value="8.7849385561548896" table:formula="of:=LN([.M111])" table:style-name="ce1">
            <text:p>8,784938556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10<text:s/></text:p>
          </table:table-cell>
          <table:table-cell office:value-type="float" office:value="1083" table:style-name="ce3">
            <text:p>1083</text:p>
          </table:table-cell>
          <table:table-cell office:value-type="float" office:value="194" table:style-name="ce3">
            <text:p>194</text:p>
          </table:table-cell>
          <table:table-cell office:value-type="float" office:value="667" table:style-name="ce3">
            <text:p>667</text:p>
          </table:table-cell>
          <table:table-cell office:value-type="float" office:value="26" table:style-name="ce3">
            <text:p>26</text:p>
          </table:table-cell>
          <table:table-cell office:value-type="float" office:value="213600" table:formula="of:=SUM([.B$4:.B112])" table:style-name="ce1">
            <text:p>213600</text:p>
          </table:table-cell>
          <table:table-cell office:value-type="float" office:value="30395" table:formula="of:=SUM([.C$4:.C112])" table:style-name="ce1">
            <text:p>30395</text:p>
          </table:table-cell>
          <table:table-cell office:value-type="float" office:value="170418" table:formula="of:=SUM([.D$4:.D112])" table:style-name="ce1">
            <text:p>170418</text:p>
          </table:table-cell>
          <table:table-cell office:value-type="float" office:value="7395" table:formula="of:=SUM([.E$4:.E112])" table:style-name="ce1">
            <text:p>7395</text:p>
          </table:table-cell>
          <table:table-cell office:value-type="float" office:value="204320.57142857142" table:formula="of:=AVERAGE([.F99:.F112])" table:style-name="ce1">
            <text:p>204320,5714</text:p>
          </table:table-cell>
          <table:table-cell office:value-type="float" office:value="28649.357142857141" table:formula="of:=AVERAGE([.G99:.G112])" table:style-name="ce1">
            <text:p>28649,35714</text:p>
          </table:table-cell>
          <table:table-cell office:value-type="float" office:value="163678.57142857142" table:formula="of:=AVERAGE([.H99:.H112])" table:style-name="ce1">
            <text:p>163678,5714</text:p>
          </table:table-cell>
          <table:table-cell office:value-type="float" office:value="6660.4285714285716" table:formula="of:=AVERAGE([.I99:.I112])" table:style-name="ce1">
            <text:p>6660,428571</text:p>
          </table:table-cell>
          <table:table-cell office:value-type="float" office:value="12.227445467995871" table:formula="of:=LN([.J112])" table:style-name="ce1">
            <text:p>12,22744547</text:p>
          </table:table-cell>
          <table:table-cell office:value-type="float" office:value="10.262886283596453" table:formula="of:=LN([.K112])" table:style-name="ce1">
            <text:p>10,26288628</text:p>
          </table:table-cell>
          <table:table-cell office:value-type="float" office:value="12.005659853316057" table:formula="of:=LN([.L112])" table:style-name="ce1">
            <text:p>12,00565985</text:p>
          </table:table-cell>
          <table:table-cell office:value-type="float" office:value="8.8039391115284076" table:formula="of:=LN([.M112])" table:style-name="ce1">
            <text:p>8,80393911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11<text:s/></text:p>
          </table:table-cell>
          <table:table-cell office:value-type="float" office:value="802" table:style-name="ce3">
            <text:p>802</text:p>
          </table:table-cell>
          <table:table-cell office:value-type="float" office:value="165" table:style-name="ce3">
            <text:p>165</text:p>
          </table:table-cell>
          <table:table-cell office:value-type="float" office:value="357" table:style-name="ce3">
            <text:p>357</text:p>
          </table:table-cell>
          <table:table-cell office:value-type="float" office:value="22" table:style-name="ce3">
            <text:p>22</text:p>
          </table:table-cell>
          <table:table-cell office:value-type="float" office:value="214402" table:formula="of:=SUM([.B$4:.B113])" table:style-name="ce1">
            <text:p>214402</text:p>
          </table:table-cell>
          <table:table-cell office:value-type="float" office:value="30560" table:formula="of:=SUM([.C$4:.C113])" table:style-name="ce1">
            <text:p>30560</text:p>
          </table:table-cell>
          <table:table-cell office:value-type="float" office:value="170775" table:formula="of:=SUM([.D$4:.D113])" table:style-name="ce1">
            <text:p>170775</text:p>
          </table:table-cell>
          <table:table-cell office:value-type="float" office:value="7417" table:formula="of:=SUM([.E$4:.E113])" table:style-name="ce1">
            <text:p>7417</text:p>
          </table:table-cell>
          <table:table-cell office:value-type="float" office:value="205848.78571428571" table:formula="of:=AVERAGE([.F100:.F113])" table:style-name="ce1">
            <text:p>205848,7857</text:p>
          </table:table-cell>
          <table:table-cell office:value-type="float" office:value="28929.071428571428" table:formula="of:=AVERAGE([.G100:.G113])" table:style-name="ce1">
            <text:p>28929,07143</text:p>
          </table:table-cell>
          <table:table-cell office:value-type="float" office:value="164705.85714285713" table:formula="of:=AVERAGE([.H100:.H113])" table:style-name="ce1">
            <text:p>164705,8571</text:p>
          </table:table-cell>
          <table:table-cell office:value-type="float" office:value="6779.5" table:formula="of:=AVERAGE([.I100:.I113])" table:style-name="ce1">
            <text:p>6779,5</text:p>
          </table:table-cell>
          <table:table-cell office:value-type="float" office:value="12.2348971282945" table:formula="of:=LN([.J113])" table:style-name="ce1">
            <text:p>12,23489713</text:p>
          </table:table-cell>
          <table:table-cell office:value-type="float" office:value="10.272602300274668" table:formula="of:=LN([.K113])" table:style-name="ce1">
            <text:p>10,2726023</text:p>
          </table:table-cell>
          <table:table-cell office:value-type="float" office:value="12.011916478027979" table:formula="of:=LN([.L113])" table:style-name="ce1">
            <text:p>12,01191648</text:p>
          </table:table-cell>
          <table:table-cell office:value-type="float" office:value="8.8216586319023644" table:formula="of:=LN([.M113])" table:style-name="ce1">
            <text:p>8,8216586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12<text:s/></text:p>
          </table:table-cell>
          <table:table-cell office:value-type="float" office:value="744" table:style-name="ce3">
            <text:p>744</text:p>
          </table:table-cell>
          <table:table-cell office:value-type="float" office:value="179" table:style-name="ce3">
            <text:p>179</text:p>
          </table:table-cell>
          <table:table-cell office:value-type="float" office:value="933" table:style-name="ce3">
            <text:p>933</text:p>
          </table:table-cell>
          <table:table-cell office:value-type="float" office:value="116" table:style-name="ce3">
            <text:p>116</text:p>
          </table:table-cell>
          <table:table-cell office:value-type="float" office:value="215146" table:formula="of:=SUM([.B$4:.B114])" table:style-name="ce1">
            <text:p>215146</text:p>
          </table:table-cell>
          <table:table-cell office:value-type="float" office:value="30739" table:formula="of:=SUM([.C$4:.C114])" table:style-name="ce1">
            <text:p>30739</text:p>
          </table:table-cell>
          <table:table-cell office:value-type="float" office:value="171708" table:formula="of:=SUM([.D$4:.D114])" table:style-name="ce1">
            <text:p>171708</text:p>
          </table:table-cell>
          <table:table-cell office:value-type="float" office:value="7533" table:formula="of:=SUM([.E$4:.E114])" table:style-name="ce1">
            <text:p>7533</text:p>
          </table:table-cell>
          <table:table-cell office:value-type="float" office:value="207305.92857142858" table:formula="of:=AVERAGE([.F101:.F114])" table:style-name="ce1">
            <text:p>207305,9286</text:p>
          </table:table-cell>
          <table:table-cell office:value-type="float" office:value="29197.785714285714" table:formula="of:=AVERAGE([.G101:.G114])" table:style-name="ce1">
            <text:p>29197,78571</text:p>
          </table:table-cell>
          <table:table-cell office:value-type="float" office:value="165718.07142857142" table:formula="of:=AVERAGE([.H101:.H114])" table:style-name="ce1">
            <text:p>165718,0714</text:p>
          </table:table-cell>
          <table:table-cell office:value-type="float" office:value="6895.2142857142853" table:formula="of:=AVERAGE([.I101:.I114])" table:style-name="ce1">
            <text:p>6895,214286</text:p>
          </table:table-cell>
          <table:table-cell office:value-type="float" office:value="12.241950897008794" table:formula="of:=LN([.J114])" table:style-name="ce1">
            <text:p>12,2419509</text:p>
          </table:table-cell>
          <table:table-cell office:value-type="float" office:value="10.28184815367846" table:formula="of:=LN([.K114])" table:style-name="ce1">
            <text:p>10,28184815</text:p>
          </table:table-cell>
          <table:table-cell office:value-type="float" office:value="12.018043258593881" table:formula="of:=LN([.L114])" table:style-name="ce1">
            <text:p>12,01804326</text:p>
          </table:table-cell>
          <table:table-cell office:value-type="float" office:value="8.8385828681656946" table:formula="of:=LN([.M114])" table:style-name="ce1">
            <text:p>8,838582868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13<text:s/></text:p>
          </table:table-cell>
          <table:table-cell office:value-type="float" office:value="1402" table:style-name="ce3">
            <text:p>1402</text:p>
          </table:table-cell>
          <table:table-cell office:value-type="float" office:value="172" table:style-name="ce3">
            <text:p>172</text:p>
          </table:table-cell>
          <table:table-cell office:value-type="float" office:value="798" table:style-name="ce3">
            <text:p>798</text:p>
          </table:table-cell>
          <table:table-cell office:value-type="float" office:value="101" table:style-name="ce3">
            <text:p>101</text:p>
          </table:table-cell>
          <table:table-cell office:value-type="float" office:value="216548" table:formula="of:=SUM([.B$4:.B115])" table:style-name="ce1">
            <text:p>216548</text:p>
          </table:table-cell>
          <table:table-cell office:value-type="float" office:value="30911" table:formula="of:=SUM([.C$4:.C115])" table:style-name="ce1">
            <text:p>30911</text:p>
          </table:table-cell>
          <table:table-cell office:value-type="float" office:value="172506" table:formula="of:=SUM([.D$4:.D115])" table:style-name="ce1">
            <text:p>172506</text:p>
          </table:table-cell>
          <table:table-cell office:value-type="float" office:value="7634" table:formula="of:=SUM([.E$4:.E115])" table:style-name="ce1">
            <text:p>7634</text:p>
          </table:table-cell>
          <table:table-cell office:value-type="float" office:value="208713.85714285713" table:formula="of:=AVERAGE([.F102:.F115])" table:style-name="ce1">
            <text:p>208713,8571</text:p>
          </table:table-cell>
          <table:table-cell office:value-type="float" office:value="29451.5" table:formula="of:=AVERAGE([.G102:.G115])" table:style-name="ce1">
            <text:p>29451,5</text:p>
          </table:table-cell>
          <table:table-cell office:value-type="float" office:value="166694.14285714287" table:formula="of:=AVERAGE([.H102:.H115])" table:style-name="ce1">
            <text:p>166694,1429</text:p>
          </table:table-cell>
          <table:table-cell office:value-type="float" office:value="7003.7142857142853" table:formula="of:=AVERAGE([.I102:.I115])" table:style-name="ce1">
            <text:p>7003,714286</text:p>
          </table:table-cell>
          <table:table-cell office:value-type="float" office:value="12.248719488287325" table:formula="of:=LN([.J115])" table:style-name="ce1">
            <text:p>12,24871949</text:p>
          </table:table-cell>
          <table:table-cell office:value-type="float" office:value="10.29050012156873" table:formula="of:=LN([.K115])" table:style-name="ce1">
            <text:p>10,29050012</text:p>
          </table:table-cell>
          <table:table-cell office:value-type="float" office:value="12.023915932291631" table:formula="of:=LN([.L115])" table:style-name="ce1">
            <text:p>12,02391593</text:p>
          </table:table-cell>
          <table:table-cell office:value-type="float" office:value="8.8541958995574497" table:formula="of:=LN([.M115])" table:style-name="ce1">
            <text:p>8,8541959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14<text:s/></text:p>
          </table:table-cell>
          <table:table-cell office:value-type="float" office:value="888" table:style-name="ce3">
            <text:p>888</text:p>
          </table:table-cell>
          <table:table-cell office:value-type="float" office:value="195" table:style-name="ce3">
            <text:p>195</text:p>
          </table:table-cell>
          <table:table-cell office:value-type="float" office:value="933" table:style-name="ce3">
            <text:p>933</text:p>
          </table:table-cell>
          <table:table-cell office:value-type="float" office:value="89" table:style-name="ce3">
            <text:p>89</text:p>
          </table:table-cell>
          <table:table-cell office:value-type="float" office:value="217436" table:formula="of:=SUM([.B$4:.B116])" table:style-name="ce1">
            <text:p>217436</text:p>
          </table:table-cell>
          <table:table-cell office:value-type="float" office:value="31106" table:formula="of:=SUM([.C$4:.C116])" table:style-name="ce1">
            <text:p>31106</text:p>
          </table:table-cell>
          <table:table-cell office:value-type="float" office:value="173439" table:formula="of:=SUM([.D$4:.D116])" table:style-name="ce1">
            <text:p>173439</text:p>
          </table:table-cell>
          <table:table-cell office:value-type="float" office:value="7723" table:formula="of:=SUM([.E$4:.E116])" table:style-name="ce1">
            <text:p>7723</text:p>
          </table:table-cell>
          <table:table-cell office:value-type="float" office:value="210036.21428571429" table:formula="of:=AVERAGE([.F103:.F116])" table:style-name="ce1">
            <text:p>210036,2143</text:p>
          </table:table-cell>
          <table:table-cell office:value-type="float" office:value="29696.071428571428" table:formula="of:=AVERAGE([.G103:.G116])" table:style-name="ce1">
            <text:p>29696,07143</text:p>
          </table:table-cell>
          <table:table-cell office:value-type="float" office:value="167631.28571428571" table:formula="of:=AVERAGE([.H103:.H116])" table:style-name="ce1">
            <text:p>167631,2857</text:p>
          </table:table-cell>
          <table:table-cell office:value-type="float" office:value="7106.2142857142853" table:formula="of:=AVERAGE([.I103:.I116])" table:style-name="ce1">
            <text:p>7106,214286</text:p>
          </table:table-cell>
          <table:table-cell office:value-type="float" office:value="12.255035243811582" table:formula="of:=LN([.J116])" table:style-name="ce1">
            <text:p>12,25503524</text:p>
          </table:table-cell>
          <table:table-cell office:value-type="float" office:value="10.298770040909389" table:formula="of:=LN([.K116])" table:style-name="ce1">
            <text:p>10,29877004</text:p>
          </table:table-cell>
          <table:table-cell office:value-type="float" office:value="12.029522118549293" table:formula="of:=LN([.L116])" table:style-name="ce1">
            <text:p>12,02952212</text:p>
          </table:table-cell>
          <table:table-cell office:value-type="float" office:value="8.8687249317292132" table:formula="of:=LN([.M116])" table:style-name="ce1">
            <text:p>8,86872493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15<text:s/></text:p>
          </table:table-cell>
          <table:table-cell office:value-type="float" office:value="992" table:style-name="ce3">
            <text:p>992</text:p>
          </table:table-cell>
          <table:table-cell office:value-type="float" office:value="262" table:style-name="ce3">
            <text:p>262</text:p>
          </table:table-cell>
          <table:table-cell office:value-type="float" office:value="913" table:style-name="ce3">
            <text:p>913</text:p>
          </table:table-cell>
          <table:table-cell office:value-type="float" office:value="101" table:style-name="ce3">
            <text:p>101</text:p>
          </table:table-cell>
          <table:table-cell office:value-type="float" office:value="218428" table:formula="of:=SUM([.B$4:.B117])" table:style-name="ce1">
            <text:p>218428</text:p>
          </table:table-cell>
          <table:table-cell office:value-type="float" office:value="31368" table:formula="of:=SUM([.C$4:.C117])" table:style-name="ce1">
            <text:p>31368</text:p>
          </table:table-cell>
          <table:table-cell office:value-type="float" office:value="174352" table:formula="of:=SUM([.D$4:.D117])" table:style-name="ce1">
            <text:p>174352</text:p>
          </table:table-cell>
          <table:table-cell office:value-type="float" office:value="7824" table:formula="of:=SUM([.E$4:.E117])" table:style-name="ce1">
            <text:p>7824</text:p>
          </table:table-cell>
          <table:table-cell office:value-type="float" office:value="211295.71428571429" table:formula="of:=AVERAGE([.F104:.F117])" table:style-name="ce1">
            <text:p>211295,7143</text:p>
          </table:table-cell>
          <table:table-cell office:value-type="float" office:value="29939" table:formula="of:=AVERAGE([.G104:.G117])" table:style-name="ce1">
            <text:p>29939</text:p>
          </table:table-cell>
          <table:table-cell office:value-type="float" office:value="168633.64285714287" table:formula="of:=AVERAGE([.H104:.H117])" table:style-name="ce1">
            <text:p>168633,6429</text:p>
          </table:table-cell>
          <table:table-cell office:value-type="float" office:value="7215.9285714285716" table:formula="of:=AVERAGE([.I104:.I117])" table:style-name="ce1">
            <text:p>7215,928571</text:p>
          </table:table-cell>
          <table:table-cell office:value-type="float" office:value="12.261013920794166" table:formula="of:=LN([.J117])" table:style-name="ce1">
            <text:p>12,26101392</text:p>
          </table:table-cell>
          <table:table-cell office:value-type="float" office:value="10.306917257282223" table:formula="of:=LN([.K117])" table:style-name="ce1">
            <text:p>10,30691726</text:p>
          </table:table-cell>
          <table:table-cell office:value-type="float" office:value="12.035483847094378" table:formula="of:=LN([.L117])" table:style-name="ce1">
            <text:p>12,03548385</text:p>
          </table:table-cell>
          <table:table-cell office:value-type="float" office:value="8.8840461630555208" table:formula="of:=LN([.M117])" table:style-name="ce1">
            <text:p>8,88404616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16<text:s/></text:p>
          </table:table-cell>
          <table:table-cell office:value-type="float" office:value="789" table:style-name="ce3">
            <text:p>789</text:p>
          </table:table-cell>
          <table:table-cell office:value-type="float" office:value="242" table:style-name="ce3">
            <text:p>242</text:p>
          </table:table-cell>
          <table:table-cell office:value-type="float" office:value="620" table:style-name="ce3">
            <text:p>620</text:p>
          </table:table-cell>
          <table:table-cell office:value-type="float" office:value="57" table:style-name="ce3">
            <text:p>57</text:p>
          </table:table-cell>
          <table:table-cell office:value-type="float" office:value="219217" table:formula="of:=SUM([.B$4:.B118])" table:style-name="ce1">
            <text:p>219217</text:p>
          </table:table-cell>
          <table:table-cell office:value-type="float" office:value="31610" table:formula="of:=SUM([.C$4:.C118])" table:style-name="ce1">
            <text:p>31610</text:p>
          </table:table-cell>
          <table:table-cell office:value-type="float" office:value="174972" table:formula="of:=SUM([.D$4:.D118])" table:style-name="ce1">
            <text:p>174972</text:p>
          </table:table-cell>
          <table:table-cell office:value-type="float" office:value="7881" table:formula="of:=SUM([.E$4:.E118])" table:style-name="ce1">
            <text:p>7881</text:p>
          </table:table-cell>
          <table:table-cell office:value-type="float" office:value="212471.21428571429" table:formula="of:=AVERAGE([.F105:.F118])" table:style-name="ce1">
            <text:p>212471,2143</text:p>
          </table:table-cell>
          <table:table-cell office:value-type="float" office:value="30180" table:formula="of:=AVERAGE([.G105:.G118])" table:style-name="ce1">
            <text:p>30180</text:p>
          </table:table-cell>
          <table:table-cell office:value-type="float" office:value="169495.71428571429" table:formula="of:=AVERAGE([.H105:.H118])" table:style-name="ce1">
            <text:p>169495,7143</text:p>
          </table:table-cell>
          <table:table-cell office:value-type="float" office:value="7309.2142857142853" table:formula="of:=AVERAGE([.I105:.I118])" table:style-name="ce1">
            <text:p>7309,214286</text:p>
          </table:table-cell>
          <table:table-cell office:value-type="float" office:value="12.266561795985904" table:formula="of:=LN([.J118])" table:style-name="ce1">
            <text:p>12,2665618</text:p>
          </table:table-cell>
          <table:table-cell office:value-type="float" office:value="10.31493473232184" table:formula="of:=LN([.K118])" table:style-name="ce1">
            <text:p>10,31493473</text:p>
          </table:table-cell>
          <table:table-cell office:value-type="float" office:value="12.040582921032922" table:formula="of:=LN([.L118])" table:style-name="ce1">
            <text:p>12,04058292</text:p>
          </table:table-cell>
          <table:table-cell office:value-type="float" office:value="8.8968910621125055" table:formula="of:=LN([.M118])" table:style-name="ce1">
            <text:p>8,89689106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17<text:s/></text:p>
          </table:table-cell>
          <table:table-cell office:value-type="float" office:value="875" table:style-name="ce3">
            <text:p>875</text:p>
          </table:table-cell>
          <table:table-cell office:value-type="float" office:value="153" table:style-name="ce3">
            <text:p>153</text:p>
          </table:table-cell>
          <table:table-cell office:value-type="float" office:value="583" table:style-name="ce3">
            <text:p>583</text:p>
          </table:table-cell>
          <table:table-cell office:value-type="float" office:value="33" table:style-name="ce3">
            <text:p>33</text:p>
          </table:table-cell>
          <table:table-cell office:value-type="float" office:value="220092" table:formula="of:=SUM([.B$4:.B119])" table:style-name="ce1">
            <text:p>220092</text:p>
          </table:table-cell>
          <table:table-cell office:value-type="float" office:value="31763" table:formula="of:=SUM([.C$4:.C119])" table:style-name="ce1">
            <text:p>31763</text:p>
          </table:table-cell>
          <table:table-cell office:value-type="float" office:value="175555" table:formula="of:=SUM([.D$4:.D119])" table:style-name="ce1">
            <text:p>175555</text:p>
          </table:table-cell>
          <table:table-cell office:value-type="float" office:value="7914" table:formula="of:=SUM([.E$4:.E119])" table:style-name="ce1">
            <text:p>7914</text:p>
          </table:table-cell>
          <table:table-cell office:value-type="float" office:value="213573.5" table:formula="of:=AVERAGE([.F106:.F119])" table:style-name="ce1">
            <text:p>213573,5</text:p>
          </table:table-cell>
          <table:table-cell office:value-type="float" office:value="30398.071428571428" table:formula="of:=AVERAGE([.G106:.G119])" table:style-name="ce1">
            <text:p>30398,07143</text:p>
          </table:table-cell>
          <table:table-cell office:value-type="float" office:value="170342.78571428571" table:formula="of:=AVERAGE([.H106:.H119])" table:style-name="ce1">
            <text:p>170342,7857</text:p>
          </table:table-cell>
          <table:table-cell office:value-type="float" office:value="7399.5714285714284" table:formula="of:=AVERAGE([.I106:.I119])" table:style-name="ce1">
            <text:p>7399,571429</text:p>
          </table:table-cell>
          <table:table-cell office:value-type="float" office:value="12.271736314701231" table:formula="of:=LN([.J119])" table:style-name="ce1">
            <text:p>12,27173631</text:p>
          </table:table-cell>
          <table:table-cell office:value-type="float" office:value="10.322134445532297" table:formula="of:=LN([.K119])" table:style-name="ce1">
            <text:p>10,32213445</text:p>
          </table:table-cell>
          <table:table-cell office:value-type="float" office:value="12.045568072408278" table:formula="of:=LN([.L119])" table:style-name="ce1">
            <text:p>12,04556807</text:p>
          </table:table-cell>
          <table:table-cell office:value-type="float" office:value="8.9091773624572035" table:formula="of:=LN([.M119])" table:style-name="ce1">
            <text:p>8,90917736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18<text:s/></text:p>
          </table:table-cell>
          <table:table-cell office:value-type="float" office:value="675" table:style-name="ce3">
            <text:p>675</text:p>
          </table:table-cell>
          <table:table-cell office:value-type="float" office:value="145" table:style-name="ce3">
            <text:p>145</text:p>
          </table:table-cell>
          <table:table-cell office:value-type="float" office:value="342" table:style-name="ce3">
            <text:p>342</text:p>
          </table:table-cell>
          <table:table-cell office:value-type="float" office:value="21" table:style-name="ce3">
            <text:p>21</text:p>
          </table:table-cell>
          <table:table-cell office:value-type="float" office:value="220767" table:formula="of:=SUM([.B$4:.B120])" table:style-name="ce1">
            <text:p>220767</text:p>
          </table:table-cell>
          <table:table-cell office:value-type="float" office:value="31908" table:formula="of:=SUM([.C$4:.C120])" table:style-name="ce1">
            <text:p>31908</text:p>
          </table:table-cell>
          <table:table-cell office:value-type="float" office:value="175897" table:formula="of:=SUM([.D$4:.D120])" table:style-name="ce1">
            <text:p>175897</text:p>
          </table:table-cell>
          <table:table-cell office:value-type="float" office:value="7935" table:formula="of:=SUM([.E$4:.E120])" table:style-name="ce1">
            <text:p>7935</text:p>
          </table:table-cell>
          <table:table-cell office:value-type="float" office:value="214624.78571428571" table:formula="of:=AVERAGE([.F107:.F120])" table:style-name="ce1">
            <text:p>214624,7857</text:p>
          </table:table-cell>
          <table:table-cell office:value-type="float" office:value="30614.071428571428" table:formula="of:=AVERAGE([.G107:.G120])" table:style-name="ce1">
            <text:p>30614,07143</text:p>
          </table:table-cell>
          <table:table-cell office:value-type="float" office:value="171165.78571428571" table:formula="of:=AVERAGE([.H107:.H120])" table:style-name="ce1">
            <text:p>171165,7857</text:p>
          </table:table-cell>
          <table:table-cell office:value-type="float" office:value="7488.3571428571431" table:formula="of:=AVERAGE([.I107:.I120])" table:style-name="ce1">
            <text:p>7488,357143</text:p>
          </table:table-cell>
          <table:table-cell office:value-type="float" office:value="12.276646599780108" table:formula="of:=LN([.J120])" table:style-name="ce1">
            <text:p>12,2766466</text:p>
          </table:table-cell>
          <table:table-cell office:value-type="float" office:value="10.329215032848493" table:formula="of:=LN([.K120])" table:style-name="ce1">
            <text:p>10,32921503</text:p>
          </table:table-cell>
          <table:table-cell office:value-type="float" office:value="12.050387872917414" table:formula="of:=LN([.L120])" table:style-name="ce1">
            <text:p>12,05038787</text:p>
          </table:table-cell>
          <table:table-cell office:value-type="float" office:value="8.9211047123802363" table:formula="of:=LN([.M120])" table:style-name="ce1">
            <text:p>8,921104712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19<text:s/></text:p>
          </table:table-cell>
          <table:table-cell office:value-type="float" office:value="451" table:style-name="ce3">
            <text:p>451</text:p>
          </table:table-cell>
          <table:table-cell office:value-type="float" office:value="99" table:style-name="ce3">
            <text:p>99</text:p>
          </table:table-cell>
          <table:table-cell office:value-type="float" office:value="513" table:style-name="ce3">
            <text:p>513</text:p>
          </table:table-cell>
          <table:table-cell office:value-type="float" office:value="72" table:style-name="ce3">
            <text:p>72</text:p>
          </table:table-cell>
          <table:table-cell office:value-type="float" office:value="221218" table:formula="of:=SUM([.B$4:.B121])" table:style-name="ce1">
            <text:p>221218</text:p>
          </table:table-cell>
          <table:table-cell office:value-type="float" office:value="32007" table:formula="of:=SUM([.C$4:.C121])" table:style-name="ce1">
            <text:p>32007</text:p>
          </table:table-cell>
          <table:table-cell office:value-type="float" office:value="176410" table:formula="of:=SUM([.D$4:.D121])" table:style-name="ce1">
            <text:p>176410</text:p>
          </table:table-cell>
          <table:table-cell office:value-type="float" office:value="8007" table:formula="of:=SUM([.E$4:.E121])" table:style-name="ce1">
            <text:p>8007</text:p>
          </table:table-cell>
          <table:table-cell office:value-type="float" office:value="215621.07142857142" table:formula="of:=AVERAGE([.F108:.F121])" table:style-name="ce1">
            <text:p>215621,0714</text:p>
          </table:table-cell>
          <table:table-cell office:value-type="float" office:value="30823.214285714286" table:formula="of:=AVERAGE([.G108:.G121])" table:style-name="ce1">
            <text:p>30823,21429</text:p>
          </table:table-cell>
          <table:table-cell office:value-type="float" office:value="171976.5" table:formula="of:=AVERAGE([.H108:.H121])" table:style-name="ce1">
            <text:p>171976,5</text:p>
          </table:table-cell>
          <table:table-cell office:value-type="float" office:value="7572.3571428571431" table:formula="of:=AVERAGE([.I108:.I121])" table:style-name="ce1">
            <text:p>7572,357143</text:p>
          </table:table-cell>
          <table:table-cell office:value-type="float" office:value="12.281277847140087" table:formula="of:=LN([.J121])" table:style-name="ce1">
            <text:p>12,28127785</text:p>
          </table:table-cell>
          <table:table-cell office:value-type="float" office:value="10.336023395639632" table:formula="of:=LN([.K121])" table:style-name="ce1">
            <text:p>10,3360234</text:p>
          </table:table-cell>
          <table:table-cell office:value-type="float" office:value="12.055113118554171" table:formula="of:=LN([.L121])" table:style-name="ce1">
            <text:p>12,05511312</text:p>
          </table:table-cell>
          <table:table-cell office:value-type="float" office:value="8.9322596774685241" table:formula="of:=LN([.M121])" table:style-name="ce1">
            <text:p>8,932259677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V 20<text:s/></text:p>
          </table:table-cell>
          <table:table-cell office:value-type="float" office:value="813" table:style-name="ce3">
            <text:p>813</text:p>
          </table:table-cell>
          <table:table-cell office:value-type="float" office:value="162" table:style-name="ce3">
            <text:p>162</text:p>
          </table:table-cell>
          <table:table-cell office:value-type="float" office:value="797" table:style-name="ce3">
            <text:p>797</text:p>
          </table:table-cell>
          <table:table-cell office:value-type="float" office:value="83" table:style-name="ce3">
            <text:p>83</text:p>
          </table:table-cell>
          <table:table-cell office:value-type="float" office:value="222031" table:formula="of:=SUM([.B$4:.B122])" table:style-name="ce1">
            <text:p>222031</text:p>
          </table:table-cell>
          <table:table-cell office:value-type="float" office:value="32169" table:formula="of:=SUM([.C$4:.C122])" table:style-name="ce1">
            <text:p>32169</text:p>
          </table:table-cell>
          <table:table-cell office:value-type="float" office:value="177207" table:formula="of:=SUM([.D$4:.D122])" table:style-name="ce1">
            <text:p>177207</text:p>
          </table:table-cell>
          <table:table-cell office:value-type="float" office:value="8090" table:formula="of:=SUM([.E$4:.E122])" table:style-name="ce1">
            <text:p>8090</text:p>
          </table:table-cell>
          <table:table-cell office:value-type="float" office:value="216598.64285714287" table:formula="of:=AVERAGE([.F109:.F122])" table:style-name="ce1">
            <text:p>216598,6429</text:p>
          </table:table-cell>
          <table:table-cell office:value-type="float" office:value="31027.071428571428" table:formula="of:=AVERAGE([.G109:.G122])" table:style-name="ce1">
            <text:p>31027,07143</text:p>
          </table:table-cell>
          <table:table-cell office:value-type="float" office:value="172770.07142857142" table:formula="of:=AVERAGE([.H109:.H122])" table:style-name="ce1">
            <text:p>172770,0714</text:p>
          </table:table-cell>
          <table:table-cell office:value-type="float" office:value="7650.5" table:formula="of:=AVERAGE([.I109:.I122])" table:style-name="ce1">
            <text:p>7650,5</text:p>
          </table:table-cell>
          <table:table-cell office:value-type="float" office:value="12.285801347865238" table:formula="of:=LN([.J122])" table:style-name="ce1">
            <text:p>12,28580135</text:p>
          </table:table-cell>
          <table:table-cell office:value-type="float" office:value="10.34261537427663" table:formula="of:=LN([.K122])" table:style-name="ce1">
            <text:p>10,34261537</text:p>
          </table:table-cell>
          <table:table-cell office:value-type="float" office:value="12.059716922600307" table:formula="of:=LN([.L122])" table:style-name="ce1">
            <text:p>12,05971692</text:p>
          </table:table-cell>
          <table:table-cell office:value-type="float" office:value="8.9425262841618682" table:formula="of:=LN([.M122])" table:style-name="ce1">
            <text:p>8,942526284</text:p>
          </table:table-cell>
          <table:table-cell table:number-columns-repeated="16367"/>
        </table:table-row>
        <table:table-row table:number-rows-repeated="10484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0-06-05T12:57:59Z</meta:creation-date>
    <dc:date>2020-06-26T12:45:2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29.75pt" svg:width="763.5pt" chart:style-name="Crt0">
        <chart:title chart:style-name="CT00">
          <text:p text:style-name="a0" text:class-names="" text:cond-style-name="">Włochy zachorowania logarytmicznie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rkusz1.$N$19:.$N$122" chart:class="chart:line" chart:attached-axis="primary-y" chart:style-name="G0S0">
            <chart:data-point chart:repeated="10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66.5pt" svg:width="760.5pt" chart:style-name="Crt0">
        <chart:title chart:style-name="CT00">
          <text:p text:style-name="a0" text:class-names="" text:cond-style-name="">Włochy zgony logarytmicznie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rkusz1.$O$38:.$O$122" chart:class="chart:line" chart:attached-axis="primary-y" chart:style-name="G0S0">
            <chart:data-point chart:repeated="8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61.0pt" svg:width="748.5pt" chart:style-name="Crt0">
        <chart:title chart:style-name="CT00">
          <text:p text:style-name="a0" text:class-names="" text:cond-style-name="">Niemcy zachorowania logarytmicznie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rkusz1.$P$17:.$P$122" chart:class="chart:line" chart:attached-axis="primary-y" chart:style-name="G0S0">
            <chart:data-point chart:repeated="10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52.25pt" svg:width="751.5pt" chart:style-name="Crt0">
        <chart:title chart:style-name="CT00">
          <text:p text:style-name="a0" text:class-names="" text:cond-style-name="">Niemcy zgony logarytmicznie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rkusz1.$Q$55:.$Q$122" chart:class="chart:line" chart:attached-axis="primary-y" chart:style-name="G0S0">
            <chart:data-point chart:repeated="6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